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fo:line-height="5%"/>
    </style:style>
    <style:style style:name="P2" style:family="paragraph" style:parent-style-name="Standard">
      <style:paragraph-properties fo:margin-top="0in" fo:margin-bottom="0in" fo:line-height="100%"/>
      <style:text-properties style:font-name="Times New Roman" fo:font-size="12pt" style:font-name-asian="Times New Roman1" style:font-size-asian="12pt" style:font-name-complex="Times New Roman1" style:font-size-complex="12pt"/>
    </style:style>
    <style:style style:name="P3" style:family="paragraph" style:parent-style-name="Standard">
      <style:paragraph-properties fo:margin-top="0in" fo:margin-bottom="0in" fo:line-height="100%"/>
      <style:text-properties style:font-name="Times New Roman" fo:font-size="10.5pt" style:font-name-asian="Times New Roman1" style:font-size-asian="10.5pt" style:font-name-complex="Times New Roman1" style:font-size-complex="10.5pt"/>
    </style:style>
    <style:style style:name="P4" style:family="paragraph" style:parent-style-name="Standard">
      <style:paragraph-properties fo:margin-top="0.0075in" fo:margin-bottom="0in" fo:line-height="100%"/>
      <style:text-properties style:font-name="Times New Roman" fo:font-size="11pt" style:font-name-asian="Times New Roman1" style:font-size-asian="11pt" style:font-name-complex="Times New Roman1" style:font-size-complex="11pt"/>
    </style:style>
    <style:style style:name="P5" style:family="paragraph" style:parent-style-name="Standard">
      <style:paragraph-properties fo:margin-top="0.002in" fo:margin-bottom="0in" fo:line-height="100%"/>
      <style:text-properties style:font-name="Times New Roman" fo:font-size="10.5pt" style:font-name-asian="Times New Roman1" style:font-size-asian="10.5pt" style:font-name-complex="Times New Roman1" style:font-size-complex="10.5pt"/>
    </style:style>
    <style:style style:name="P6" style:family="paragraph" style:parent-style-name="Standard">
      <style:paragraph-properties fo:margin-top="0.0043in" fo:margin-bottom="0in" fo:line-height="100%"/>
      <style:text-properties style:font-name="Times New Roman" fo:font-size="10.5pt" style:font-name-asian="Times New Roman1" style:font-size-asian="10.5pt" style:font-name-complex="Times New Roman1" style:font-size-complex="10.5pt"/>
    </style:style>
    <style:style style:name="P7" style:family="paragraph" style:parent-style-name="Standard">
      <style:paragraph-properties fo:margin-top="0.0047in" fo:margin-bottom="0in" fo:line-height="100%"/>
      <style:text-properties style:font-name="Times New Roman" fo:font-size="11pt" style:font-name-asian="Times New Roman1" style:font-size-asian="11pt" style:font-name-complex="Times New Roman1" style:font-size-complex="11pt"/>
    </style:style>
    <style:style style:name="P8" style:family="paragraph" style:parent-style-name="Standard">
      <style:paragraph-properties fo:margin-top="0.0028in" fo:margin-bottom="0in" fo:line-height="100%"/>
      <style:text-properties style:font-name="Times New Roman" fo:font-size="12pt" style:font-name-asian="Times New Roman1" style:font-size-asian="12pt" style:font-name-complex="Times New Roman1" style:font-size-complex="12pt"/>
    </style:style>
    <style:style style:name="P9" style:family="paragraph" style:parent-style-name="Standard">
      <style:paragraph-properties fo:margin-top="0.0028in" fo:margin-bottom="0in" fo:line-height="100%"/>
      <style:text-properties style:font-name="Times New Roman" fo:font-size="10.5pt" style:font-name-asian="Times New Roman1" style:font-size-asian="10.5pt" style:font-name-complex="Times New Roman1" style:font-size-complex="10.5pt"/>
    </style:style>
    <style:style style:name="P10" style:family="paragraph" style:parent-style-name="Standard">
      <style:paragraph-properties fo:margin-top="0.0071in" fo:margin-bottom="0in" fo:line-height="100%"/>
      <style:text-properties style:font-name="Times New Roman" fo:font-size="10pt" style:font-name-asian="Times New Roman1" style:font-size-asian="10pt" style:font-name-complex="Times New Roman1" style:font-size-complex="10pt"/>
    </style:style>
    <style:style style:name="P11" style:family="paragraph" style:parent-style-name="Standard">
      <style:paragraph-properties fo:margin-top="0.0016in" fo:margin-bottom="0in" fo:line-height="100%"/>
      <style:text-properties style:font-name="Times New Roman" fo:font-size="10.5pt" style:font-name-asian="Times New Roman1" style:font-size-asian="10.5pt" style:font-name-complex="Times New Roman1" style:font-size-complex="10.5pt"/>
    </style:style>
    <style:style style:name="P12" style:family="paragraph" style:parent-style-name="Text_20_body">
      <style:paragraph-properties fo:margin-left="0.0764in" fo:margin-right="0.7965in" fo:margin-top="0.0173in" fo:margin-bottom="0in" fo:line-height="0.1807in" fo:text-align="start" style:justify-single-word="false" fo:text-indent="0in" style:auto-text-indent="false"/>
    </style:style>
    <style:style style:name="P13" style:family="paragraph" style:parent-style-name="Text_20_body">
      <style:paragraph-properties fo:margin-left="0.0764in" fo:margin-right="0in" fo:line-height="0.1862in" fo:text-align="start" style:justify-single-word="false" fo:text-indent="0in" style:auto-text-indent="false"/>
    </style:style>
    <style:style style:name="P14" style:family="paragraph" style:parent-style-name="Text_20_body">
      <style:paragraph-properties fo:margin-left="0.0764in" fo:margin-right="0in" fo:line-height="0.1862in" fo:text-align="justify" style:justify-single-word="false" fo:text-indent="0in" style:auto-text-indent="false"/>
    </style:style>
    <style:style style:name="P15" style:family="paragraph" style:parent-style-name="Text_20_body">
      <style:paragraph-properties fo:margin-left="0.0764in" fo:margin-right="0in" fo:line-height="100%" fo:text-align="start" style:justify-single-word="false" fo:text-indent="0in" style:auto-text-indent="false"/>
    </style:style>
    <style:style style:name="P16" style:family="paragraph" style:parent-style-name="Text_20_body">
      <style:paragraph-properties fo:margin-left="0.0764in" fo:margin-right="0in" fo:line-height="100%" fo:text-align="justify" style:justify-single-word="false" fo:text-indent="0in" style:auto-text-indent="false"/>
    </style:style>
    <style:style style:name="P17" style:family="paragraph" style:parent-style-name="Text_20_body">
      <style:paragraph-properties fo:margin-left="0.0764in" fo:margin-right="0in" fo:line-height="0.1807in" fo:text-align="justify" style:justify-single-word="false" fo:text-indent="0in" style:auto-text-indent="false"/>
    </style:style>
    <style:style style:name="P18" style:family="paragraph" style:parent-style-name="Text_20_body">
      <style:paragraph-properties fo:margin-left="0.0764in" fo:margin-right="0in" fo:margin-top="0.0028in" fo:margin-bottom="0in" fo:line-height="100%" fo:text-align="start" style:justify-single-word="false" fo:text-indent="0in" style:auto-text-indent="false"/>
    </style:style>
    <style:style style:name="P19" style:family="paragraph" style:parent-style-name="Text_20_body">
      <style:paragraph-properties fo:margin-left="0.0764in" fo:margin-right="0in" fo:margin-top="0.0028in" fo:margin-bottom="0in" fo:line-height="0.1862in" fo:text-align="start" style:justify-single-word="false" fo:text-indent="0in" style:auto-text-indent="false"/>
    </style:style>
    <style:style style:name="P20" style:family="paragraph" style:parent-style-name="Text_20_body">
      <style:paragraph-properties fo:margin-left="0.0764in" fo:margin-right="0in" fo:margin-top="0.0028in" fo:margin-bottom="0in" fo:line-height="0.1862in" fo:text-align="justify" style:justify-single-word="false" fo:text-indent="0in" style:auto-text-indent="false"/>
    </style:style>
    <style:style style:name="P21" style:family="paragraph" style:parent-style-name="Text_20_body">
      <style:paragraph-properties fo:margin-left="0.0764in" fo:margin-right="0in" fo:line-height="0.1807in" fo:text-align="start" style:justify-single-word="false" fo:text-indent="0.5in" style:auto-text-indent="false"/>
    </style:style>
    <style:style style:name="P22" style:family="paragraph" style:parent-style-name="Text_20_body">
      <style:paragraph-properties fo:margin-left="0.0764in" fo:margin-right="0in" fo:margin-top="0.0055in" fo:margin-bottom="0in" fo:line-height="0.1807in" fo:text-align="start" style:justify-single-word="false" fo:text-indent="0.5in" style:auto-text-indent="false"/>
    </style:style>
    <style:style style:name="P23" style:family="paragraph" style:parent-style-name="Text_20_body">
      <style:paragraph-properties fo:margin-left="0.0764in" fo:margin-right="0.0291in" fo:margin-top="0.0055in" fo:margin-bottom="0in" fo:line-height="0.1807in" fo:text-align="start" style:justify-single-word="false" fo:text-indent="0.5in" style:auto-text-indent="false"/>
    </style:style>
    <style:style style:name="P24" style:family="paragraph" style:parent-style-name="Text_20_body">
      <style:paragraph-properties fo:margin-left="0.0764in" fo:margin-right="0.0291in" fo:margin-top="0.0138in" fo:margin-bottom="0in" fo:line-height="0.1807in" fo:text-align="start" style:justify-single-word="false" fo:text-indent="0.5in" style:auto-text-indent="false"/>
    </style:style>
    <style:style style:name="P25" style:family="paragraph" style:parent-style-name="Text_20_body">
      <style:paragraph-properties fo:margin-left="0.2398in" fo:margin-right="0in" fo:margin-top="0.0028in" fo:margin-bottom="0in" fo:line-height="0.1862in" fo:text-align="start" style:justify-single-word="false" fo:text-indent="-0.1634in" style:auto-text-indent="false">
        <style:tab-stops>
          <style:tab-stop style:position="0.2402in"/>
        </style:tab-stops>
      </style:paragraph-properties>
    </style:style>
    <style:style style:name="P26" style:family="paragraph" style:parent-style-name="Text_20_body">
      <style:paragraph-properties fo:margin-left="0.5764in" fo:margin-right="0in" fo:line-height="0.1752in" fo:text-align="start" style:justify-single-word="false" fo:text-indent="0in" style:auto-text-indent="false"/>
    </style:style>
    <style:style style:name="P27" style:family="paragraph" style:parent-style-name="Text_20_body">
      <style:paragraph-properties fo:margin-left="0.5764in" fo:margin-right="0in" fo:line-height="0.172in" fo:text-align="start" style:justify-single-word="false" fo:text-indent="0in" style:auto-text-indent="false"/>
    </style:style>
    <style:style style:name="P28" style:family="paragraph" style:parent-style-name="Text_20_body">
      <style:paragraph-properties fo:margin-left="0.5764in" fo:margin-right="0in" fo:margin-top="0.0028in" fo:margin-bottom="0in" fo:line-height="100%" fo:text-align="start" style:justify-single-word="false" fo:text-indent="0in" style:auto-text-indent="false"/>
    </style:style>
    <style:style style:name="P29" style:family="paragraph" style:parent-style-name="Text_20_body">
      <style:paragraph-properties fo:margin-left="0.0764in" fo:margin-right="0.1665in" fo:line-height="97%" fo:text-align="start" style:justify-single-word="false" fo:text-indent="0.5in" style:auto-text-indent="false"/>
    </style:style>
    <style:style style:name="P30" style:family="paragraph" style:parent-style-name="Text_20_body">
      <style:paragraph-properties fo:margin-left="0.0764in" fo:margin-right="0.0846in" fo:margin-top="0.0138in" fo:margin-bottom="0in" fo:line-height="0.1807in" fo:text-align="start" style:justify-single-word="false" fo:text-indent="0.5in" style:auto-text-indent="false"/>
    </style:style>
    <style:style style:name="P31" style:family="paragraph" style:parent-style-name="Text_20_body">
      <style:paragraph-properties fo:margin-left="0.5764in" fo:margin-right="1.2846in" fo:line-height="101%" fo:text-align="start" style:justify-single-word="false" fo:text-indent="0in" style:auto-text-indent="false"/>
    </style:style>
    <style:style style:name="P32" style:family="paragraph" style:parent-style-name="Text_20_body">
      <style:paragraph-properties fo:margin-left="0.0764in" fo:margin-right="0.0681in" fo:margin-top="0.0138in" fo:margin-bottom="0in" fo:line-height="0.1807in" fo:text-align="start" style:justify-single-word="false" fo:text-indent="0.5in" style:auto-text-indent="false"/>
    </style:style>
    <style:style style:name="P33" style:family="paragraph" style:parent-style-name="Text_20_body">
      <style:paragraph-properties fo:margin-left="0.0764in" fo:margin-right="1.1252in" fo:margin-top="0.0055in" fo:margin-bottom="0in" fo:line-height="0.1807in" fo:text-align="start" style:justify-single-word="false" fo:text-indent="0in" style:auto-text-indent="false"/>
    </style:style>
    <style:style style:name="P34" style:family="paragraph" style:parent-style-name="Text_20_body">
      <style:paragraph-properties fo:margin-left="0in" fo:margin-right="0.0846in" fo:margin-top="0.0382in" fo:margin-bottom="0in" fo:line-height="96%" fo:text-align="start" style:justify-single-word="false" fo:text-indent="0in" style:auto-text-indent="false"/>
    </style:style>
    <style:style style:name="P35" style:family="paragraph" style:parent-style-name="Standard" style:master-page-name="Converted5">
      <style:paragraph-properties fo:margin-top="0.0035in" fo:margin-bottom="0in" fo:line-height="100%" style:page-number="auto"/>
      <style:text-properties style:font-name="Times New Roman" fo:font-size="8.5pt" style:font-name-asian="Times New Roman1" style:font-size-asian="8.5pt" style:font-name-complex="Times New Roman1" style:font-size-complex="8.5pt"/>
    </style:style>
    <style:style style:name="P36" style:family="paragraph" style:parent-style-name="Standard">
      <style:paragraph-properties fo:margin-left="0.0764in" fo:margin-right="1.2228in" fo:margin-top="0.0075in" fo:margin-bottom="0in" fo:line-height="100%" fo:text-align="justify" style:justify-single-word="false" fo:text-indent="0in" style:auto-text-indent="false">
        <style:tab-stops>
          <style:tab-stop style:position="0.2429in"/>
        </style:tab-stops>
      </style:paragraph-properties>
      <style:text-properties style:font-name="Times New Roman" fo:font-size="11pt" fo:letter-spacing="-0.002in" style:font-name-asian="Times New Roman1" style:font-size-asian="11pt" style:font-name-complex="Times New Roman1" style:font-size-complex="11pt"/>
    </style:style>
    <style:style style:name="P37" style:family="paragraph" style:parent-style-name="Standard" style:list-style-name="L30">
      <style:paragraph-properties fo:margin-top="0.0075in" fo:margin-bottom="0in" fo:line-height="100%"/>
      <style:text-properties style:font-name="Times New Roman" fo:font-size="11pt" style:font-name-asian="Times New Roman1" style:font-size-asian="11pt" style:font-name-complex="Times New Roman1" style:font-size-complex="11pt"/>
    </style:style>
    <style:style style:name="P38" style:family="paragraph" style:parent-style-name="Text_20_body" style:list-style-name="L39">
      <style:paragraph-properties fo:line-height="0.1862in" fo:text-align="justify" style:justify-single-word="false"/>
    </style:style>
    <style:style style:name="P39" style:family="paragraph" style:parent-style-name="Text_20_body" style:list-style-name="WWNum1">
      <style:paragraph-properties fo:margin-left="0.5764in" fo:margin-right="0in" fo:margin-top="0in" fo:margin-bottom="0in" fo:line-height="0.1807in" fo:text-align="start" style:justify-single-word="false" fo:text-indent="-0.5in" style:auto-text-indent="false">
        <style:tab-stops>
          <style:tab-stop style:position="0.2402in"/>
        </style:tab-stops>
      </style:paragraph-properties>
    </style:style>
    <style:style style:name="P40" style:family="paragraph" style:parent-style-name="Text_20_body" style:list-style-name="WWNum3">
      <style:paragraph-properties fo:margin-left="0.5764in" fo:margin-right="0in" fo:margin-top="0in" fo:margin-bottom="0in" fo:line-height="0.1862in" fo:text-align="start" style:justify-single-word="false" fo:text-indent="-0.5in" style:auto-text-indent="false">
        <style:tab-stops>
          <style:tab-stop style:position="0.2429in"/>
        </style:tab-stops>
      </style:paragraph-properties>
    </style:style>
    <style:style style:name="P41" style:family="paragraph" style:parent-style-name="Text_20_body" style:list-style-name="WWNum1">
      <style:paragraph-properties fo:margin-left="0.2398in" fo:margin-right="0in" fo:margin-top="0in" fo:margin-bottom="0in" fo:line-height="100%" fo:text-align="start" style:justify-single-word="false" fo:text-indent="-0.1634in" style:auto-text-indent="false">
        <style:tab-stops>
          <style:tab-stop style:position="0.2402in"/>
        </style:tab-stops>
      </style:paragraph-properties>
    </style:style>
    <style:style style:name="P42" style:family="paragraph" style:parent-style-name="Text_20_body" style:list-style-name="WWNum1">
      <style:paragraph-properties fo:margin-left="0.2398in" fo:margin-right="0in" fo:margin-top="0in" fo:margin-bottom="0in" fo:line-height="0.1807in" fo:text-align="start" style:justify-single-word="false" fo:text-indent="-0.1634in" style:auto-text-indent="false">
        <style:tab-stops>
          <style:tab-stop style:position="0.2402in"/>
        </style:tab-stops>
      </style:paragraph-properties>
    </style:style>
    <style:style style:name="P43" style:family="paragraph" style:parent-style-name="Text_20_body" style:list-style-name="WWNum4">
      <style:paragraph-properties fo:margin-left="0.2398in" fo:margin-right="0in" fo:margin-top="0in" fo:margin-bottom="0in" fo:line-height="0.1807in" fo:text-align="start" style:justify-single-word="false" fo:text-indent="-0.1634in" style:auto-text-indent="false">
        <style:tab-stops>
          <style:tab-stop style:position="0.2402in"/>
        </style:tab-stops>
      </style:paragraph-properties>
    </style:style>
    <style:style style:name="P44" style:family="paragraph" style:parent-style-name="Text_20_body" style:list-style-name="WWNum5">
      <style:paragraph-properties fo:margin-left="0.2398in" fo:margin-right="0in" fo:margin-top="0in" fo:margin-bottom="0in" fo:line-height="0.1807in" fo:text-align="start" style:justify-single-word="false" fo:text-indent="-0.1634in" style:auto-text-indent="false">
        <style:tab-stops>
          <style:tab-stop style:position="0.2402in"/>
        </style:tab-stops>
      </style:paragraph-properties>
    </style:style>
    <style:style style:name="P45" style:family="paragraph" style:parent-style-name="Text_20_body" style:list-style-name="WWNum6">
      <style:paragraph-properties fo:margin-left="0.2398in" fo:margin-right="0in" fo:margin-top="0in" fo:margin-bottom="0in" fo:line-height="0.1807in" fo:text-align="start" style:justify-single-word="false" fo:text-indent="-0.1634in" style:auto-text-indent="false">
        <style:tab-stops>
          <style:tab-stop style:position="0.2402in"/>
        </style:tab-stops>
      </style:paragraph-properties>
    </style:style>
    <style:style style:name="P46" style:family="paragraph" style:parent-style-name="Text_20_body" style:list-style-name="WWNum14">
      <style:paragraph-properties fo:margin-left="0.2398in" fo:margin-right="0in" fo:margin-top="0in" fo:margin-bottom="0in" fo:line-height="0.1807in" fo:text-align="start" style:justify-single-word="false" fo:text-indent="-0.1634in" style:auto-text-indent="false">
        <style:tab-stops>
          <style:tab-stop style:position="0.2402in"/>
        </style:tab-stops>
      </style:paragraph-properties>
    </style:style>
    <style:style style:name="P47" style:family="paragraph" style:parent-style-name="Text_20_body" style:list-style-name="WWNum15">
      <style:paragraph-properties fo:margin-left="0.2398in" fo:margin-right="0in" fo:margin-top="0in" fo:margin-bottom="0in" fo:line-height="0.1807in" fo:text-align="start" style:justify-single-word="false" fo:text-indent="-0.1634in" style:auto-text-indent="false">
        <style:tab-stops>
          <style:tab-stop style:position="0.2402in"/>
        </style:tab-stops>
      </style:paragraph-properties>
    </style:style>
    <style:style style:name="P48" style:family="paragraph" style:parent-style-name="Text_20_body" style:list-style-name="WWNum9">
      <style:paragraph-properties fo:margin-left="0.2398in" fo:margin-right="0in" fo:margin-top="0in" fo:margin-bottom="0in" fo:line-height="0.1807in" fo:text-align="justify" style:justify-single-word="false" fo:text-indent="-0.1634in" style:auto-text-indent="false">
        <style:tab-stops>
          <style:tab-stop style:position="0.2402in"/>
        </style:tab-stops>
      </style:paragraph-properties>
    </style:style>
    <style:style style:name="P49" style:family="paragraph" style:parent-style-name="Text_20_body" style:list-style-name="WWNum10">
      <style:paragraph-properties fo:margin-left="0.2398in" fo:margin-right="0in" fo:margin-top="0in" fo:margin-bottom="0in" fo:line-height="0.1807in" fo:text-align="justify" style:justify-single-word="false" fo:text-indent="-0.1634in" style:auto-text-indent="false">
        <style:tab-stops>
          <style:tab-stop style:position="0.2402in"/>
        </style:tab-stops>
      </style:paragraph-properties>
    </style:style>
    <style:style style:name="P50" style:family="paragraph" style:parent-style-name="Text_20_body" style:list-style-name="WWNum13">
      <style:paragraph-properties fo:margin-left="0.2398in" fo:margin-right="0in" fo:margin-top="0in" fo:margin-bottom="0in" fo:line-height="0.1807in" fo:text-align="justify" style:justify-single-word="false" fo:text-indent="-0.1634in" style:auto-text-indent="false">
        <style:tab-stops>
          <style:tab-stop style:position="0.2402in"/>
        </style:tab-stops>
      </style:paragraph-properties>
    </style:style>
    <style:style style:name="P51" style:family="paragraph" style:parent-style-name="Text_20_body" style:list-style-name="WWNum14">
      <style:paragraph-properties fo:margin-left="0.2398in" fo:margin-right="0in" fo:margin-top="0in" fo:margin-bottom="0in" fo:line-height="0.1807in" fo:text-align="justify" style:justify-single-word="false" fo:text-indent="-0.1634in" style:auto-text-indent="false">
        <style:tab-stops>
          <style:tab-stop style:position="0.2402in"/>
        </style:tab-stops>
      </style:paragraph-properties>
    </style:style>
    <style:style style:name="P52" style:family="paragraph" style:parent-style-name="Text_20_body" style:list-style-name="WWNum6">
      <style:paragraph-properties fo:margin-left="0.2398in" fo:margin-right="0in" fo:margin-top="0in" fo:margin-bottom="0in" fo:line-height="0.1862in" fo:text-align="start" style:justify-single-word="false" fo:text-indent="-0.1634in" style:auto-text-indent="false">
        <style:tab-stops>
          <style:tab-stop style:position="0.2402in"/>
        </style:tab-stops>
      </style:paragraph-properties>
    </style:style>
    <style:style style:name="P53" style:family="paragraph" style:parent-style-name="Text_20_body" style:list-style-name="WWNum14">
      <style:paragraph-properties fo:margin-left="0.2398in" fo:margin-right="0in" fo:margin-top="0in" fo:margin-bottom="0in" fo:line-height="0.1862in" fo:text-align="start" style:justify-single-word="false" fo:text-indent="-0.1634in" style:auto-text-indent="false">
        <style:tab-stops>
          <style:tab-stop style:position="0.2402in"/>
        </style:tab-stops>
      </style:paragraph-properties>
    </style:style>
    <style:style style:name="P54" style:family="paragraph" style:parent-style-name="Text_20_body" style:list-style-name="WWNum13">
      <style:paragraph-properties fo:margin-left="0.2398in" fo:margin-right="0in" fo:margin-top="0in" fo:margin-bottom="0in" fo:line-height="0.1862in" fo:text-align="justify" style:justify-single-word="false" fo:text-indent="-0.1634in" style:auto-text-indent="false">
        <style:tab-stops>
          <style:tab-stop style:position="0.2402in"/>
        </style:tab-stops>
      </style:paragraph-properties>
    </style:style>
    <style:style style:name="P55" style:family="paragraph" style:parent-style-name="Text_20_body" style:list-style-name="WWNum16">
      <style:paragraph-properties fo:margin-left="0.2398in" fo:margin-right="0in" fo:margin-top="0in" fo:margin-bottom="0in" fo:line-height="0.172in" fo:text-align="start" style:justify-single-word="false" fo:text-indent="-0.1634in" style:auto-text-indent="false">
        <style:tab-stops>
          <style:tab-stop style:position="0.2402in"/>
        </style:tab-stops>
      </style:paragraph-properties>
    </style:style>
    <style:style style:name="P56" style:family="paragraph" style:parent-style-name="Text_20_body" style:list-style-name="WWNum1">
      <style:paragraph-properties fo:margin-left="0.2398in" fo:margin-right="0in" fo:margin-top="0.0028in" fo:margin-bottom="0in" fo:line-height="0.1862in" fo:text-align="start" style:justify-single-word="false" fo:text-indent="-0.1634in" style:auto-text-indent="false">
        <style:tab-stops>
          <style:tab-stop style:position="0.2402in"/>
        </style:tab-stops>
      </style:paragraph-properties>
    </style:style>
    <style:style style:name="P57" style:family="paragraph" style:parent-style-name="Text_20_body" style:list-style-name="WWNum4">
      <style:paragraph-properties fo:margin-left="0.2398in" fo:margin-right="0in" fo:margin-top="0.0028in" fo:margin-bottom="0in" fo:line-height="0.1862in" fo:text-align="start" style:justify-single-word="false" fo:text-indent="-0.1634in" style:auto-text-indent="false">
        <style:tab-stops>
          <style:tab-stop style:position="0.2402in"/>
        </style:tab-stops>
      </style:paragraph-properties>
    </style:style>
    <style:style style:name="P58" style:family="paragraph" style:parent-style-name="Text_20_body" style:list-style-name="WWNum8">
      <style:paragraph-properties fo:margin-left="0.2398in" fo:margin-right="0in" fo:margin-top="0.0028in" fo:margin-bottom="0in" fo:line-height="0.1862in" fo:text-align="start" style:justify-single-word="false" fo:text-indent="-0.1634in" style:auto-text-indent="false">
        <style:tab-stops>
          <style:tab-stop style:position="0.2402in"/>
        </style:tab-stops>
      </style:paragraph-properties>
    </style:style>
    <style:style style:name="P59" style:family="paragraph" style:parent-style-name="Text_20_body" style:list-style-name="WWNum1">
      <style:paragraph-properties fo:margin-left="0.2429in" fo:margin-right="0in" fo:margin-top="0in" fo:margin-bottom="0in" fo:line-height="0.1807in" fo:text-align="start" style:justify-single-word="false" fo:text-indent="-0.1665in" style:auto-text-indent="false">
        <style:tab-stops>
          <style:tab-stop style:position="0.2429in"/>
        </style:tab-stops>
      </style:paragraph-properties>
    </style:style>
    <style:style style:name="P60" style:family="paragraph" style:parent-style-name="Text_20_body" style:list-style-name="WWNum6">
      <style:paragraph-properties fo:margin-left="0.2429in" fo:margin-right="0in" fo:margin-top="0in" fo:margin-bottom="0in" fo:line-height="0.1807in" fo:text-align="start" style:justify-single-word="false" fo:text-indent="-0.1665in" style:auto-text-indent="false">
        <style:tab-stops>
          <style:tab-stop style:position="0.2429in"/>
        </style:tab-stops>
      </style:paragraph-properties>
    </style:style>
    <style:style style:name="P61" style:family="paragraph" style:parent-style-name="Text_20_body" style:list-style-name="WWNum8">
      <style:paragraph-properties fo:margin-left="0.2429in" fo:margin-right="0in" fo:margin-top="0in" fo:margin-bottom="0in" fo:line-height="0.1807in" fo:text-align="start" style:justify-single-word="false" fo:text-indent="-0.1665in" style:auto-text-indent="false">
        <style:tab-stops>
          <style:tab-stop style:position="0.2429in"/>
        </style:tab-stops>
      </style:paragraph-properties>
    </style:style>
    <style:style style:name="P62" style:family="paragraph" style:parent-style-name="Text_20_body" style:list-style-name="WWNum14">
      <style:paragraph-properties fo:margin-left="0.2429in" fo:margin-right="0in" fo:margin-top="0in" fo:margin-bottom="0in" fo:line-height="0.1807in" fo:text-align="start" style:justify-single-word="false" fo:text-indent="-0.1665in" style:auto-text-indent="false">
        <style:tab-stops>
          <style:tab-stop style:position="0.2429in"/>
        </style:tab-stops>
      </style:paragraph-properties>
    </style:style>
    <style:style style:name="P63" style:family="paragraph" style:parent-style-name="Text_20_body" style:list-style-name="WWNum15">
      <style:paragraph-properties fo:margin-left="0.2429in" fo:margin-right="0in" fo:margin-top="0in" fo:margin-bottom="0in" fo:line-height="0.1807in" fo:text-align="start" style:justify-single-word="false" fo:text-indent="-0.1665in" style:auto-text-indent="false">
        <style:tab-stops>
          <style:tab-stop style:position="0.2429in"/>
        </style:tab-stops>
      </style:paragraph-properties>
    </style:style>
    <style:style style:name="P64" style:family="paragraph" style:parent-style-name="Text_20_body" style:list-style-name="WWNum12">
      <style:paragraph-properties fo:margin-left="0.2429in" fo:margin-right="0in" fo:margin-top="0in" fo:margin-bottom="0in" fo:line-height="0.1807in" fo:text-align="justify" style:justify-single-word="false" fo:text-indent="-0.1665in" style:auto-text-indent="false">
        <style:tab-stops>
          <style:tab-stop style:position="0.2429in"/>
        </style:tab-stops>
      </style:paragraph-properties>
    </style:style>
    <style:style style:name="P65" style:family="paragraph" style:parent-style-name="Text_20_body" style:list-style-name="WWNum2">
      <style:paragraph-properties fo:margin-left="0.2429in" fo:margin-right="0in" fo:margin-top="0in" fo:margin-bottom="0in" fo:line-height="100%" fo:text-align="start" style:justify-single-word="false" fo:text-indent="-0.1665in" style:auto-text-indent="false">
        <style:tab-stops>
          <style:tab-stop style:position="0.2429in"/>
        </style:tab-stops>
      </style:paragraph-properties>
    </style:style>
    <style:style style:name="P66" style:family="paragraph" style:parent-style-name="Text_20_body" style:list-style-name="WWNum3">
      <style:paragraph-properties fo:margin-left="0.2429in" fo:margin-right="0in" fo:margin-top="0in" fo:margin-bottom="0in" fo:line-height="0.1862in" fo:text-align="start" style:justify-single-word="false" fo:text-indent="-0.1665in" style:auto-text-indent="false">
        <style:tab-stops>
          <style:tab-stop style:position="0.2429in"/>
        </style:tab-stops>
      </style:paragraph-properties>
    </style:style>
    <style:style style:name="P67" style:family="paragraph" style:parent-style-name="Text_20_body" style:list-style-name="WWNum5">
      <style:paragraph-properties fo:margin-left="0.2429in" fo:margin-right="0in" fo:margin-top="0in" fo:margin-bottom="0in" fo:line-height="0.1862in" fo:text-align="start" style:justify-single-word="false" fo:text-indent="-0.1665in" style:auto-text-indent="false">
        <style:tab-stops>
          <style:tab-stop style:position="0.2429in"/>
        </style:tab-stops>
      </style:paragraph-properties>
    </style:style>
    <style:style style:name="P68" style:family="paragraph" style:parent-style-name="Text_20_body" style:list-style-name="WWNum6">
      <style:paragraph-properties fo:margin-left="0.2429in" fo:margin-right="0in" fo:margin-top="0in" fo:margin-bottom="0in" fo:line-height="0.1862in" fo:text-align="start" style:justify-single-word="false" fo:text-indent="-0.1665in" style:auto-text-indent="false">
        <style:tab-stops>
          <style:tab-stop style:position="0.2429in"/>
        </style:tab-stops>
      </style:paragraph-properties>
    </style:style>
    <style:style style:name="P69" style:family="paragraph" style:parent-style-name="Text_20_body" style:list-style-name="WWNum8">
      <style:paragraph-properties fo:margin-left="0.2429in" fo:margin-right="0in" fo:margin-top="0in" fo:margin-bottom="0in" fo:line-height="0.1862in" fo:text-align="start" style:justify-single-word="false" fo:text-indent="-0.1665in" style:auto-text-indent="false">
        <style:tab-stops>
          <style:tab-stop style:position="0.2429in"/>
        </style:tab-stops>
      </style:paragraph-properties>
    </style:style>
    <style:style style:name="P70" style:family="paragraph" style:parent-style-name="Text_20_body" style:list-style-name="WWNum10">
      <style:paragraph-properties fo:margin-left="0.2429in" fo:margin-right="0in" fo:margin-top="0in" fo:margin-bottom="0in" fo:line-height="0.1862in" fo:text-align="justify" style:justify-single-word="false" fo:text-indent="-0.1665in" style:auto-text-indent="false">
        <style:tab-stops>
          <style:tab-stop style:position="0.2429in"/>
        </style:tab-stops>
      </style:paragraph-properties>
    </style:style>
    <style:style style:name="P71" style:family="paragraph" style:parent-style-name="Text_20_body" style:list-style-name="WWNum12">
      <style:paragraph-properties fo:margin-left="0.2429in" fo:margin-right="0in" fo:margin-top="0in" fo:margin-bottom="0in" fo:line-height="0.1862in" fo:text-align="justify" style:justify-single-word="false" fo:text-indent="-0.1665in" style:auto-text-indent="false">
        <style:tab-stops>
          <style:tab-stop style:position="0.2429in"/>
        </style:tab-stops>
      </style:paragraph-properties>
    </style:style>
    <style:style style:name="P72" style:family="paragraph" style:parent-style-name="Text_20_body" style:list-style-name="WWNum5">
      <style:paragraph-properties fo:margin-left="0.2429in" fo:margin-right="0in" fo:margin-top="0in" fo:margin-bottom="0in" fo:line-height="0.172in" fo:text-align="start" style:justify-single-word="false" fo:text-indent="-0.1665in" style:auto-text-indent="false">
        <style:tab-stops>
          <style:tab-stop style:position="0.2429in"/>
        </style:tab-stops>
      </style:paragraph-properties>
    </style:style>
    <style:style style:name="P73" style:family="paragraph" style:parent-style-name="Text_20_body" style:list-style-name="WWNum7">
      <style:paragraph-properties fo:margin-left="0.2429in" fo:margin-right="0in" fo:margin-top="0in" fo:margin-bottom="0in" fo:line-height="0.172in" fo:text-align="start" style:justify-single-word="false" fo:text-indent="-0.1665in" style:auto-text-indent="false">
        <style:tab-stops>
          <style:tab-stop style:position="0.2429in"/>
        </style:tab-stops>
      </style:paragraph-properties>
    </style:style>
    <style:style style:name="P74" style:family="paragraph" style:parent-style-name="Text_20_body" style:list-style-name="WWNum9">
      <style:paragraph-properties fo:margin-left="0.2429in" fo:margin-right="0in" fo:margin-top="0in" fo:margin-bottom="0in" fo:line-height="0.172in" fo:text-align="justify" style:justify-single-word="false" fo:text-indent="-0.1665in" style:auto-text-indent="false">
        <style:tab-stops>
          <style:tab-stop style:position="0.2429in"/>
        </style:tab-stops>
      </style:paragraph-properties>
    </style:style>
    <style:style style:name="P75" style:family="paragraph" style:parent-style-name="Text_20_body" style:list-style-name="WWNum5">
      <style:paragraph-properties fo:margin-left="0.2429in" fo:margin-right="0in" fo:margin-top="0in" fo:margin-bottom="0in" fo:line-height="0.1862in" fo:text-align="start" style:justify-single-word="false" fo:text-indent="-0.1665in" style:auto-text-indent="false">
        <style:tab-stops>
          <style:tab-stop style:position="0.2429in"/>
        </style:tab-stops>
      </style:paragraph-properties>
      <style:text-properties fo:letter-spacing="-0.0016in"/>
    </style:style>
    <style:style style:name="P76" style:family="paragraph" style:parent-style-name="Text_20_body" style:list-style-name="WWNum6">
      <style:paragraph-properties fo:margin-left="0.2429in" fo:margin-right="0in" fo:margin-top="0in" fo:margin-bottom="0in" fo:line-height="0.1807in" fo:text-align="start" style:justify-single-word="false" fo:text-indent="-0.1665in" style:auto-text-indent="false">
        <style:tab-stops>
          <style:tab-stop style:position="0.2429in"/>
        </style:tab-stops>
      </style:paragraph-properties>
      <style:text-properties fo:letter-spacing="-0.0008in"/>
    </style:style>
    <style:style style:name="P77" style:family="paragraph" style:parent-style-name="Text_20_body" style:list-style-name="WWNum6">
      <style:paragraph-properties fo:margin-left="0.2429in" fo:margin-right="0in" fo:margin-top="0in" fo:margin-bottom="0in" fo:line-height="0.1862in" fo:text-align="start" style:justify-single-word="false" fo:text-indent="-0.1665in" style:auto-text-indent="false">
        <style:tab-stops>
          <style:tab-stop style:position="0.2429in"/>
        </style:tab-stops>
      </style:paragraph-properties>
      <style:text-properties fo:letter-spacing="-0.0008in"/>
    </style:style>
    <style:style style:name="P78" style:family="paragraph" style:parent-style-name="Text_20_body" style:list-style-name="WWNum9">
      <style:paragraph-properties fo:margin-left="0.2429in" fo:margin-right="0in" fo:margin-top="0in" fo:margin-bottom="0in" fo:line-height="0.172in" fo:text-align="justify" style:justify-single-word="false" fo:text-indent="-0.1665in" style:auto-text-indent="false">
        <style:tab-stops>
          <style:tab-stop style:position="0.2429in"/>
        </style:tab-stops>
      </style:paragraph-properties>
      <style:text-properties fo:letter-spacing="-0.0008in"/>
    </style:style>
    <style:style style:name="P79" style:family="paragraph" style:parent-style-name="Text_20_body" style:list-style-name="WWNum8">
      <style:paragraph-properties fo:margin-left="0.2429in" fo:margin-right="0in" fo:margin-top="0in" fo:margin-bottom="0in" fo:line-height="0.1752in" fo:text-align="start" style:justify-single-word="false" fo:text-indent="-0.1665in" style:auto-text-indent="false">
        <style:tab-stops>
          <style:tab-stop style:position="0.2429in"/>
        </style:tab-stops>
      </style:paragraph-properties>
    </style:style>
    <style:style style:name="P80" style:family="paragraph" style:parent-style-name="Text_20_body" style:list-style-name="WWNum3">
      <style:paragraph-properties fo:margin-left="0.2429in" fo:margin-right="0in" fo:margin-top="0.0028in" fo:margin-bottom="0in" fo:line-height="0.1862in" fo:text-align="start" style:justify-single-word="false" fo:text-indent="-0.1665in" style:auto-text-indent="false">
        <style:tab-stops>
          <style:tab-stop style:position="0.2429in"/>
        </style:tab-stops>
      </style:paragraph-properties>
    </style:style>
    <style:style style:name="P81" style:family="paragraph" style:parent-style-name="Text_20_body" style:list-style-name="WWNum6">
      <style:paragraph-properties fo:margin-left="0.2429in" fo:margin-right="0in" fo:margin-top="0.0028in" fo:margin-bottom="0in" fo:line-height="0.1862in" fo:text-align="start" style:justify-single-word="false" fo:text-indent="-0.1665in" style:auto-text-indent="false">
        <style:tab-stops>
          <style:tab-stop style:position="0.2429in"/>
        </style:tab-stops>
      </style:paragraph-properties>
    </style:style>
    <style:style style:name="P82" style:family="paragraph" style:parent-style-name="Text_20_body" style:list-style-name="WWNum15">
      <style:paragraph-properties fo:margin-left="0.2429in" fo:margin-right="0in" fo:margin-top="0.0028in" fo:margin-bottom="0in" fo:line-height="0.1862in" fo:text-align="start" style:justify-single-word="false" fo:text-indent="-0.1665in" style:auto-text-indent="false">
        <style:tab-stops>
          <style:tab-stop style:position="0.2429in"/>
        </style:tab-stops>
      </style:paragraph-properties>
    </style:style>
    <style:style style:name="P83" style:family="paragraph" style:parent-style-name="Text_20_body" style:list-style-name="WWNum6">
      <style:paragraph-properties fo:margin-left="0.2429in" fo:margin-right="0in" fo:margin-top="0.0028in" fo:margin-bottom="0in" fo:line-height="0.1862in" fo:text-align="start" style:justify-single-word="false" fo:text-indent="-0.1665in" style:auto-text-indent="false">
        <style:tab-stops>
          <style:tab-stop style:position="0.2429in"/>
        </style:tab-stops>
      </style:paragraph-properties>
      <style:text-properties fo:letter-spacing="-0.0016in"/>
    </style:style>
    <style:style style:name="P84" style:family="paragraph" style:parent-style-name="Text_20_body" style:list-style-name="WWNum13">
      <style:paragraph-properties fo:margin-left="0.2429in" fo:margin-right="0in" fo:margin-top="0.0028in" fo:margin-bottom="0in" fo:line-height="100%" fo:text-align="justify" style:justify-single-word="false" fo:text-indent="-0.1665in" style:auto-text-indent="false">
        <style:tab-stops>
          <style:tab-stop style:position="0.2429in"/>
        </style:tab-stops>
      </style:paragraph-properties>
    </style:style>
    <style:style style:name="P85" style:family="paragraph" style:parent-style-name="Text_20_body" style:list-style-name="WWNum14">
      <style:paragraph-properties fo:margin-left="0.2429in" fo:margin-right="0in" fo:margin-top="0.0028in" fo:margin-bottom="0in" fo:line-height="100%" fo:text-align="justify" style:justify-single-word="false" fo:text-indent="-0.1665in" style:auto-text-indent="false">
        <style:tab-stops>
          <style:tab-stop style:position="0.2429in"/>
        </style:tab-stops>
      </style:paragraph-properties>
    </style:style>
    <style:style style:name="P86" style:family="paragraph" style:parent-style-name="Text_20_body" style:list-style-name="WWNum14">
      <style:paragraph-properties fo:margin-left="0.2429in" fo:margin-right="0in" fo:margin-top="0.0028in" fo:margin-bottom="0in" fo:line-height="100%" fo:text-align="start" style:justify-single-word="false" fo:text-indent="-0.1665in" style:auto-text-indent="false">
        <style:tab-stops>
          <style:tab-stop style:position="0.2429in"/>
        </style:tab-stops>
      </style:paragraph-properties>
    </style:style>
    <style:style style:name="P87" style:family="paragraph" style:parent-style-name="Text_20_body" style:list-style-name="WWNum6">
      <style:paragraph-properties fo:margin-left="0.2429in" fo:margin-right="0in" fo:margin-top="0.048in" fo:margin-bottom="0in" fo:line-height="0.1862in" fo:text-align="start" style:justify-single-word="false" fo:text-indent="-0.1665in" style:auto-text-indent="false">
        <style:tab-stops>
          <style:tab-stop style:position="0.2429in"/>
        </style:tab-stops>
      </style:paragraph-properties>
    </style:style>
    <style:style style:name="P88" style:family="paragraph" style:parent-style-name="Text_20_body" style:list-style-name="WWNum14">
      <style:paragraph-properties fo:margin-left="0.2429in" fo:margin-right="0in" fo:margin-top="0.048in" fo:margin-bottom="0in" fo:line-height="0.1862in" fo:text-align="start" style:justify-single-word="false" fo:text-indent="-0.1665in" style:auto-text-indent="false">
        <style:tab-stops>
          <style:tab-stop style:position="0.2429in"/>
        </style:tab-stops>
      </style:paragraph-properties>
    </style:style>
    <style:style style:name="P89" style:family="paragraph" style:parent-style-name="Text_20_body">
      <style:paragraph-properties fo:margin-left="0.5764in" fo:margin-right="0in" fo:margin-top="0.0028in" fo:margin-bottom="0in" fo:line-height="0.1862in" fo:text-align="start" style:justify-single-word="false" fo:text-indent="0in" style:auto-text-indent="false"/>
      <style:text-properties fo:letter-spacing="-0.0008in"/>
    </style:style>
    <style:style style:name="P90" style:family="paragraph" style:parent-style-name="Text_20_body" style:list-style-name="WWNum1">
      <style:paragraph-properties fo:margin-left="0.5764in" fo:margin-right="3.3909in" fo:margin-top="0.0138in" fo:margin-bottom="0in" fo:line-height="0.1807in" fo:text-align="start" style:justify-single-word="false" fo:text-indent="-0.5in" style:auto-text-indent="false">
        <style:tab-stops>
          <style:tab-stop style:position="0.2429in"/>
        </style:tab-stops>
      </style:paragraph-properties>
    </style:style>
    <style:style style:name="P91" style:family="paragraph" style:parent-style-name="Text_20_body" style:list-style-name="WWNum2">
      <style:paragraph-properties fo:margin-left="0.0764in" fo:margin-right="1.102in" fo:margin-top="0.0055in" fo:margin-bottom="0in" fo:line-height="0.1807in" fo:text-align="start" style:justify-single-word="false" fo:text-indent="0in" style:auto-text-indent="false">
        <style:tab-stops>
          <style:tab-stop style:position="0.2429in"/>
        </style:tab-stops>
      </style:paragraph-properties>
    </style:style>
    <style:style style:name="P92" style:family="paragraph" style:parent-style-name="Text_20_body" style:list-style-name="WWNum2">
      <style:paragraph-properties fo:margin-left="0.0764in" fo:margin-right="1.2201in" fo:margin-top="0in" fo:margin-bottom="0in" fo:line-height="0.1807in" fo:text-align="start" style:justify-single-word="false" fo:text-indent="0in" style:auto-text-indent="false">
        <style:tab-stops>
          <style:tab-stop style:position="0.2429in"/>
        </style:tab-stops>
      </style:paragraph-properties>
    </style:style>
    <style:style style:name="P93" style:family="paragraph" style:parent-style-name="Text_20_body" style:list-style-name="WWNum2">
      <style:paragraph-properties fo:margin-left="0.0764in" fo:margin-right="1.3126in" fo:margin-top="0in" fo:margin-bottom="0in" fo:line-height="0.1807in" fo:text-align="start" style:justify-single-word="false" fo:text-indent="0in" style:auto-text-indent="false">
        <style:tab-stops>
          <style:tab-stop style:position="0.2429in"/>
        </style:tab-stops>
      </style:paragraph-properties>
    </style:style>
    <style:style style:name="P94" style:family="paragraph" style:parent-style-name="Text_20_body" style:list-style-name="WWNum3">
      <style:paragraph-properties fo:margin-left="0.5764in" fo:margin-right="2.1154in" fo:margin-top="0in" fo:margin-bottom="0in" fo:line-height="0.1807in" fo:text-align="start" style:justify-single-word="false" fo:text-indent="-0.5in" style:auto-text-indent="false">
        <style:tab-stops>
          <style:tab-stop style:position="0.2429in"/>
        </style:tab-stops>
      </style:paragraph-properties>
    </style:style>
    <style:style style:name="P95" style:family="paragraph" style:parent-style-name="Text_20_body" style:list-style-name="WWNum3">
      <style:paragraph-properties fo:margin-left="0in" fo:margin-right="1.128in" fo:margin-top="0.0591in" fo:margin-bottom="0in" fo:line-height="0.1807in" fo:text-align="start" style:justify-single-word="false" fo:text-indent="0in" style:auto-text-indent="false">
        <style:tab-stops>
          <style:tab-stop style:position="0.2429in"/>
        </style:tab-stops>
      </style:paragraph-properties>
    </style:style>
    <style:style style:name="P96" style:family="paragraph" style:parent-style-name="Text_20_body" style:list-style-name="WWNum4">
      <style:paragraph-properties fo:margin-left="0.3228in" fo:margin-right="1.8898in" fo:margin-top="0.0055in" fo:margin-bottom="0in" fo:line-height="0.1807in" fo:text-align="start" style:justify-single-word="false" fo:text-indent="-0.2465in" style:auto-text-indent="false">
        <style:tab-stops>
          <style:tab-stop style:position="0.2429in"/>
        </style:tab-stops>
      </style:paragraph-properties>
    </style:style>
    <style:style style:name="P97" style:family="paragraph" style:parent-style-name="Text_20_body" style:list-style-name="WWNum4">
      <style:paragraph-properties fo:margin-left="0.0764in" fo:margin-right="0.7472in" fo:margin-top="0.0138in" fo:margin-bottom="0in" fo:line-height="0.1807in" fo:text-align="start" style:justify-single-word="false" fo:text-indent="0in" style:auto-text-indent="false">
        <style:tab-stops>
          <style:tab-stop style:position="0.2429in"/>
        </style:tab-stops>
      </style:paragraph-properties>
    </style:style>
    <style:style style:name="P98" style:family="paragraph" style:parent-style-name="Text_20_body" style:list-style-name="WWNum4">
      <style:paragraph-properties fo:margin-left="0.0764in" fo:margin-right="1.0807in" fo:margin-top="0.0055in" fo:margin-bottom="0in" fo:line-height="0.1807in" fo:text-align="start" style:justify-single-word="false" fo:text-indent="0in" style:auto-text-indent="false">
        <style:tab-stops>
          <style:tab-stop style:position="0.2429in"/>
        </style:tab-stops>
      </style:paragraph-properties>
    </style:style>
    <style:style style:name="P99" style:family="paragraph" style:parent-style-name="Text_20_body" style:list-style-name="WWNum4">
      <style:paragraph-properties fo:margin-left="0.0764in" fo:margin-right="1.1654in" fo:margin-top="0.0138in" fo:margin-bottom="0in" fo:line-height="0.1807in" fo:text-align="start" style:justify-single-word="false" fo:text-indent="0in" style:auto-text-indent="false">
        <style:tab-stops>
          <style:tab-stop style:position="0.2429in"/>
        </style:tab-stops>
      </style:paragraph-properties>
    </style:style>
    <style:style style:name="P100" style:family="paragraph" style:parent-style-name="Text_20_body" style:list-style-name="WWNum5">
      <style:paragraph-properties fo:margin-left="0.0764in" fo:margin-right="0in" fo:margin-top="0in" fo:margin-bottom="0in" fo:line-height="0.1807in" fo:text-align="start" style:justify-single-word="false" fo:text-indent="0in" style:auto-text-indent="false">
        <style:tab-stops>
          <style:tab-stop style:position="0.2429in"/>
        </style:tab-stops>
      </style:paragraph-properties>
    </style:style>
    <style:style style:name="P101" style:family="paragraph" style:parent-style-name="Text_20_body" style:list-style-name="WWNum6">
      <style:paragraph-properties fo:margin-left="0.0764in" fo:margin-right="0in" fo:margin-top="0in" fo:margin-bottom="0in" fo:line-height="0.1807in" fo:text-align="start" style:justify-single-word="false" fo:text-indent="0in" style:auto-text-indent="false">
        <style:tab-stops>
          <style:tab-stop style:position="0.2402in"/>
        </style:tab-stops>
      </style:paragraph-properties>
    </style:style>
    <style:style style:name="P102" style:family="paragraph" style:parent-style-name="Text_20_body" style:list-style-name="WWNum9">
      <style:paragraph-properties fo:margin-left="0.0764in" fo:margin-right="0in" fo:margin-top="0in" fo:margin-bottom="0in" fo:line-height="0.1807in" fo:text-align="justify" style:justify-single-word="false" fo:text-indent="0in" style:auto-text-indent="false">
        <style:tab-stops>
          <style:tab-stop style:position="0.2402in"/>
        </style:tab-stops>
      </style:paragraph-properties>
    </style:style>
    <style:style style:name="P103" style:family="paragraph" style:parent-style-name="Text_20_body" style:list-style-name="WWNum10">
      <style:paragraph-properties fo:margin-left="0.0764in" fo:margin-right="0in" fo:margin-top="0.0028in" fo:margin-bottom="0in" fo:line-height="0.1862in" fo:text-align="justify" style:justify-single-word="false" fo:text-indent="0in" style:auto-text-indent="false">
        <style:tab-stops>
          <style:tab-stop style:position="0.2429in"/>
        </style:tab-stops>
      </style:paragraph-properties>
    </style:style>
    <style:style style:name="P104" style:family="paragraph" style:parent-style-name="Text_20_body" style:list-style-name="WWNum14">
      <style:paragraph-properties fo:margin-left="0.0764in" fo:margin-right="0in" fo:margin-top="0.0028in" fo:margin-bottom="0in" fo:line-height="0.1862in" fo:text-align="justify" style:justify-single-word="false" fo:text-indent="0in" style:auto-text-indent="false">
        <style:tab-stops>
          <style:tab-stop style:position="0.2429in"/>
        </style:tab-stops>
      </style:paragraph-properties>
    </style:style>
    <style:style style:name="P105" style:family="paragraph" style:parent-style-name="Text_20_body">
      <style:paragraph-properties fo:margin-left="0.0764in" fo:margin-right="0in" fo:margin-top="0.0028in" fo:margin-bottom="0in" fo:line-height="0.1862in" fo:text-align="justify" style:justify-single-word="false" fo:text-indent="0in" style:auto-text-indent="false"/>
      <style:text-properties fo:letter-spacing="-0.0008in"/>
    </style:style>
    <style:style style:name="P106" style:family="paragraph" style:parent-style-name="Text_20_body" style:list-style-name="L15">
      <style:paragraph-properties fo:margin-left="0in" fo:margin-right="0in" fo:margin-top="0in" fo:margin-bottom="0in" fo:line-height="0.1862in" fo:text-align="start" style:justify-single-word="false" fo:text-indent="0in" style:auto-text-indent="false">
        <style:tab-stops>
          <style:tab-stop style:position="0.2429in"/>
        </style:tab-stops>
      </style:paragraph-properties>
    </style:style>
    <style:style style:name="P107" style:family="paragraph" style:parent-style-name="Text_20_body" style:list-style-name="L3">
      <style:paragraph-properties fo:margin-left="0in" fo:margin-right="0in" fo:margin-top="0.0055in" fo:margin-bottom="0in" fo:line-height="0.1807in" fo:text-align="start" style:justify-single-word="false" fo:text-indent="0in" style:auto-text-indent="false">
        <style:tab-stops>
          <style:tab-stop style:position="0.2402in"/>
        </style:tab-stops>
      </style:paragraph-properties>
    </style:style>
    <style:style style:name="P108" style:family="paragraph" style:parent-style-name="Text_20_body" style:list-style-name="WWNum5">
      <style:paragraph-properties fo:margin-left="0.0764in" fo:margin-right="1.2846in" fo:margin-top="0in" fo:margin-bottom="0in" fo:line-height="101%" fo:text-align="start" style:justify-single-word="false" fo:text-indent="0in" style:auto-text-indent="false">
        <style:tab-stops>
          <style:tab-stop style:position="0.2429in"/>
        </style:tab-stops>
      </style:paragraph-properties>
    </style:style>
    <style:style style:name="P109" style:family="paragraph" style:parent-style-name="Text_20_body" style:list-style-name="L1">
      <style:paragraph-properties fo:margin-top="0in" fo:margin-bottom="0in" fo:line-height="0.172in" fo:text-align="start" style:justify-single-word="false">
        <style:tab-stops>
          <style:tab-stop style:position="0.2429in"/>
        </style:tab-stops>
      </style:paragraph-properties>
    </style:style>
    <style:style style:name="P110" style:family="paragraph" style:parent-style-name="Text_20_body" style:list-style-name="L52">
      <style:paragraph-properties fo:margin-top="0in" fo:margin-bottom="0in" fo:line-height="0.172in" fo:text-align="start" style:justify-single-word="false">
        <style:tab-stops>
          <style:tab-stop style:position="0.2402in"/>
        </style:tab-stops>
      </style:paragraph-properties>
    </style:style>
    <style:style style:name="P111" style:family="paragraph" style:parent-style-name="Text_20_body" style:list-style-name="L53">
      <style:paragraph-properties fo:margin-top="0in" fo:margin-bottom="0in" fo:line-height="101%" fo:text-align="start" style:justify-single-word="false">
        <style:tab-stops>
          <style:tab-stop style:position="0.2429in"/>
        </style:tab-stops>
      </style:paragraph-properties>
    </style:style>
    <style:style style:name="P112" style:family="paragraph" style:parent-style-name="Text_20_body" style:list-style-name="L56">
      <style:paragraph-properties fo:margin-top="0in" fo:margin-bottom="0in" fo:line-height="101%" fo:text-align="start" style:justify-single-word="false">
        <style:tab-stops>
          <style:tab-stop style:position="0.2429in"/>
        </style:tab-stops>
      </style:paragraph-properties>
    </style:style>
    <style:style style:name="P113" style:family="paragraph" style:parent-style-name="Text_20_body" style:list-style-name="L18">
      <style:paragraph-properties fo:margin-top="0in" fo:margin-bottom="0in" fo:line-height="101%" fo:text-align="start" style:justify-single-word="false">
        <style:tab-stops>
          <style:tab-stop style:position="0.2402in"/>
        </style:tab-stops>
      </style:paragraph-properties>
    </style:style>
    <style:style style:name="P114" style:family="paragraph" style:parent-style-name="Text_20_body" style:list-style-name="L19">
      <style:paragraph-properties fo:margin-top="0in" fo:margin-bottom="0in" fo:line-height="101%" fo:text-align="start" style:justify-single-word="false">
        <style:tab-stops>
          <style:tab-stop style:position="0.2402in"/>
        </style:tab-stops>
      </style:paragraph-properties>
    </style:style>
    <style:style style:name="P115" style:family="paragraph" style:parent-style-name="Text_20_body" style:list-style-name="L51">
      <style:paragraph-properties fo:margin-top="0in" fo:margin-bottom="0in" fo:line-height="101%" fo:text-align="start" style:justify-single-word="false">
        <style:tab-stops>
          <style:tab-stop style:position="0.2402in"/>
        </style:tab-stops>
      </style:paragraph-properties>
    </style:style>
    <style:style style:name="P116" style:family="paragraph" style:parent-style-name="Text_20_body" style:list-style-name="L5">
      <style:paragraph-properties fo:margin-top="0in" fo:margin-bottom="0in" fo:line-height="101%" fo:text-align="start" style:justify-single-word="false">
        <style:tab-stops>
          <style:tab-stop style:position="0.2429in"/>
        </style:tab-stops>
      </style:paragraph-properties>
      <style:text-properties fo:letter-spacing="-0.0008in"/>
    </style:style>
    <style:style style:name="P117" style:family="paragraph" style:parent-style-name="Text_20_body" style:list-style-name="L7">
      <style:paragraph-properties fo:margin-top="0in" fo:margin-bottom="0in" fo:line-height="101%" fo:text-align="start" style:justify-single-word="false">
        <style:tab-stops>
          <style:tab-stop style:position="0.2429in"/>
        </style:tab-stops>
      </style:paragraph-properties>
      <style:text-properties fo:letter-spacing="-0.0008in"/>
    </style:style>
    <style:style style:name="P118" style:family="paragraph" style:parent-style-name="Text_20_body" style:list-style-name="L9">
      <style:paragraph-properties fo:margin-top="0in" fo:margin-bottom="0in" fo:line-height="101%" fo:text-align="start" style:justify-single-word="false">
        <style:tab-stops>
          <style:tab-stop style:position="0.2429in"/>
        </style:tab-stops>
      </style:paragraph-properties>
      <style:text-properties fo:letter-spacing="-0.0008in"/>
    </style:style>
    <style:style style:name="P119" style:family="paragraph" style:parent-style-name="Text_20_body" style:list-style-name="L6">
      <style:paragraph-properties fo:margin-top="0in" fo:margin-bottom="0in" fo:line-height="94%" fo:text-align="start" style:justify-single-word="false">
        <style:tab-stops>
          <style:tab-stop style:position="0.2429in"/>
        </style:tab-stops>
      </style:paragraph-properties>
      <style:text-properties fo:letter-spacing="-0.0008in"/>
    </style:style>
    <style:style style:name="P120" style:family="paragraph" style:parent-style-name="Text_20_body" style:list-style-name="L20">
      <style:paragraph-properties fo:margin-top="0in" fo:margin-bottom="0in" fo:line-height="94%" fo:text-align="start" style:justify-single-word="false">
        <style:tab-stops>
          <style:tab-stop style:position="0.2429in"/>
        </style:tab-stops>
      </style:paragraph-properties>
      <style:text-properties fo:letter-spacing="-0.0008in"/>
    </style:style>
    <style:style style:name="P121" style:family="paragraph" style:parent-style-name="Text_20_body" style:list-style-name="L8">
      <style:paragraph-properties fo:margin-top="0in" fo:margin-bottom="0in" fo:line-height="0.172in" fo:text-align="start" style:justify-single-word="false">
        <style:tab-stops>
          <style:tab-stop style:position="0.2429in"/>
        </style:tab-stops>
      </style:paragraph-properties>
      <style:text-properties fo:letter-spacing="-0.0008in"/>
    </style:style>
    <style:style style:name="P122" style:family="paragraph" style:parent-style-name="Text_20_body" style:list-style-name="L11">
      <style:paragraph-properties fo:margin-top="0in" fo:margin-bottom="0in" fo:line-height="0.1752in" fo:text-align="start" style:justify-single-word="false">
        <style:tab-stops>
          <style:tab-stop style:position="0.2429in"/>
        </style:tab-stops>
      </style:paragraph-properties>
      <style:text-properties fo:letter-spacing="-0.0008in"/>
    </style:style>
    <style:style style:name="P123" style:family="paragraph" style:parent-style-name="Text_20_body" style:list-style-name="L14">
      <style:paragraph-properties fo:margin-top="0in" fo:margin-bottom="0in" fo:line-height="0.1807in" fo:text-align="start" style:justify-single-word="false">
        <style:tab-stops>
          <style:tab-stop style:position="0.2429in"/>
        </style:tab-stops>
      </style:paragraph-properties>
      <style:text-properties fo:letter-spacing="-0.0008in"/>
    </style:style>
    <style:style style:name="P124" style:family="paragraph" style:parent-style-name="Text_20_body" style:list-style-name="L43">
      <style:paragraph-properties fo:margin-top="0in" fo:margin-bottom="0in" fo:line-height="0.1807in" fo:text-align="start" style:justify-single-word="false">
        <style:tab-stops>
          <style:tab-stop style:position="0.2402in"/>
        </style:tab-stops>
      </style:paragraph-properties>
      <style:text-properties fo:letter-spacing="-0.0008in"/>
    </style:style>
    <style:style style:name="P125" style:family="paragraph" style:parent-style-name="Text_20_body" style:list-style-name="L16">
      <style:paragraph-properties fo:margin-top="0in" fo:margin-bottom="0in" fo:line-height="0.1807in" fo:text-align="justify" style:justify-single-word="false">
        <style:tab-stops>
          <style:tab-stop style:position="0.2402in"/>
        </style:tab-stops>
      </style:paragraph-properties>
      <style:text-properties fo:letter-spacing="-0.0008in"/>
    </style:style>
    <style:style style:name="P126" style:family="paragraph" style:parent-style-name="Text_20_body" style:list-style-name="L17">
      <style:paragraph-properties fo:margin-top="0in" fo:margin-bottom="0in" fo:line-height="0.1807in" fo:text-align="justify" style:justify-single-word="false">
        <style:tab-stops>
          <style:tab-stop style:position="0.2402in"/>
        </style:tab-stops>
      </style:paragraph-properties>
      <style:text-properties fo:letter-spacing="-0.0008in"/>
    </style:style>
    <style:style style:name="P127" style:family="paragraph" style:parent-style-name="Text_20_body" style:list-style-name="L34">
      <style:paragraph-properties fo:margin-top="0in" fo:margin-bottom="0in" fo:line-height="0.1807in" fo:text-align="justify" style:justify-single-word="false">
        <style:tab-stops>
          <style:tab-stop style:position="0.2402in"/>
        </style:tab-stops>
      </style:paragraph-properties>
      <style:text-properties fo:letter-spacing="-0.0008in"/>
    </style:style>
    <style:style style:name="P128" style:family="paragraph" style:parent-style-name="Text_20_body" style:list-style-name="L24">
      <style:paragraph-properties fo:margin-top="0in" fo:margin-bottom="0in" fo:line-height="0.1862in" fo:text-align="justify" style:justify-single-word="false">
        <style:tab-stops>
          <style:tab-stop style:position="0.2429in"/>
        </style:tab-stops>
      </style:paragraph-properties>
      <style:text-properties fo:letter-spacing="-0.0008in"/>
    </style:style>
    <style:style style:name="P129" style:family="paragraph" style:parent-style-name="Text_20_body" style:list-style-name="L54">
      <style:paragraph-properties fo:margin-top="0in" fo:margin-bottom="0in" fo:line-height="94%" fo:text-align="start" style:justify-single-word="false">
        <style:tab-stops>
          <style:tab-stop style:position="0.2402in"/>
        </style:tab-stops>
      </style:paragraph-properties>
    </style:style>
    <style:style style:name="P130" style:family="paragraph" style:parent-style-name="Text_20_body" style:list-style-name="L15">
      <style:paragraph-properties fo:margin-top="0in" fo:margin-bottom="0in" fo:line-height="0.1862in" fo:text-align="start" style:justify-single-word="false">
        <style:tab-stops>
          <style:tab-stop style:position="0.2429in"/>
        </style:tab-stops>
      </style:paragraph-properties>
    </style:style>
    <style:style style:name="P131" style:family="paragraph" style:parent-style-name="Text_20_body" style:list-style-name="L44">
      <style:paragraph-properties fo:margin-top="0in" fo:margin-bottom="0in" fo:line-height="0.1862in" fo:text-align="start" style:justify-single-word="false">
        <style:tab-stops>
          <style:tab-stop style:position="0.2402in"/>
        </style:tab-stops>
      </style:paragraph-properties>
    </style:style>
    <style:style style:name="P132" style:family="paragraph" style:parent-style-name="Text_20_body" style:list-style-name="L35">
      <style:paragraph-properties fo:margin-top="0in" fo:margin-bottom="0in" fo:line-height="0.1862in" fo:text-align="justify" style:justify-single-word="false">
        <style:tab-stops>
          <style:tab-stop style:position="0.2402in"/>
        </style:tab-stops>
      </style:paragraph-properties>
    </style:style>
    <style:style style:name="P133" style:family="paragraph" style:parent-style-name="Text_20_body" style:list-style-name="L12">
      <style:paragraph-properties fo:margin-top="0in" fo:margin-bottom="0in" fo:line-height="0.1862in" fo:text-align="start" style:justify-single-word="false">
        <style:tab-stops>
          <style:tab-stop style:position="0.2429in"/>
        </style:tab-stops>
      </style:paragraph-properties>
      <style:text-properties fo:letter-spacing="-0.002in"/>
    </style:style>
    <style:style style:name="P134" style:family="paragraph" style:parent-style-name="Text_20_body" style:list-style-name="L42">
      <style:paragraph-properties fo:margin-top="0in" fo:margin-bottom="0in" fo:line-height="0.1807in" fo:text-align="start" style:justify-single-word="false">
        <style:tab-stops>
          <style:tab-stop style:position="0.2429in"/>
        </style:tab-stops>
      </style:paragraph-properties>
    </style:style>
    <style:style style:name="P135" style:family="paragraph" style:parent-style-name="Text_20_body" style:list-style-name="L49">
      <style:paragraph-properties fo:margin-top="0in" fo:margin-bottom="0in" fo:line-height="0.1807in" fo:text-align="start" style:justify-single-word="false">
        <style:tab-stops>
          <style:tab-stop style:position="0.2429in"/>
        </style:tab-stops>
      </style:paragraph-properties>
    </style:style>
    <style:style style:name="P136" style:family="paragraph" style:parent-style-name="Text_20_body" style:list-style-name="L55">
      <style:paragraph-properties fo:margin-top="0in" fo:margin-bottom="0in" fo:line-height="0.1807in" fo:text-align="start" style:justify-single-word="false">
        <style:tab-stops>
          <style:tab-stop style:position="0.2429in"/>
        </style:tab-stops>
      </style:paragraph-properties>
    </style:style>
    <style:style style:name="P137" style:family="paragraph" style:parent-style-name="Text_20_body" style:list-style-name="L47">
      <style:paragraph-properties fo:margin-top="0in" fo:margin-bottom="0in" fo:line-height="0.1807in" fo:text-align="start" style:justify-single-word="false">
        <style:tab-stops>
          <style:tab-stop style:position="0.2402in"/>
        </style:tab-stops>
      </style:paragraph-properties>
    </style:style>
    <style:style style:name="P138" style:family="paragraph" style:parent-style-name="Text_20_body" style:list-style-name="L23">
      <style:paragraph-properties fo:margin-top="0in" fo:margin-bottom="0in" fo:line-height="0.1807in" fo:text-align="justify" style:justify-single-word="false">
        <style:tab-stops>
          <style:tab-stop style:position="0.2402in"/>
        </style:tab-stops>
      </style:paragraph-properties>
    </style:style>
    <style:style style:name="P139" style:family="paragraph" style:parent-style-name="Text_20_body" style:list-style-name="L33">
      <style:paragraph-properties fo:margin-top="0in" fo:margin-bottom="0in" fo:line-height="0.1807in" fo:text-align="justify" style:justify-single-word="false">
        <style:tab-stops>
          <style:tab-stop style:position="0.2346in"/>
        </style:tab-stops>
      </style:paragraph-properties>
    </style:style>
    <style:style style:name="P140" style:family="paragraph" style:parent-style-name="Text_20_body" style:list-style-name="WWNum5">
      <style:paragraph-properties fo:margin-left="0.0764in" fo:margin-right="1.0717in" fo:margin-top="0.0138in" fo:margin-bottom="0in" fo:line-height="0.1807in" fo:text-align="start" style:justify-single-word="false" fo:text-indent="0in" style:auto-text-indent="false">
        <style:tab-stops>
          <style:tab-stop style:position="0.2429in"/>
        </style:tab-stops>
      </style:paragraph-properties>
    </style:style>
    <style:style style:name="P141" style:family="paragraph" style:parent-style-name="Text_20_body" style:list-style-name="L2">
      <style:paragraph-properties fo:margin-top="0.0138in" fo:margin-bottom="0in" fo:line-height="0.1807in" fo:text-align="start" style:justify-single-word="false">
        <style:tab-stops>
          <style:tab-stop style:position="0.2429in"/>
        </style:tab-stops>
      </style:paragraph-properties>
      <style:text-properties fo:letter-spacing="-0.002in"/>
    </style:style>
    <style:style style:name="P142" style:family="paragraph" style:parent-style-name="Text_20_body" style:list-style-name="L10">
      <style:paragraph-properties fo:margin-top="0.0138in" fo:margin-bottom="0in" fo:line-height="0.1807in" fo:text-align="start" style:justify-single-word="false">
        <style:tab-stops>
          <style:tab-stop style:position="0.2402in"/>
        </style:tab-stops>
      </style:paragraph-properties>
      <style:text-properties fo:letter-spacing="-0.0008in"/>
    </style:style>
    <style:style style:name="P143" style:family="paragraph" style:parent-style-name="Text_20_body" style:list-style-name="L25">
      <style:paragraph-properties fo:margin-top="0.0138in" fo:margin-bottom="0in" fo:line-height="0.1807in" fo:text-align="start" style:justify-single-word="false">
        <style:tab-stops>
          <style:tab-stop style:position="0.2429in"/>
        </style:tab-stops>
      </style:paragraph-properties>
      <style:text-properties fo:letter-spacing="-0.0008in"/>
    </style:style>
    <style:style style:name="P144" style:family="paragraph" style:parent-style-name="Text_20_body" style:list-style-name="L46">
      <style:paragraph-properties fo:margin-top="0.0138in" fo:margin-bottom="0in" fo:line-height="0.1807in" fo:text-align="start" style:justify-single-word="false">
        <style:tab-stops>
          <style:tab-stop style:position="0.2429in"/>
        </style:tab-stops>
      </style:paragraph-properties>
      <style:text-properties fo:letter-spacing="-0.0008in"/>
    </style:style>
    <style:style style:name="P145" style:family="paragraph" style:parent-style-name="Text_20_body" style:list-style-name="WWNum6">
      <style:paragraph-properties fo:margin-left="0.0764in" fo:margin-right="0.1764in" fo:margin-top="0.0055in" fo:margin-bottom="0in" fo:line-height="0.1807in" fo:text-align="start" style:justify-single-word="false" fo:text-indent="0in" style:auto-text-indent="false">
        <style:tab-stops>
          <style:tab-stop style:position="0.2402in"/>
        </style:tab-stops>
      </style:paragraph-properties>
    </style:style>
    <style:style style:name="P146" style:family="paragraph" style:parent-style-name="Text_20_body" style:list-style-name="L3">
      <style:paragraph-properties fo:margin-top="0.0055in" fo:margin-bottom="0in" fo:line-height="0.1807in" fo:text-align="start" style:justify-single-word="false">
        <style:tab-stops>
          <style:tab-stop style:position="0.2402in"/>
        </style:tab-stops>
      </style:paragraph-properties>
    </style:style>
    <style:style style:name="P147" style:family="paragraph" style:parent-style-name="Text_20_body" style:list-style-name="L31">
      <style:paragraph-properties fo:margin-top="0.0055in" fo:margin-bottom="0in" fo:line-height="0.1807in" fo:text-align="start" style:justify-single-word="false">
        <style:tab-stops>
          <style:tab-stop style:position="0.2429in"/>
        </style:tab-stops>
      </style:paragraph-properties>
    </style:style>
    <style:style style:name="P148" style:family="paragraph" style:parent-style-name="Text_20_body" style:list-style-name="L38">
      <style:paragraph-properties fo:margin-top="0.0055in" fo:margin-bottom="0in" fo:line-height="0.1807in" fo:text-align="start" style:justify-single-word="false">
        <style:tab-stops>
          <style:tab-stop style:position="0.2429in"/>
        </style:tab-stops>
      </style:paragraph-properties>
    </style:style>
    <style:style style:name="P149" style:family="paragraph" style:parent-style-name="Text_20_body" style:list-style-name="L26">
      <style:paragraph-properties fo:margin-top="0.0055in" fo:margin-bottom="0in" fo:line-height="0.1807in" fo:text-align="justify" style:justify-single-word="false">
        <style:tab-stops>
          <style:tab-stop style:position="0.2429in"/>
        </style:tab-stops>
      </style:paragraph-properties>
      <style:text-properties fo:letter-spacing="-0.0008in"/>
    </style:style>
    <style:style style:name="P150" style:family="paragraph" style:parent-style-name="Text_20_body" style:list-style-name="L50">
      <style:paragraph-properties fo:margin-top="0.0055in" fo:margin-bottom="0in" fo:line-height="0.1807in" fo:text-align="start" style:justify-single-word="false">
        <style:tab-stops>
          <style:tab-stop style:position="0.2429in"/>
        </style:tab-stops>
      </style:paragraph-properties>
      <style:text-properties fo:letter-spacing="-0.0016in"/>
    </style:style>
    <style:style style:name="P151" style:family="paragraph" style:parent-style-name="Text_20_body" style:list-style-name="L48">
      <style:paragraph-properties fo:margin-top="0.0028in" fo:margin-bottom="0in" fo:line-height="0.1862in" fo:text-align="start" style:justify-single-word="false">
        <style:tab-stops>
          <style:tab-stop style:position="0.2429in"/>
        </style:tab-stops>
      </style:paragraph-properties>
    </style:style>
    <style:style style:name="P152" style:family="paragraph" style:parent-style-name="Text_20_body" style:list-style-name="L13">
      <style:paragraph-properties fo:margin-top="0.0028in" fo:margin-bottom="0in" fo:line-height="0.1862in" fo:text-align="start" style:justify-single-word="false">
        <style:tab-stops>
          <style:tab-stop style:position="0.2402in"/>
        </style:tab-stops>
      </style:paragraph-properties>
    </style:style>
    <style:style style:name="P153" style:family="paragraph" style:parent-style-name="Text_20_body" style:list-style-name="L4">
      <style:paragraph-properties fo:margin-top="0.0028in" fo:margin-bottom="0in" fo:line-height="0.1862in" fo:text-align="start" style:justify-single-word="false">
        <style:tab-stops>
          <style:tab-stop style:position="0.2429in"/>
        </style:tab-stops>
      </style:paragraph-properties>
      <style:text-properties fo:letter-spacing="-0.0016in"/>
    </style:style>
    <style:style style:name="P154" style:family="paragraph" style:parent-style-name="Text_20_body" style:list-style-name="L22">
      <style:paragraph-properties fo:margin-top="0.0028in" fo:margin-bottom="0in" fo:line-height="0.1862in" fo:text-align="justify" style:justify-single-word="false">
        <style:tab-stops>
          <style:tab-stop style:position="0.2429in"/>
        </style:tab-stops>
      </style:paragraph-properties>
      <style:text-properties fo:letter-spacing="-0.0016in"/>
    </style:style>
    <style:style style:name="P155" style:family="paragraph" style:parent-style-name="Text_20_body" style:list-style-name="L29">
      <style:paragraph-properties fo:margin-top="0.0028in" fo:margin-bottom="0in" fo:line-height="0.1862in" fo:text-align="justify" style:justify-single-word="false"/>
      <style:text-properties fo:letter-spacing="-0.0008in"/>
    </style:style>
    <style:style style:name="P156" style:family="paragraph" style:parent-style-name="Text_20_body" style:list-style-name="L36">
      <style:paragraph-properties fo:margin-top="0.0028in" fo:margin-bottom="0in" fo:line-height="0.1862in" fo:text-align="justify" style:justify-single-word="false">
        <style:tab-stops>
          <style:tab-stop style:position="0.2346in"/>
        </style:tab-stops>
      </style:paragraph-properties>
      <style:text-properties fo:letter-spacing="-0.0008in"/>
    </style:style>
    <style:style style:name="P157" style:family="paragraph" style:parent-style-name="Text_20_body" style:list-style-name="L37">
      <style:paragraph-properties fo:margin-top="0.0028in" fo:margin-bottom="0in" fo:line-height="100%" fo:text-align="justify" style:justify-single-word="false">
        <style:tab-stops>
          <style:tab-stop style:position="0.2429in"/>
        </style:tab-stops>
      </style:paragraph-properties>
      <style:text-properties fo:letter-spacing="-0.0008in"/>
    </style:style>
    <style:style style:name="P158" style:family="paragraph" style:parent-style-name="Text_20_body" style:list-style-name="L45">
      <style:paragraph-properties fo:margin-top="0.0028in" fo:margin-bottom="0in" fo:line-height="100%" fo:text-align="start" style:justify-single-word="false">
        <style:tab-stops>
          <style:tab-stop style:position="0.2429in"/>
        </style:tab-stops>
      </style:paragraph-properties>
      <style:text-properties fo:letter-spacing="-0.0008in"/>
    </style:style>
    <style:style style:name="P159" style:family="paragraph" style:parent-style-name="Text_20_body" style:list-style-name="L32">
      <style:paragraph-properties fo:margin-top="0.0028in" fo:margin-bottom="0in" fo:line-height="0.1862in" fo:text-align="justify" style:justify-single-word="false">
        <style:tab-stops>
          <style:tab-stop style:position="0.2346in"/>
        </style:tab-stops>
      </style:paragraph-properties>
      <style:text-properties fo:letter-spacing="-0.0055in"/>
    </style:style>
    <style:style style:name="P160" style:family="paragraph" style:parent-style-name="Text_20_body" style:list-style-name="L40">
      <style:paragraph-properties fo:margin-top="0.0028in" fo:margin-bottom="0in" fo:line-height="100%" fo:text-align="justify" style:justify-single-word="false">
        <style:tab-stops>
          <style:tab-stop style:position="0.2429in"/>
        </style:tab-stops>
      </style:paragraph-properties>
    </style:style>
    <style:style style:name="P161" style:family="paragraph" style:parent-style-name="Text_20_body" style:list-style-name="WWNum7">
      <style:paragraph-properties fo:margin-left="0.0764in" fo:margin-right="1.0874in" fo:margin-top="0in" fo:margin-bottom="0in" fo:line-height="101%" fo:text-align="start" style:justify-single-word="false" fo:text-indent="0in" style:auto-text-indent="false">
        <style:tab-stops>
          <style:tab-stop style:position="0.2429in"/>
        </style:tab-stops>
      </style:paragraph-properties>
    </style:style>
    <style:style style:name="P162" style:family="paragraph" style:parent-style-name="Text_20_body" style:list-style-name="WWNum8">
      <style:paragraph-properties fo:margin-left="0.0764in" fo:margin-right="1.0874in" fo:margin-top="0.0138in" fo:margin-bottom="0in" fo:line-height="0.1807in" fo:text-align="start" style:justify-single-word="false" fo:text-indent="0in" style:auto-text-indent="false">
        <style:tab-stops>
          <style:tab-stop style:position="0.2402in"/>
        </style:tab-stops>
      </style:paragraph-properties>
    </style:style>
    <style:style style:name="P163" style:family="paragraph" style:parent-style-name="Text_20_body" style:list-style-name="WWNum13">
      <style:paragraph-properties fo:margin-left="0.0764in" fo:margin-right="1.0874in" fo:margin-top="0.0055in" fo:margin-bottom="0in" fo:line-height="0.1807in" fo:text-align="start" style:justify-single-word="false" fo:text-indent="0in" style:auto-text-indent="false">
        <style:tab-stops>
          <style:tab-stop style:position="0.2429in"/>
        </style:tab-stops>
      </style:paragraph-properties>
    </style:style>
    <style:style style:name="P164" style:family="paragraph" style:parent-style-name="Text_20_body" style:list-style-name="WWNum7">
      <style:paragraph-properties fo:margin-left="0.0764in" fo:margin-right="1.0291in" fo:margin-top="0in" fo:margin-bottom="0in" fo:line-height="94%" fo:text-align="start" style:justify-single-word="false" fo:text-indent="0in" style:auto-text-indent="false">
        <style:tab-stops>
          <style:tab-stop style:position="0.2429in"/>
        </style:tab-stops>
      </style:paragraph-properties>
    </style:style>
    <style:style style:name="P165" style:family="paragraph" style:parent-style-name="Text_20_body" style:list-style-name="WWNum9">
      <style:paragraph-properties fo:margin-left="0.0764in" fo:margin-right="1.0291in" fo:margin-top="0.0161in" fo:margin-bottom="0in" fo:line-height="0.1807in" fo:text-align="start" style:justify-single-word="false" fo:text-indent="0in" style:auto-text-indent="false">
        <style:tab-stops>
          <style:tab-stop style:position="0.2429in"/>
        </style:tab-stops>
      </style:paragraph-properties>
    </style:style>
    <style:style style:name="P166" style:family="paragraph" style:parent-style-name="Text_20_body" style:list-style-name="WWNum7">
      <style:paragraph-properties fo:margin-left="0.0764in" fo:margin-right="0.4201in" fo:margin-top="0in" fo:margin-bottom="0in" fo:line-height="101%" fo:text-align="start" style:justify-single-word="false" fo:text-indent="0in" style:auto-text-indent="false">
        <style:tab-stops>
          <style:tab-stop style:position="0.2429in"/>
        </style:tab-stops>
      </style:paragraph-properties>
    </style:style>
    <style:style style:name="P167" style:family="paragraph" style:parent-style-name="Text_20_body" style:list-style-name="WWNum7">
      <style:paragraph-properties fo:margin-left="0.0764in" fo:margin-right="1.1252in" fo:margin-top="0in" fo:margin-bottom="0in" fo:line-height="101%" fo:text-align="start" style:justify-single-word="false" fo:text-indent="0in" style:auto-text-indent="false">
        <style:tab-stops>
          <style:tab-stop style:position="0.2429in"/>
        </style:tab-stops>
      </style:paragraph-properties>
    </style:style>
    <style:style style:name="P168" style:family="paragraph" style:parent-style-name="Text_20_body" style:list-style-name="WWNum9">
      <style:paragraph-properties fo:margin-left="0.0764in" fo:margin-right="1.0909in" fo:margin-top="0in" fo:margin-bottom="0in" fo:line-height="101%" fo:text-align="start" style:justify-single-word="false" fo:text-indent="0in" style:auto-text-indent="false">
        <style:tab-stops>
          <style:tab-stop style:position="0.2402in"/>
        </style:tab-stops>
      </style:paragraph-properties>
    </style:style>
    <style:style style:name="P169" style:family="paragraph" style:parent-style-name="Text_20_body" style:list-style-name="WWNum9">
      <style:paragraph-properties fo:margin-left="0.0764in" fo:margin-right="1.1492in" fo:margin-top="0in" fo:margin-bottom="0in" fo:line-height="101%" fo:text-align="start" style:justify-single-word="false" fo:text-indent="0in" style:auto-text-indent="false">
        <style:tab-stops>
          <style:tab-stop style:position="0.2402in"/>
        </style:tab-stops>
      </style:paragraph-properties>
    </style:style>
    <style:style style:name="P170" style:family="paragraph" style:parent-style-name="Text_20_body" style:list-style-name="WWNum9">
      <style:paragraph-properties fo:margin-left="0.0764in" fo:margin-right="0.85in" fo:margin-top="0in" fo:margin-bottom="0in" fo:line-height="94%" fo:text-align="start" style:justify-single-word="false" fo:text-indent="0in" style:auto-text-indent="false">
        <style:tab-stops>
          <style:tab-stop style:position="0.2429in"/>
        </style:tab-stops>
      </style:paragraph-properties>
    </style:style>
    <style:style style:name="P171" style:family="paragraph" style:parent-style-name="Text_20_body" style:list-style-name="L21">
      <style:paragraph-properties fo:margin-top="0.0161in" fo:margin-bottom="0in" fo:line-height="0.1807in" fo:text-align="start" style:justify-single-word="false">
        <style:tab-stops>
          <style:tab-stop style:position="0.2429in"/>
        </style:tab-stops>
      </style:paragraph-properties>
    </style:style>
    <style:style style:name="P172" style:family="paragraph" style:parent-style-name="Text_20_body" style:list-style-name="WWNum10">
      <style:paragraph-properties fo:margin-left="0.0764in" fo:margin-right="0.9201in" fo:margin-top="0.0138in" fo:margin-bottom="0in" fo:line-height="0.1807in" fo:text-align="start" style:justify-single-word="false" fo:text-indent="0in" style:auto-text-indent="false">
        <style:tab-stops>
          <style:tab-stop style:position="0.2429in"/>
        </style:tab-stops>
      </style:paragraph-properties>
    </style:style>
    <style:style style:name="P173" style:family="paragraph" style:parent-style-name="Text_20_body" style:list-style-name="WWNum11">
      <style:paragraph-properties fo:margin-left="0.0764in" fo:margin-right="1.0972in" fo:margin-top="0.0055in" fo:margin-bottom="0in" fo:line-height="0.1807in" fo:text-align="justify" style:justify-single-word="false" fo:text-indent="0in" style:auto-text-indent="false">
        <style:tab-stops>
          <style:tab-stop style:position="0.2429in"/>
        </style:tab-stops>
      </style:paragraph-properties>
    </style:style>
    <style:style style:name="P174" style:family="paragraph" style:parent-style-name="Text_20_body" style:list-style-name="WWNum12">
      <style:paragraph-properties fo:margin-left="0.0764in" fo:margin-right="1.2228in" fo:margin-top="0.0591in" fo:margin-bottom="0in" fo:line-height="0.1807in" fo:text-align="justify" style:justify-single-word="false" fo:text-indent="0in" style:auto-text-indent="false">
        <style:tab-stops>
          <style:tab-stop style:position="0.2429in"/>
        </style:tab-stops>
      </style:paragraph-properties>
    </style:style>
    <style:style style:name="P175" style:family="paragraph" style:parent-style-name="Text_20_body" style:list-style-name="WWNum13">
      <style:paragraph-properties fo:margin-left="0.2339in" fo:margin-right="0in" fo:margin-top="0.0028in" fo:margin-bottom="0in" fo:line-height="0.1862in" fo:text-align="justify" style:justify-single-word="false" fo:text-indent="-0.1575in" style:auto-text-indent="false">
        <style:tab-stops>
          <style:tab-stop style:position="0.2346in"/>
        </style:tab-stops>
      </style:paragraph-properties>
    </style:style>
    <style:style style:name="P176" style:family="paragraph" style:parent-style-name="Text_20_body" style:list-style-name="WWNum13">
      <style:paragraph-properties fo:margin-left="0.2339in" fo:margin-right="0in" fo:margin-top="0in" fo:margin-bottom="0in" fo:line-height="0.1807in" fo:text-align="justify" style:justify-single-word="false" fo:text-indent="-0.1575in" style:auto-text-indent="false">
        <style:tab-stops>
          <style:tab-stop style:position="0.2346in"/>
        </style:tab-stops>
      </style:paragraph-properties>
    </style:style>
    <style:style style:name="P177" style:family="paragraph" style:parent-style-name="Text_20_body" style:list-style-name="WWNum14">
      <style:paragraph-properties fo:margin-left="0.0764in" fo:margin-right="2.4744in" fo:margin-top="0.0055in" fo:margin-bottom="0in" fo:line-height="0.1807in" fo:text-align="start" style:justify-single-word="false" fo:text-indent="0in" style:auto-text-indent="false">
        <style:tab-stops>
          <style:tab-stop style:position="0.2429in"/>
        </style:tab-stops>
      </style:paragraph-properties>
    </style:style>
    <style:style style:name="P178" style:family="paragraph" style:parent-style-name="Text_20_body" style:list-style-name="L41">
      <style:paragraph-properties fo:margin-top="0.048in" fo:margin-bottom="0in" fo:line-height="0.1862in" fo:text-align="start" style:justify-single-word="false">
        <style:tab-stops>
          <style:tab-stop style:position="0.2429in"/>
        </style:tab-stops>
      </style:paragraph-properties>
    </style:style>
    <style:style style:name="P179" style:family="paragraph" style:parent-style-name="Text_20_body" style:list-style-name="WWNum15">
      <style:paragraph-properties fo:margin-left="0.0764in" fo:margin-right="0.5126in" fo:margin-top="0.0138in" fo:margin-bottom="0in" fo:line-height="0.1807in" fo:text-align="start" style:justify-single-word="false" fo:text-indent="0in" style:auto-text-indent="false">
        <style:tab-stops>
          <style:tab-stop style:position="0.2429in"/>
        </style:tab-stops>
      </style:paragraph-properties>
    </style:style>
    <style:style style:name="P180" style:family="paragraph" style:parent-style-name="Text_20_body" style:list-style-name="WWNum15">
      <style:paragraph-properties fo:margin-left="0.0764in" fo:margin-right="0.9957in" fo:margin-top="0.0055in" fo:margin-bottom="0in" fo:line-height="0.1807in" fo:text-align="start" style:justify-single-word="false" fo:text-indent="0in" style:auto-text-indent="false">
        <style:tab-stops>
          <style:tab-stop style:position="0.2429in"/>
        </style:tab-stops>
      </style:paragraph-properties>
    </style:style>
    <style:style style:name="P181" style:family="paragraph" style:parent-style-name="Text_20_body" style:list-style-name="WWNum16">
      <style:paragraph-properties fo:margin-left="0.0764in" fo:margin-right="0.9957in" fo:margin-top="0in" fo:margin-bottom="0in" fo:line-height="101%" fo:text-align="start" style:justify-single-word="false" fo:text-indent="0in" style:auto-text-indent="false">
        <style:tab-stops>
          <style:tab-stop style:position="0.2402in"/>
        </style:tab-stops>
      </style:paragraph-properties>
    </style:style>
    <style:style style:name="P182" style:family="paragraph" style:parent-style-name="Text_20_body" style:list-style-name="WWNum16">
      <style:paragraph-properties fo:margin-left="0.0764in" fo:margin-right="1.1484in" fo:margin-top="0in" fo:margin-bottom="0in" fo:line-height="101%" fo:text-align="start" style:justify-single-word="false" fo:text-indent="0in" style:auto-text-indent="false">
        <style:tab-stops>
          <style:tab-stop style:position="0.2429in"/>
        </style:tab-stops>
      </style:paragraph-properties>
    </style:style>
    <style:style style:name="P183" style:family="paragraph" style:parent-style-name="Text_20_body" style:list-style-name="WWNum16">
      <style:paragraph-properties fo:margin-left="0.0764in" fo:margin-right="1.2193in" fo:margin-top="0in" fo:margin-bottom="0in" fo:line-height="94%" fo:text-align="start" style:justify-single-word="false" fo:text-indent="0in" style:auto-text-indent="false">
        <style:tab-stops>
          <style:tab-stop style:position="0.2402in"/>
        </style:tab-stops>
      </style:paragraph-properties>
    </style:style>
    <style:style style:name="P184" style:family="paragraph" style:list-style-name="WWNum11"/>
    <style:style style:name="P185" style:family="paragraph" style:list-style-name="L27"/>
    <style:style style:name="P186" style:family="paragraph" style:list-style-name="L28"/>
    <style:style style:name="P187" style:family="paragraph" style:parent-style-name="Preformatted_20_Text">
      <style:text-properties fo:font-variant="normal" fo:text-transform="none" fo:color="#000000" fo:letter-spacing="normal" fo:font-style="normal" fo:font-weight="normal"/>
    </style:style>
    <style:style style:name="P188" style:family="paragraph" style:parent-style-name="Preformatted_20_Text">
      <style:paragraph-properties fo:margin-top="0in" fo:margin-bottom="0.1965in"/>
      <style:text-properties fo:font-variant="normal" fo:text-transform="none" fo:color="#000000" fo:letter-spacing="normal" fo:font-style="normal" fo:font-weight="normal"/>
    </style:style>
    <style:style style:name="P189" style:family="paragraph" style:parent-style-name="Preformatted_20_Text">
      <style:paragraph-properties fo:margin-left="0.0764in" fo:margin-right="0.7965in" fo:margin-top="0.0173in" fo:margin-bottom="0in" fo:line-height="0.1807in" fo:text-align="start" style:justify-single-word="false" fo:text-indent="0in" style:auto-text-indent="false"/>
      <style:text-properties fo:font-variant="normal" fo:text-transform="none" fo:color="#000000" fo:letter-spacing="normal" fo:font-style="normal" fo:font-weight="normal"/>
    </style:style>
    <style:style style:name="T1" style:family="text">
      <style:text-properties fo:letter-spacing="-0.0008in"/>
    </style:style>
    <style:style style:name="T2" style:family="text">
      <style:text-properties fo:letter-spacing="-0.0008in" style:text-scale="90%"/>
    </style:style>
    <style:style style:name="T3" style:family="text">
      <style:text-properties fo:letter-spacing="-0.0028in"/>
    </style:style>
    <style:style style:name="T4" style:family="text">
      <style:text-properties fo:letter-spacing="-0.002in"/>
    </style:style>
    <style:style style:name="T5" style:family="text">
      <style:text-properties fo:letter-spacing="-0.0055in"/>
    </style:style>
    <style:style style:name="T6" style:family="text">
      <style:text-properties fo:letter-spacing="-0.0043in"/>
    </style:style>
    <style:style style:name="T7" style:family="text">
      <style:text-properties fo:letter-spacing="0.0453in"/>
    </style:style>
    <style:style style:name="T8" style:family="text">
      <style:text-properties style:text-scale="99%"/>
    </style:style>
    <style:style style:name="T9" style:family="text">
      <style:text-properties fo:letter-spacing="-0.0016in"/>
    </style:style>
    <style:style style:name="T10" style:family="text">
      <style:text-properties fo:letter-spacing="-0.0016in" style:text-scale="90%"/>
    </style:style>
    <style:style style:name="T11" style:family="text">
      <style:text-properties fo:letter-spacing="-0.0047in"/>
    </style:style>
    <style:style style:name="T12" style:family="text">
      <style:text-properties fo:letter-spacing="-0.0075in"/>
    </style:style>
    <style:style style:name="T13" style:family="text">
      <style:text-properties fo:letter-spacing="-0.0071in"/>
    </style:style>
    <style:style style:name="T14" style:family="text">
      <style:text-properties fo:letter-spacing="-0.0102in"/>
    </style:style>
    <style:style style:name="T15" style:family="text">
      <style:text-properties fo:letter-spacing="-0.0035in"/>
    </style:style>
    <style:style style:name="T16" style:family="text">
      <style:text-properties fo:letter-spacing="0.0311in"/>
    </style:style>
    <style:style style:name="T17" style:family="text">
      <style:text-properties fo:letter-spacing="0.0563in"/>
    </style:style>
    <style:style style:name="T18" style:family="text">
      <style:text-properties fo:letter-spacing="0.0354in"/>
    </style:style>
    <style:style style:name="T19" style:family="text">
      <style:text-properties fo:letter-spacing="0.0354in" style:text-scale="99%"/>
    </style:style>
    <style:style style:name="T20" style:family="text">
      <style:text-properties fo:letter-spacing="-0.0098in"/>
    </style:style>
    <style:style style:name="T21" style:family="text">
      <style:text-properties fo:letter-spacing="0.0701in"/>
    </style:style>
    <style:style style:name="T22" style:family="text">
      <style:text-properties fo:letter-spacing="0.0189in"/>
    </style:style>
    <style:style style:name="T23" style:family="text">
      <style:text-properties fo:letter-spacing="0.0189in" style:text-scale="99%"/>
    </style:style>
    <style:style style:name="T24" style:family="text">
      <style:text-properties fo:letter-spacing="-0.0063in"/>
    </style:style>
    <style:style style:name="T25" style:family="text">
      <style:text-properties fo:letter-spacing="-0.011in"/>
    </style:style>
    <style:style style:name="T26" style:family="text">
      <style:text-properties fo:letter-spacing="0.0201in"/>
    </style:style>
    <style:style style:name="T27" style:family="text">
      <style:text-properties fo:letter-spacing="0.0201in" style:text-scale="99%"/>
    </style:style>
    <style:style style:name="T28" style:family="text">
      <style:text-properties fo:letter-spacing="-0.0083in"/>
    </style:style>
    <style:style style:name="T29" style:family="text">
      <style:text-properties fo:letter-spacing="0.0339in"/>
    </style:style>
    <style:style style:name="T30" style:family="text">
      <style:text-properties fo:letter-spacing="0.0228in"/>
    </style:style>
    <style:style style:name="T31" style:family="text">
      <style:text-properties fo:letter-spacing="0.0228in" style:text-scale="90%"/>
    </style:style>
    <style:style style:name="T32" style:family="text">
      <style:text-properties fo:letter-spacing="0.0256in"/>
    </style:style>
    <style:style style:name="T33" style:family="text">
      <style:text-properties fo:letter-spacing="0.0256in" style:text-scale="99%"/>
    </style:style>
    <style:style style:name="T34" style:family="text">
      <style:text-properties fo:letter-spacing="0.0193in"/>
    </style:style>
    <style:style style:name="T35" style:family="text">
      <style:text-properties fo:letter-spacing="0.0193in" style:text-scale="99%"/>
    </style:style>
    <style:style style:name="T36" style:family="text">
      <style:text-properties fo:letter-spacing="0.0398in"/>
    </style:style>
    <style:style style:name="T37" style:family="text">
      <style:text-properties fo:letter-spacing="0.0409in" style:text-scale="99%"/>
    </style:style>
    <style:style style:name="T38" style:family="text">
      <style:text-properties fo:letter-spacing="0.0244in"/>
    </style:style>
    <style:style style:name="T39" style:family="text">
      <style:text-properties fo:letter-spacing="0.0327in"/>
    </style:style>
    <style:style style:name="T40" style:family="text">
      <style:text-properties fo:letter-spacing="0.0181in"/>
    </style:style>
    <style:style style:name="T41" style:family="text">
      <style:text-properties fo:letter-spacing="0.0181in" style:text-scale="99%"/>
    </style:style>
    <style:style style:name="T42" style:family="text">
      <style:text-properties fo:letter-spacing="0.0362in"/>
    </style:style>
    <style:style style:name="T43" style:family="text">
      <style:text-properties fo:letter-spacing="-0.0118in"/>
    </style:style>
    <style:style style:name="T44" style:family="text">
      <style:text-properties fo:letter-spacing="0.0382in" style:text-scale="99%"/>
    </style:style>
    <style:style style:name="T45" style:family="text">
      <style:text-properties fo:letter-spacing="0.0264in"/>
    </style:style>
    <style:style style:name="T46" style:family="text">
      <style:text-properties fo:letter-spacing="0.0272in"/>
    </style:style>
    <style:style style:name="T47" style:family="text">
      <style:text-properties fo:letter-spacing="0.0272in" style:text-scale="99%"/>
    </style:style>
    <style:style style:name="T48" style:family="text">
      <style:text-properties fo:letter-spacing="-0.0193in"/>
    </style:style>
    <style:style style:name="T49" style:family="text">
      <style:text-properties fo:letter-spacing="-0.0189in"/>
    </style:style>
    <style:style style:name="T50" style:family="text">
      <style:text-properties fo:letter-spacing="-0.0154in"/>
    </style:style>
    <style:style style:name="T51" style:family="text">
      <style:text-properties fo:letter-spacing="0.0299in" style:text-scale="99%"/>
    </style:style>
    <style:style style:name="T52" style:family="text">
      <style:text-properties fo:letter-spacing="-0.0126in"/>
    </style:style>
    <style:style style:name="T53" style:family="text">
      <style:text-properties fo:letter-spacing="-0.0209in"/>
    </style:style>
    <style:style style:name="T54" style:family="text">
      <style:text-properties fo:letter-spacing="-0.0161in"/>
    </style:style>
    <style:style style:name="T55" style:family="text">
      <style:text-properties fo:letter-spacing="-0.0165in"/>
    </style:style>
    <style:style style:name="T56" style:family="text">
      <style:text-properties fo:letter-spacing="-0.0091in"/>
    </style:style>
    <style:style style:name="T57" style:family="text">
      <style:text-properties fo:letter-spacing="0.048in"/>
    </style:style>
    <style:style style:name="T58" style:family="text">
      <style:text-properties fo:letter-spacing="0.0283in"/>
    </style:style>
    <style:style style:name="T59" style:family="text">
      <style:text-properties fo:letter-spacing="-0.0134in"/>
    </style:style>
    <style:style style:name="T60" style:family="text">
      <style:text-properties fo:letter-spacing="-0.0138in"/>
    </style:style>
    <style:style style:name="T61" style:family="text">
      <style:text-properties fo:letter-spacing="-0.0228in"/>
    </style:style>
    <style:style style:name="T62" style:family="text">
      <style:text-properties fo:letter-spacing="-0.0217in"/>
    </style:style>
    <style:style style:name="T63" style:family="text">
      <style:text-properties fo:letter-spacing="-0.022in"/>
    </style:style>
    <style:style style:name="T64" style:family="text">
      <style:text-properties fo:letter-spacing="0.0138in" style:text-scale="99%"/>
    </style:style>
    <style:style style:name="T65" style:family="text">
      <style:text-properties fo:letter-spacing="0.0618in"/>
    </style:style>
    <style:style style:name="T66" style:family="text">
      <style:text-properties fo:letter-spacing="0.0366in"/>
    </style:style>
    <style:style style:name="T67" style:family="text">
      <style:text-properties style:text-position="super 58%" fo:letter-spacing="-0.0008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3264in" fo:text-indent="-0.25in" fo:margin-left="0.326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764in" fo:text-indent="-0.25in" fo:margin-left="0.576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264in" fo:text-indent="-0.25in" fo:margin-left="0.826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764in" fo:text-indent="-0.25in" fo:margin-left="1.076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264in" fo:text-indent="-0.25in" fo:margin-left="1.326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764in" fo:text-indent="-0.25in" fo:margin-left="1.576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8264in" fo:text-indent="-0.25in" fo:margin-left="1.826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0764in" fo:text-indent="-0.25in" fo:margin-left="2.076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3264in" fo:text-indent="-0.25in" fo:margin-left="2.326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764in" fo:text-indent="-0.25in" fo:margin-left="2.5764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3264in" fo:text-indent="-0.25in" fo:margin-left="0.326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764in" fo:text-indent="-0.25in" fo:margin-left="0.576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264in" fo:text-indent="-0.25in" fo:margin-left="0.826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764in" fo:text-indent="-0.25in" fo:margin-left="1.076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264in" fo:text-indent="-0.25in" fo:margin-left="1.326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764in" fo:text-indent="-0.25in" fo:margin-left="1.576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8264in" fo:text-indent="-0.25in" fo:margin-left="1.826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0764in" fo:text-indent="-0.25in" fo:margin-left="2.076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3264in" fo:text-indent="-0.25in" fo:margin-left="2.326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764in" fo:text-indent="-0.25in" fo:margin-left="2.5764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3264in" fo:text-indent="-0.25in" fo:margin-left="0.326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764in" fo:text-indent="-0.25in" fo:margin-left="0.576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264in" fo:text-indent="-0.25in" fo:margin-left="0.826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764in" fo:text-indent="-0.25in" fo:margin-left="1.076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264in" fo:text-indent="-0.25in" fo:margin-left="1.326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764in" fo:text-indent="-0.25in" fo:margin-left="1.576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8264in" fo:text-indent="-0.25in" fo:margin-left="1.826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0764in" fo:text-indent="-0.25in" fo:margin-left="2.076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3264in" fo:text-indent="-0.25in" fo:margin-left="2.326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764in" fo:text-indent="-0.25in" fo:margin-left="2.5764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3264in" fo:text-indent="-0.25in" fo:margin-left="0.326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764in" fo:text-indent="-0.25in" fo:margin-left="0.576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264in" fo:text-indent="-0.25in" fo:margin-left="0.826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764in" fo:text-indent="-0.25in" fo:margin-left="1.076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264in" fo:text-indent="-0.25in" fo:margin-left="1.326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764in" fo:text-indent="-0.25in" fo:margin-left="1.576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8264in" fo:text-indent="-0.25in" fo:margin-left="1.826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0764in" fo:text-indent="-0.25in" fo:margin-left="2.076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3264in" fo:text-indent="-0.25in" fo:margin-left="2.326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764in" fo:text-indent="-0.25in" fo:margin-left="2.5764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3264in" fo:text-indent="-0.25in" fo:margin-left="0.326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764in" fo:text-indent="-0.25in" fo:margin-left="0.576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264in" fo:text-indent="-0.25in" fo:margin-left="0.826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764in" fo:text-indent="-0.25in" fo:margin-left="1.076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264in" fo:text-indent="-0.25in" fo:margin-left="1.326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764in" fo:text-indent="-0.25in" fo:margin-left="1.576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8264in" fo:text-indent="-0.25in" fo:margin-left="1.826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0764in" fo:text-indent="-0.25in" fo:margin-left="2.076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3264in" fo:text-indent="-0.25in" fo:margin-left="2.326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764in" fo:text-indent="-0.25in" fo:margin-left="2.5764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3264in" fo:text-indent="-0.25in" fo:margin-left="0.326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764in" fo:text-indent="-0.25in" fo:margin-left="0.576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264in" fo:text-indent="-0.25in" fo:margin-left="0.826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764in" fo:text-indent="-0.25in" fo:margin-left="1.076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264in" fo:text-indent="-0.25in" fo:margin-left="1.326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764in" fo:text-indent="-0.25in" fo:margin-left="1.576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8264in" fo:text-indent="-0.25in" fo:margin-left="1.826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0764in" fo:text-indent="-0.25in" fo:margin-left="2.076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3264in" fo:text-indent="-0.25in" fo:margin-left="2.326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764in" fo:text-indent="-0.25in" fo:margin-left="2.5764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3264in" fo:text-indent="-0.25in" fo:margin-left="0.326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764in" fo:text-indent="-0.25in" fo:margin-left="0.576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264in" fo:text-indent="-0.25in" fo:margin-left="0.826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764in" fo:text-indent="-0.25in" fo:margin-left="1.076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264in" fo:text-indent="-0.25in" fo:margin-left="1.326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764in" fo:text-indent="-0.25in" fo:margin-left="1.576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8264in" fo:text-indent="-0.25in" fo:margin-left="1.826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0764in" fo:text-indent="-0.25in" fo:margin-left="2.076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3264in" fo:text-indent="-0.25in" fo:margin-left="2.326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764in" fo:text-indent="-0.25in" fo:margin-left="2.5764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3264in" fo:text-indent="-0.25in" fo:margin-left="0.326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764in" fo:text-indent="-0.25in" fo:margin-left="0.576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264in" fo:text-indent="-0.25in" fo:margin-left="0.826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764in" fo:text-indent="-0.25in" fo:margin-left="1.076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264in" fo:text-indent="-0.25in" fo:margin-left="1.326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764in" fo:text-indent="-0.25in" fo:margin-left="1.576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8264in" fo:text-indent="-0.25in" fo:margin-left="1.826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0764in" fo:text-indent="-0.25in" fo:margin-left="2.076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3264in" fo:text-indent="-0.25in" fo:margin-left="2.326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764in" fo:text-indent="-0.25in" fo:margin-left="2.5764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3264in" fo:text-indent="-0.25in" fo:margin-left="0.326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764in" fo:text-indent="-0.25in" fo:margin-left="0.576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264in" fo:text-indent="-0.25in" fo:margin-left="0.826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764in" fo:text-indent="-0.25in" fo:margin-left="1.076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264in" fo:text-indent="-0.25in" fo:margin-left="1.326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764in" fo:text-indent="-0.25in" fo:margin-left="1.576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8264in" fo:text-indent="-0.25in" fo:margin-left="1.826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0764in" fo:text-indent="-0.25in" fo:margin-left="2.076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3264in" fo:text-indent="-0.25in" fo:margin-left="2.326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764in" fo:text-indent="-0.25in" fo:margin-left="2.5764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3264in" fo:text-indent="-0.25in" fo:margin-left="0.326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764in" fo:text-indent="-0.25in" fo:margin-left="0.576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264in" fo:text-indent="-0.25in" fo:margin-left="0.826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764in" fo:text-indent="-0.25in" fo:margin-left="1.076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264in" fo:text-indent="-0.25in" fo:margin-left="1.326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764in" fo:text-indent="-0.25in" fo:margin-left="1.576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8264in" fo:text-indent="-0.25in" fo:margin-left="1.826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0764in" fo:text-indent="-0.25in" fo:margin-left="2.076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3264in" fo:text-indent="-0.25in" fo:margin-left="2.326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764in" fo:text-indent="-0.25in" fo:margin-left="2.5764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3264in" fo:text-indent="-0.25in" fo:margin-left="0.326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764in" fo:text-indent="-0.25in" fo:margin-left="0.576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264in" fo:text-indent="-0.25in" fo:margin-left="0.826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764in" fo:text-indent="-0.25in" fo:margin-left="1.076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264in" fo:text-indent="-0.25in" fo:margin-left="1.326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764in" fo:text-indent="-0.25in" fo:margin-left="1.576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8264in" fo:text-indent="-0.25in" fo:margin-left="1.826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0764in" fo:text-indent="-0.25in" fo:margin-left="2.076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3264in" fo:text-indent="-0.25in" fo:margin-left="2.326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764in" fo:text-indent="-0.25in" fo:margin-left="2.5764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3264in" fo:text-indent="-0.25in" fo:margin-left="0.326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764in" fo:text-indent="-0.25in" fo:margin-left="0.576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264in" fo:text-indent="-0.25in" fo:margin-left="0.826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764in" fo:text-indent="-0.25in" fo:margin-left="1.076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264in" fo:text-indent="-0.25in" fo:margin-left="1.326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764in" fo:text-indent="-0.25in" fo:margin-left="1.576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8264in" fo:text-indent="-0.25in" fo:margin-left="1.826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0764in" fo:text-indent="-0.25in" fo:margin-left="2.076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3264in" fo:text-indent="-0.25in" fo:margin-left="2.326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764in" fo:text-indent="-0.25in" fo:margin-left="2.5764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3264in" fo:text-indent="-0.25in" fo:margin-left="0.326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764in" fo:text-indent="-0.25in" fo:margin-left="0.576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264in" fo:text-indent="-0.25in" fo:margin-left="0.826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764in" fo:text-indent="-0.25in" fo:margin-left="1.076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264in" fo:text-indent="-0.25in" fo:margin-left="1.326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764in" fo:text-indent="-0.25in" fo:margin-left="1.576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8264in" fo:text-indent="-0.25in" fo:margin-left="1.826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0764in" fo:text-indent="-0.25in" fo:margin-left="2.076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3264in" fo:text-indent="-0.25in" fo:margin-left="2.326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764in" fo:text-indent="-0.25in" fo:margin-left="2.5764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3264in" fo:text-indent="-0.25in" fo:margin-left="0.326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764in" fo:text-indent="-0.25in" fo:margin-left="0.576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264in" fo:text-indent="-0.25in" fo:margin-left="0.826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764in" fo:text-indent="-0.25in" fo:margin-left="1.076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264in" fo:text-indent="-0.25in" fo:margin-left="1.326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764in" fo:text-indent="-0.25in" fo:margin-left="1.576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8264in" fo:text-indent="-0.25in" fo:margin-left="1.826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0764in" fo:text-indent="-0.25in" fo:margin-left="2.076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3264in" fo:text-indent="-0.25in" fo:margin-left="2.326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764in" fo:text-indent="-0.25in" fo:margin-left="2.5764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3264in" fo:text-indent="-0.25in" fo:margin-left="0.326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764in" fo:text-indent="-0.25in" fo:margin-left="0.576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264in" fo:text-indent="-0.25in" fo:margin-left="0.826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764in" fo:text-indent="-0.25in" fo:margin-left="1.076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264in" fo:text-indent="-0.25in" fo:margin-left="1.326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764in" fo:text-indent="-0.25in" fo:margin-left="1.576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8264in" fo:text-indent="-0.25in" fo:margin-left="1.826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0764in" fo:text-indent="-0.25in" fo:margin-left="2.076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3264in" fo:text-indent="-0.25in" fo:margin-left="2.326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764in" fo:text-indent="-0.25in" fo:margin-left="2.5764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3264in" fo:text-indent="-0.25in" fo:margin-left="0.326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764in" fo:text-indent="-0.25in" fo:margin-left="0.576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264in" fo:text-indent="-0.25in" fo:margin-left="0.826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764in" fo:text-indent="-0.25in" fo:margin-left="1.076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264in" fo:text-indent="-0.25in" fo:margin-left="1.326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764in" fo:text-indent="-0.25in" fo:margin-left="1.576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8264in" fo:text-indent="-0.25in" fo:margin-left="1.826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0764in" fo:text-indent="-0.25in" fo:margin-left="2.076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3264in" fo:text-indent="-0.25in" fo:margin-left="2.326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764in" fo:text-indent="-0.25in" fo:margin-left="2.5764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3264in" fo:text-indent="-0.25in" fo:margin-left="0.326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764in" fo:text-indent="-0.25in" fo:margin-left="0.576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264in" fo:text-indent="-0.25in" fo:margin-left="0.826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764in" fo:text-indent="-0.25in" fo:margin-left="1.076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264in" fo:text-indent="-0.25in" fo:margin-left="1.326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764in" fo:text-indent="-0.25in" fo:margin-left="1.576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8264in" fo:text-indent="-0.25in" fo:margin-left="1.826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0764in" fo:text-indent="-0.25in" fo:margin-left="2.076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3264in" fo:text-indent="-0.25in" fo:margin-left="2.326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764in" fo:text-indent="-0.25in" fo:margin-left="2.5764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3264in" fo:text-indent="-0.25in" fo:margin-left="0.326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764in" fo:text-indent="-0.25in" fo:margin-left="0.576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264in" fo:text-indent="-0.25in" fo:margin-left="0.826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764in" fo:text-indent="-0.25in" fo:margin-left="1.076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264in" fo:text-indent="-0.25in" fo:margin-left="1.326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764in" fo:text-indent="-0.25in" fo:margin-left="1.576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8264in" fo:text-indent="-0.25in" fo:margin-left="1.826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0764in" fo:text-indent="-0.25in" fo:margin-left="2.076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3264in" fo:text-indent="-0.25in" fo:margin-left="2.326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764in" fo:text-indent="-0.25in" fo:margin-left="2.5764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3264in" fo:text-indent="-0.25in" fo:margin-left="0.326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764in" fo:text-indent="-0.25in" fo:margin-left="0.576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264in" fo:text-indent="-0.25in" fo:margin-left="0.826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764in" fo:text-indent="-0.25in" fo:margin-left="1.076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264in" fo:text-indent="-0.25in" fo:margin-left="1.326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764in" fo:text-indent="-0.25in" fo:margin-left="1.576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8264in" fo:text-indent="-0.25in" fo:margin-left="1.826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0764in" fo:text-indent="-0.25in" fo:margin-left="2.076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3264in" fo:text-indent="-0.25in" fo:margin-left="2.326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764in" fo:text-indent="-0.25in" fo:margin-left="2.5764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3264in" fo:text-indent="-0.25in" fo:margin-left="0.326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764in" fo:text-indent="-0.25in" fo:margin-left="0.576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264in" fo:text-indent="-0.25in" fo:margin-left="0.826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764in" fo:text-indent="-0.25in" fo:margin-left="1.076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264in" fo:text-indent="-0.25in" fo:margin-left="1.326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764in" fo:text-indent="-0.25in" fo:margin-left="1.576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8264in" fo:text-indent="-0.25in" fo:margin-left="1.826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0764in" fo:text-indent="-0.25in" fo:margin-left="2.076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3264in" fo:text-indent="-0.25in" fo:margin-left="2.326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764in" fo:text-indent="-0.25in" fo:margin-left="2.5764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3264in" fo:text-indent="-0.25in" fo:margin-left="0.326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764in" fo:text-indent="-0.25in" fo:margin-left="0.576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264in" fo:text-indent="-0.25in" fo:margin-left="0.826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764in" fo:text-indent="-0.25in" fo:margin-left="1.076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264in" fo:text-indent="-0.25in" fo:margin-left="1.326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764in" fo:text-indent="-0.25in" fo:margin-left="1.576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8264in" fo:text-indent="-0.25in" fo:margin-left="1.826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0764in" fo:text-indent="-0.25in" fo:margin-left="2.076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3264in" fo:text-indent="-0.25in" fo:margin-left="2.326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764in" fo:text-indent="-0.25in" fo:margin-left="2.5764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3264in" fo:text-indent="-0.25in" fo:margin-left="0.326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764in" fo:text-indent="-0.25in" fo:margin-left="0.576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264in" fo:text-indent="-0.25in" fo:margin-left="0.826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764in" fo:text-indent="-0.25in" fo:margin-left="1.076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264in" fo:text-indent="-0.25in" fo:margin-left="1.326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764in" fo:text-indent="-0.25in" fo:margin-left="1.576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8264in" fo:text-indent="-0.25in" fo:margin-left="1.826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0764in" fo:text-indent="-0.25in" fo:margin-left="2.076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3264in" fo:text-indent="-0.25in" fo:margin-left="2.326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764in" fo:text-indent="-0.25in" fo:margin-left="2.5764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3264in" fo:text-indent="-0.25in" fo:margin-left="0.326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764in" fo:text-indent="-0.25in" fo:margin-left="0.576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264in" fo:text-indent="-0.25in" fo:margin-left="0.826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764in" fo:text-indent="-0.25in" fo:margin-left="1.076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264in" fo:text-indent="-0.25in" fo:margin-left="1.326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764in" fo:text-indent="-0.25in" fo:margin-left="1.576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8264in" fo:text-indent="-0.25in" fo:margin-left="1.826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0764in" fo:text-indent="-0.25in" fo:margin-left="2.076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3264in" fo:text-indent="-0.25in" fo:margin-left="2.326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764in" fo:text-indent="-0.25in" fo:margin-left="2.5764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3264in" fo:text-indent="-0.25in" fo:margin-left="0.326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764in" fo:text-indent="-0.25in" fo:margin-left="0.576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264in" fo:text-indent="-0.25in" fo:margin-left="0.826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764in" fo:text-indent="-0.25in" fo:margin-left="1.076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264in" fo:text-indent="-0.25in" fo:margin-left="1.326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764in" fo:text-indent="-0.25in" fo:margin-left="1.576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8264in" fo:text-indent="-0.25in" fo:margin-left="1.826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0764in" fo:text-indent="-0.25in" fo:margin-left="2.076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3264in" fo:text-indent="-0.25in" fo:margin-left="2.326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764in" fo:text-indent="-0.25in" fo:margin-left="2.5764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3264in" fo:text-indent="-0.25in" fo:margin-left="0.326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764in" fo:text-indent="-0.25in" fo:margin-left="0.576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264in" fo:text-indent="-0.25in" fo:margin-left="0.826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764in" fo:text-indent="-0.25in" fo:margin-left="1.076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264in" fo:text-indent="-0.25in" fo:margin-left="1.326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764in" fo:text-indent="-0.25in" fo:margin-left="1.576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8264in" fo:text-indent="-0.25in" fo:margin-left="1.826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0764in" fo:text-indent="-0.25in" fo:margin-left="2.076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3264in" fo:text-indent="-0.25in" fo:margin-left="2.326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764in" fo:text-indent="-0.25in" fo:margin-left="2.5764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3264in" fo:text-indent="-0.25in" fo:margin-left="0.326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764in" fo:text-indent="-0.25in" fo:margin-left="0.576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264in" fo:text-indent="-0.25in" fo:margin-left="0.826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764in" fo:text-indent="-0.25in" fo:margin-left="1.076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264in" fo:text-indent="-0.25in" fo:margin-left="1.326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764in" fo:text-indent="-0.25in" fo:margin-left="1.576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8264in" fo:text-indent="-0.25in" fo:margin-left="1.826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0764in" fo:text-indent="-0.25in" fo:margin-left="2.076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3264in" fo:text-indent="-0.25in" fo:margin-left="2.326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764in" fo:text-indent="-0.25in" fo:margin-left="2.5764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3972in" fo:text-indent="-0.25in" fo:margin-left="0.397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472in" fo:text-indent="-0.25in" fo:margin-left="0.647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972in" fo:text-indent="-0.25in" fo:margin-left="0.897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472in" fo:text-indent="-0.25in" fo:margin-left="1.147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972in" fo:text-indent="-0.25in" fo:margin-left="1.397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6472in" fo:text-indent="-0.25in" fo:margin-left="1.647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8972in" fo:text-indent="-0.25in" fo:margin-left="1.897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1472in" fo:text-indent="-0.25in" fo:margin-left="2.147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3972in" fo:text-indent="-0.25in" fo:margin-left="2.397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6472in" fo:text-indent="-0.25in" fo:margin-left="2.6472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3264in" fo:text-indent="-0.25in" fo:margin-left="0.326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764in" fo:text-indent="-0.25in" fo:margin-left="0.576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264in" fo:text-indent="-0.25in" fo:margin-left="0.826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764in" fo:text-indent="-0.25in" fo:margin-left="1.076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264in" fo:text-indent="-0.25in" fo:margin-left="1.326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764in" fo:text-indent="-0.25in" fo:margin-left="1.576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8264in" fo:text-indent="-0.25in" fo:margin-left="1.826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0764in" fo:text-indent="-0.25in" fo:margin-left="2.076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3264in" fo:text-indent="-0.25in" fo:margin-left="2.326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764in" fo:text-indent="-0.25in" fo:margin-left="2.5764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3264in" fo:text-indent="-0.25in" fo:margin-left="0.326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764in" fo:text-indent="-0.25in" fo:margin-left="0.576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264in" fo:text-indent="-0.25in" fo:margin-left="0.826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764in" fo:text-indent="-0.25in" fo:margin-left="1.076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264in" fo:text-indent="-0.25in" fo:margin-left="1.326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764in" fo:text-indent="-0.25in" fo:margin-left="1.576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8264in" fo:text-indent="-0.25in" fo:margin-left="1.826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0764in" fo:text-indent="-0.25in" fo:margin-left="2.076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3264in" fo:text-indent="-0.25in" fo:margin-left="2.326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764in" fo:text-indent="-0.25in" fo:margin-left="2.5764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3264in" fo:text-indent="-0.25in" fo:margin-left="0.326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764in" fo:text-indent="-0.25in" fo:margin-left="0.576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264in" fo:text-indent="-0.25in" fo:margin-left="0.826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764in" fo:text-indent="-0.25in" fo:margin-left="1.076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264in" fo:text-indent="-0.25in" fo:margin-left="1.326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764in" fo:text-indent="-0.25in" fo:margin-left="1.576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8264in" fo:text-indent="-0.25in" fo:margin-left="1.826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0764in" fo:text-indent="-0.25in" fo:margin-left="2.076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3264in" fo:text-indent="-0.25in" fo:margin-left="2.326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764in" fo:text-indent="-0.25in" fo:margin-left="2.5764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3264in" fo:text-indent="-0.25in" fo:margin-left="0.326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764in" fo:text-indent="-0.25in" fo:margin-left="0.576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264in" fo:text-indent="-0.25in" fo:margin-left="0.826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764in" fo:text-indent="-0.25in" fo:margin-left="1.076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264in" fo:text-indent="-0.25in" fo:margin-left="1.326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764in" fo:text-indent="-0.25in" fo:margin-left="1.576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8264in" fo:text-indent="-0.25in" fo:margin-left="1.826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0764in" fo:text-indent="-0.25in" fo:margin-left="2.076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3264in" fo:text-indent="-0.25in" fo:margin-left="2.326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764in" fo:text-indent="-0.25in" fo:margin-left="2.5764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3264in" fo:text-indent="-0.25in" fo:margin-left="0.326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764in" fo:text-indent="-0.25in" fo:margin-left="0.576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264in" fo:text-indent="-0.25in" fo:margin-left="0.826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764in" fo:text-indent="-0.25in" fo:margin-left="1.076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264in" fo:text-indent="-0.25in" fo:margin-left="1.326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764in" fo:text-indent="-0.25in" fo:margin-left="1.576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8264in" fo:text-indent="-0.25in" fo:margin-left="1.826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0764in" fo:text-indent="-0.25in" fo:margin-left="2.076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3264in" fo:text-indent="-0.25in" fo:margin-left="2.326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764in" fo:text-indent="-0.25in" fo:margin-left="2.5764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3264in" fo:text-indent="-0.25in" fo:margin-left="0.326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764in" fo:text-indent="-0.25in" fo:margin-left="0.576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264in" fo:text-indent="-0.25in" fo:margin-left="0.826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764in" fo:text-indent="-0.25in" fo:margin-left="1.076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264in" fo:text-indent="-0.25in" fo:margin-left="1.326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764in" fo:text-indent="-0.25in" fo:margin-left="1.576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8264in" fo:text-indent="-0.25in" fo:margin-left="1.826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0764in" fo:text-indent="-0.25in" fo:margin-left="2.076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3264in" fo:text-indent="-0.25in" fo:margin-left="2.326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764in" fo:text-indent="-0.25in" fo:margin-left="2.5764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3264in" fo:text-indent="-0.25in" fo:margin-left="0.326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764in" fo:text-indent="-0.25in" fo:margin-left="0.576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264in" fo:text-indent="-0.25in" fo:margin-left="0.826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764in" fo:text-indent="-0.25in" fo:margin-left="1.076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264in" fo:text-indent="-0.25in" fo:margin-left="1.326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764in" fo:text-indent="-0.25in" fo:margin-left="1.576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8264in" fo:text-indent="-0.25in" fo:margin-left="1.826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0764in" fo:text-indent="-0.25in" fo:margin-left="2.076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3264in" fo:text-indent="-0.25in" fo:margin-left="2.326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764in" fo:text-indent="-0.25in" fo:margin-left="2.5764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3264in" fo:text-indent="-0.25in" fo:margin-left="0.326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764in" fo:text-indent="-0.25in" fo:margin-left="0.576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264in" fo:text-indent="-0.25in" fo:margin-left="0.826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764in" fo:text-indent="-0.25in" fo:margin-left="1.076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264in" fo:text-indent="-0.25in" fo:margin-left="1.326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764in" fo:text-indent="-0.25in" fo:margin-left="1.576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8264in" fo:text-indent="-0.25in" fo:margin-left="1.826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0764in" fo:text-indent="-0.25in" fo:margin-left="2.076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3264in" fo:text-indent="-0.25in" fo:margin-left="2.326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764in" fo:text-indent="-0.25in" fo:margin-left="2.5764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764in" fo:text-indent="-0.25in" fo:margin-left="0.576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264in" fo:text-indent="-0.25in" fo:margin-left="0.826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764in" fo:text-indent="-0.25in" fo:margin-left="1.076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264in" fo:text-indent="-0.25in" fo:margin-left="1.326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764in" fo:text-indent="-0.25in" fo:margin-left="1.576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264in" fo:text-indent="-0.25in" fo:margin-left="1.826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764in" fo:text-indent="-0.25in" fo:margin-left="2.076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264in" fo:text-indent="-0.25in" fo:margin-left="2.326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764in" fo:text-indent="-0.25in" fo:margin-left="2.576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264in" fo:text-indent="-0.25in" fo:margin-left="2.8264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3264in" fo:text-indent="-0.25in" fo:margin-left="0.326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764in" fo:text-indent="-0.25in" fo:margin-left="0.576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264in" fo:text-indent="-0.25in" fo:margin-left="0.826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764in" fo:text-indent="-0.25in" fo:margin-left="1.076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264in" fo:text-indent="-0.25in" fo:margin-left="1.326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764in" fo:text-indent="-0.25in" fo:margin-left="1.576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8264in" fo:text-indent="-0.25in" fo:margin-left="1.826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0764in" fo:text-indent="-0.25in" fo:margin-left="2.076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3264in" fo:text-indent="-0.25in" fo:margin-left="2.326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764in" fo:text-indent="-0.25in" fo:margin-left="2.5764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3264in" fo:text-indent="-0.25in" fo:margin-left="0.326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764in" fo:text-indent="-0.25in" fo:margin-left="0.576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264in" fo:text-indent="-0.25in" fo:margin-left="0.826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764in" fo:text-indent="-0.25in" fo:margin-left="1.076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264in" fo:text-indent="-0.25in" fo:margin-left="1.326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764in" fo:text-indent="-0.25in" fo:margin-left="1.576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8264in" fo:text-indent="-0.25in" fo:margin-left="1.826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0764in" fo:text-indent="-0.25in" fo:margin-left="2.076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3264in" fo:text-indent="-0.25in" fo:margin-left="2.326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764in" fo:text-indent="-0.25in" fo:margin-left="2.5764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3264in" fo:text-indent="-0.25in" fo:margin-left="0.326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764in" fo:text-indent="-0.25in" fo:margin-left="0.576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264in" fo:text-indent="-0.25in" fo:margin-left="0.826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764in" fo:text-indent="-0.25in" fo:margin-left="1.076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264in" fo:text-indent="-0.25in" fo:margin-left="1.326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764in" fo:text-indent="-0.25in" fo:margin-left="1.576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8264in" fo:text-indent="-0.25in" fo:margin-left="1.826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0764in" fo:text-indent="-0.25in" fo:margin-left="2.076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3264in" fo:text-indent="-0.25in" fo:margin-left="2.326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764in" fo:text-indent="-0.25in" fo:margin-left="2.5764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3264in" fo:text-indent="-0.25in" fo:margin-left="0.326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764in" fo:text-indent="-0.25in" fo:margin-left="0.576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264in" fo:text-indent="-0.25in" fo:margin-left="0.826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764in" fo:text-indent="-0.25in" fo:margin-left="1.076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264in" fo:text-indent="-0.25in" fo:margin-left="1.326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764in" fo:text-indent="-0.25in" fo:margin-left="1.576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8264in" fo:text-indent="-0.25in" fo:margin-left="1.826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0764in" fo:text-indent="-0.25in" fo:margin-left="2.076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3264in" fo:text-indent="-0.25in" fo:margin-left="2.326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764in" fo:text-indent="-0.25in" fo:margin-left="2.5764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3264in" fo:text-indent="-0.25in" fo:margin-left="0.326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764in" fo:text-indent="-0.25in" fo:margin-left="0.576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264in" fo:text-indent="-0.25in" fo:margin-left="0.826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764in" fo:text-indent="-0.25in" fo:margin-left="1.076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264in" fo:text-indent="-0.25in" fo:margin-left="1.326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764in" fo:text-indent="-0.25in" fo:margin-left="1.576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8264in" fo:text-indent="-0.25in" fo:margin-left="1.826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0764in" fo:text-indent="-0.25in" fo:margin-left="2.076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3264in" fo:text-indent="-0.25in" fo:margin-left="2.326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764in" fo:text-indent="-0.25in" fo:margin-left="2.5764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3264in" fo:text-indent="-0.25in" fo:margin-left="0.326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764in" fo:text-indent="-0.25in" fo:margin-left="0.576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264in" fo:text-indent="-0.25in" fo:margin-left="0.826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764in" fo:text-indent="-0.25in" fo:margin-left="1.076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264in" fo:text-indent="-0.25in" fo:margin-left="1.326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764in" fo:text-indent="-0.25in" fo:margin-left="1.576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8264in" fo:text-indent="-0.25in" fo:margin-left="1.826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0764in" fo:text-indent="-0.25in" fo:margin-left="2.076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3264in" fo:text-indent="-0.25in" fo:margin-left="2.326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764in" fo:text-indent="-0.25in" fo:margin-left="2.5764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3264in" fo:text-indent="-0.25in" fo:margin-left="0.326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764in" fo:text-indent="-0.25in" fo:margin-left="0.576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264in" fo:text-indent="-0.25in" fo:margin-left="0.826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764in" fo:text-indent="-0.25in" fo:margin-left="1.076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264in" fo:text-indent="-0.25in" fo:margin-left="1.326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764in" fo:text-indent="-0.25in" fo:margin-left="1.576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8264in" fo:text-indent="-0.25in" fo:margin-left="1.826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0764in" fo:text-indent="-0.25in" fo:margin-left="2.076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3264in" fo:text-indent="-0.25in" fo:margin-left="2.326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764in" fo:text-indent="-0.25in" fo:margin-left="2.5764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3264in" fo:text-indent="-0.25in" fo:margin-left="0.326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764in" fo:text-indent="-0.25in" fo:margin-left="0.576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264in" fo:text-indent="-0.25in" fo:margin-left="0.826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764in" fo:text-indent="-0.25in" fo:margin-left="1.076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264in" fo:text-indent="-0.25in" fo:margin-left="1.326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764in" fo:text-indent="-0.25in" fo:margin-left="1.576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8264in" fo:text-indent="-0.25in" fo:margin-left="1.826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0764in" fo:text-indent="-0.25in" fo:margin-left="2.076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3264in" fo:text-indent="-0.25in" fo:margin-left="2.326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764in" fo:text-indent="-0.25in" fo:margin-left="2.5764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3264in" fo:text-indent="-0.25in" fo:margin-left="0.326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764in" fo:text-indent="-0.25in" fo:margin-left="0.576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264in" fo:text-indent="-0.25in" fo:margin-left="0.826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764in" fo:text-indent="-0.25in" fo:margin-left="1.076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264in" fo:text-indent="-0.25in" fo:margin-left="1.326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764in" fo:text-indent="-0.25in" fo:margin-left="1.576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8264in" fo:text-indent="-0.25in" fo:margin-left="1.826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0764in" fo:text-indent="-0.25in" fo:margin-left="2.076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3264in" fo:text-indent="-0.25in" fo:margin-left="2.326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764in" fo:text-indent="-0.25in" fo:margin-left="2.5764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3264in" fo:text-indent="-0.25in" fo:margin-left="0.326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764in" fo:text-indent="-0.25in" fo:margin-left="0.576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264in" fo:text-indent="-0.25in" fo:margin-left="0.826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764in" fo:text-indent="-0.25in" fo:margin-left="1.076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264in" fo:text-indent="-0.25in" fo:margin-left="1.326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764in" fo:text-indent="-0.25in" fo:margin-left="1.576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8264in" fo:text-indent="-0.25in" fo:margin-left="1.826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0764in" fo:text-indent="-0.25in" fo:margin-left="2.076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3264in" fo:text-indent="-0.25in" fo:margin-left="2.326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764in" fo:text-indent="-0.25in" fo:margin-left="2.5764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3264in" fo:text-indent="-0.25in" fo:margin-left="0.326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764in" fo:text-indent="-0.25in" fo:margin-left="0.576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264in" fo:text-indent="-0.25in" fo:margin-left="0.826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764in" fo:text-indent="-0.25in" fo:margin-left="1.076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264in" fo:text-indent="-0.25in" fo:margin-left="1.326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764in" fo:text-indent="-0.25in" fo:margin-left="1.576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8264in" fo:text-indent="-0.25in" fo:margin-left="1.826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0764in" fo:text-indent="-0.25in" fo:margin-left="2.076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3264in" fo:text-indent="-0.25in" fo:margin-left="2.326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764in" fo:text-indent="-0.25in" fo:margin-left="2.5764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3264in" fo:text-indent="-0.25in" fo:margin-left="0.326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764in" fo:text-indent="-0.25in" fo:margin-left="0.576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264in" fo:text-indent="-0.25in" fo:margin-left="0.826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764in" fo:text-indent="-0.25in" fo:margin-left="1.076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264in" fo:text-indent="-0.25in" fo:margin-left="1.326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764in" fo:text-indent="-0.25in" fo:margin-left="1.576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8264in" fo:text-indent="-0.25in" fo:margin-left="1.826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0764in" fo:text-indent="-0.25in" fo:margin-left="2.076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3264in" fo:text-indent="-0.25in" fo:margin-left="2.326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764in" fo:text-indent="-0.25in" fo:margin-left="2.5764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3264in" fo:text-indent="-0.25in" fo:margin-left="0.326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764in" fo:text-indent="-0.25in" fo:margin-left="0.576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264in" fo:text-indent="-0.25in" fo:margin-left="0.826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764in" fo:text-indent="-0.25in" fo:margin-left="1.076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264in" fo:text-indent="-0.25in" fo:margin-left="1.326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764in" fo:text-indent="-0.25in" fo:margin-left="1.576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8264in" fo:text-indent="-0.25in" fo:margin-left="1.826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0764in" fo:text-indent="-0.25in" fo:margin-left="2.076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3264in" fo:text-indent="-0.25in" fo:margin-left="2.326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764in" fo:text-indent="-0.25in" fo:margin-left="2.5764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3264in" fo:text-indent="-0.25in" fo:margin-left="0.326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764in" fo:text-indent="-0.25in" fo:margin-left="0.576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264in" fo:text-indent="-0.25in" fo:margin-left="0.826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764in" fo:text-indent="-0.25in" fo:margin-left="1.076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264in" fo:text-indent="-0.25in" fo:margin-left="1.326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764in" fo:text-indent="-0.25in" fo:margin-left="1.576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8264in" fo:text-indent="-0.25in" fo:margin-left="1.826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0764in" fo:text-indent="-0.25in" fo:margin-left="2.076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3264in" fo:text-indent="-0.25in" fo:margin-left="2.326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764in" fo:text-indent="-0.25in" fo:margin-left="2.5764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3264in" fo:text-indent="-0.25in" fo:margin-left="0.326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764in" fo:text-indent="-0.25in" fo:margin-left="0.576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8264in" fo:text-indent="-0.25in" fo:margin-left="0.826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0764in" fo:text-indent="-0.25in" fo:margin-left="1.076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3264in" fo:text-indent="-0.25in" fo:margin-left="1.326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764in" fo:text-indent="-0.25in" fo:margin-left="1.576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8264in" fo:text-indent="-0.25in" fo:margin-left="1.826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0764in" fo:text-indent="-0.25in" fo:margin-left="2.076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3264in" fo:text-indent="-0.25in" fo:margin-left="2.326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764in" fo:text-indent="-0.25in" fo:margin-left="2.5764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6299in" fo:text-indent="-0.25in" fo:margin-left="0.629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799in" fo:text-indent="-0.25in" fo:margin-left="0.879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299in" fo:text-indent="-0.25in" fo:margin-left="1.129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799in" fo:text-indent="-0.25in" fo:margin-left="1.379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299in" fo:text-indent="-0.25in" fo:margin-left="1.629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799in" fo:text-indent="-0.25in" fo:margin-left="1.879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299in" fo:text-indent="-0.25in" fo:margin-left="2.129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799in" fo:text-indent="-0.25in" fo:margin-left="2.379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99in" fo:text-indent="-0.25in" fo:margin-left="2.629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799in" fo:text-indent="-0.25in" fo:margin-left="2.8799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6299in" fo:text-indent="-0.25in" fo:margin-left="0.629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799in" fo:text-indent="-0.25in" fo:margin-left="0.879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299in" fo:text-indent="-0.25in" fo:margin-left="1.129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799in" fo:text-indent="-0.25in" fo:margin-left="1.379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299in" fo:text-indent="-0.25in" fo:margin-left="1.629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799in" fo:text-indent="-0.25in" fo:margin-left="1.879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299in" fo:text-indent="-0.25in" fo:margin-left="2.129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799in" fo:text-indent="-0.25in" fo:margin-left="2.379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299in" fo:text-indent="-0.25in" fo:margin-left="2.629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799in" fo:text-indent="-0.25in" fo:margin-left="2.8799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89">Name: Jacob Harvey</text:p>
        <text:p text:style-name="P187">EID: jlh5585</text:p>
        <text:p text:style-name="P187">CS Login: jlharv</text:p>
        <text:p text:style-name="P188">Email: jacoblharvey@utexas.edu</text:p>
        <text:p text:style-name="P12"/>
        <text:p text:style-name="P4"/>
        <text:p text:style-name="P13">Lecture<text:span text:style-name="T5"> </text:span>1</text:p>
        <text:list xml:id="list2501295363850110965" text:style-name="WWNum1">
          <text:list-item>
            <text:p text:style-name="P39">What<text:span text:style-name="T15"> </text:span><text:span text:style-name="T1">uses</text:span><text:span text:style-name="T15"> </text:span>of<text:span text:style-name="T3"> </text:span>the<text:span text:style-name="T3"> </text:span>term<text:span text:style-name="T3"> </text:span><text:span text:style-name="T1">“security”</text:span><text:span text:style-name="T3"> </text:span>are<text:span text:style-name="T3"> </text:span>relevant<text:span text:style-name="T15"> </text:span>to<text:span text:style-name="T3"> </text:span>your<text:span text:style-name="T3"> </text:span>everyday<text:span text:style-name="T3"> </text:span>life?</text:p>
          </text:list-item>
        </text:list>
        <text:p text:style-name="P23"><text:span text:style-name="T1">Security</text:span><text:span text:style-name="T15"> </text:span>applies<text:span text:style-name="T15"> </text:span>to<text:span text:style-name="T3"> </text:span><text:span text:style-name="T1">almost</text:span><text:span text:style-name="T3"> </text:span>everything<text:span text:style-name="T3"> </text:span>in<text:span text:style-name="T3"> </text:span>daily<text:span text:style-name="T3"> </text:span>life<text:span text:style-name="T3"> </text:span><text:span text:style-name="T15">now.</text:span><text:span text:style-name="T3"> </text:span><text:span text:style-name="T1">Security</text:span><text:span text:style-name="T3"> </text:span>means<text:span text:style-name="T15"> </text:span>the<text:span text:style-name="T3"> </text:span>protection<text:span text:style-name="T16"> </text:span>from<text:span text:style-name="T3"> </text:span><text:span text:style-name="T1">loss</text:span><text:span text:style-name="T3"> </text:span>or<text:span text:style-name="T4"> </text:span>corruption,<text:span text:style-name="T4"> </text:span>to<text:span text:style-name="T3"> </text:span>keep<text:span text:style-name="T4"> </text:span><text:span text:style-name="T1">secrecy</text:span><text:span text:style-name="T4"> </text:span>and<text:span text:style-name="T4"> </text:span>data<text:span text:style-name="T4"> </text:span>protected,<text:span text:style-name="T3"> </text:span>and<text:span text:style-name="T4"> </text:span>to<text:span text:style-name="T4"> </text:span><text:span text:style-name="T1">basically</text:span><text:span text:style-name="T4"> </text:span><text:span text:style-name="T1">insure</text:span><text:span text:style-name="T3"> </text:span><text:span text:style-name="T4">safety.</text:span></text:p>
        <text:p text:style-name="P18"><text:span text:style-name="T1">Security</text:span><text:span text:style-name="T15"> </text:span>can<text:span text:style-name="T15"> </text:span>apply<text:span text:style-name="T15"> </text:span>from<text:span text:style-name="T15"> </text:span>computer<text:span text:style-name="T15"> </text:span><text:span text:style-name="T1">security</text:span><text:span text:style-name="T15"> </text:span>to<text:span text:style-name="T15"> </text:span>home<text:span text:style-name="T15"> </text:span><text:span text:style-name="T9">security.</text:span></text:p>
        <text:p text:style-name="P5"/>
        <text:list xml:id="list34255474" text:continue-numbering="true" text:style-name="WWNum1">
          <text:list-item>
            <text:p text:style-name="P41">What<text:span text:style-name="T15"> </text:span>do<text:span text:style-name="T15"> </text:span><text:span text:style-name="T1">these</text:span><text:span text:style-name="T15"> </text:span>have<text:span text:style-name="T15"> </text:span>in<text:span text:style-name="T3"> </text:span>common?</text:p>
          </text:list-item>
        </text:list>
        <text:p text:style-name="P24"><text:span text:style-name="T1">Security</text:span><text:span text:style-name="T6"> </text:span><text:span text:style-name="T1">always</text:span><text:span text:style-name="T6"> </text:span>implies<text:span text:style-name="T6"> </text:span>protection<text:span text:style-name="T15"> </text:span><text:span text:style-name="T1">against</text:span><text:span text:style-name="T15"> </text:span><text:span text:style-name="T1">unwanted</text:span><text:span text:style-name="T15"> </text:span><text:span text:style-name="T1">snooping,</text:span><text:span text:style-name="T15"> </text:span>malicious<text:span text:style-name="T6"> </text:span><text:span text:style-name="T1">attacks,</text:span><text:span text:style-name="T15"> </text:span>and<text:span text:style-name="T17"> </text:span>anything<text:span text:style-name="T15"> </text:span>that<text:span text:style-name="T15"> </text:span>could<text:span text:style-name="T15"> </text:span>corrupt<text:span text:style-name="T15"> </text:span>or<text:span text:style-name="T15"> </text:span>change<text:span text:style-name="T15"> </text:span>data.</text:p>
        <text:list xml:id="list34257108" text:continue-numbering="true" text:style-name="WWNum1">
          <text:list-item>
            <text:p text:style-name="P59"><text:span text:style-name="T1">Have</text:span><text:span text:style-name="T3"> </text:span>you<text:span text:style-name="T4"> </text:span>been<text:span text:style-name="T4"> </text:span>a<text:span text:style-name="T4"> </text:span>victim<text:span text:style-name="T4"> </text:span>of<text:span text:style-name="T4"> </text:span>lax<text:span text:style-name="T4"> </text:span><text:span text:style-name="T1">security?</text:span></text:p>
          </text:list-item>
        </text:list>
        <text:p text:style-name="P89">No</text:p>
        <text:list xml:id="list34259546" text:continue-numbering="true" text:style-name="WWNum1">
          <text:list-item>
            <text:p text:style-name="P42">What<text:span text:style-name="T3"> </text:span>is<text:span text:style-name="T3"> </text:span>the<text:span text:style-name="T4"> </text:span>likelihood<text:span text:style-name="T3"> </text:span>that<text:span text:style-name="T4"> </text:span>your<text:span text:style-name="T4"> </text:span>laptop<text:span text:style-name="T3"> </text:span>is<text:span text:style-name="T3"> </text:span>infected?<text:span text:style-name="T4"> </text:span><text:span text:style-name="T1">How</text:span><text:span text:style-name="T3"> </text:span>did<text:span text:style-name="T3"> </text:span>you<text:span text:style-name="T4"> </text:span>decide?</text:p>
          </text:list-item>
        </text:list>
        <text:p text:style-name="P22"><text:span text:style-name="T1">Not</text:span><text:span text:style-name="T4"> </text:span>likely<text:span text:style-name="T4"> </text:span><text:span text:style-name="T1">since</text:span><text:span text:style-name="T9"> </text:span>I<text:span text:style-name="T4"> </text:span><text:span text:style-name="T1">reinstalled</text:span><text:span text:style-name="T9"> </text:span>my<text:span text:style-name="T4"> </text:span><text:span text:style-name="T1">OS</text:span><text:span text:style-name="T4"> </text:span>and<text:span text:style-name="T4"> </text:span>apps<text:span text:style-name="T4"> </text:span>three<text:span text:style-name="T4"> </text:span>days<text:span text:style-name="T3"> </text:span>ago,<text:span text:style-name="T9"> </text:span>and<text:span text:style-name="T4"> </text:span>I<text:span text:style-name="T9"> </text:span>have<text:span text:style-name="T4"> </text:span><text:span text:style-name="T1">two</text:span><text:span text:style-name="T9"> </text:span><text:span text:style-name="T1">malware</text:span><text:span text:style-name="T19"> </text:span><text:span text:style-name="T1">scans</text:span><text:span text:style-name="T15"> </text:span>I<text:span text:style-name="T4"> </text:span>run<text:span text:style-name="T4"> </text:span><text:span text:style-name="T9">regularly.</text:span></text:p>
        <text:list xml:id="list34256507" text:continue-numbering="true" text:style-name="WWNum1">
          <text:list-item>
            <text:p text:style-name="P56">What<text:span text:style-name="T3"> </text:span><text:span text:style-name="T1">security</text:span><text:span text:style-name="T3"> </text:span><text:span text:style-name="T1">measures</text:span><text:span text:style-name="T15"> </text:span>do<text:span text:style-name="T4"> </text:span>you<text:span text:style-name="T3"> </text:span>employ<text:span text:style-name="T3"> </text:span>on<text:span text:style-name="T4"> </text:span>your<text:span text:style-name="T3"> </text:span>laptop?</text:p>
          </text:list-item>
        </text:list>
        <text:p text:style-name="P23"><text:span text:style-name="T1">Peerblock</text:span><text:span text:style-name="T15"> </text:span>to<text:span text:style-name="T15"> </text:span>block<text:span text:style-name="T3"> </text:span><text:span text:style-name="T1">unwanted</text:span><text:span text:style-name="T15"> </text:span>IP<text:span text:style-name="T20"> </text:span><text:span text:style-name="T1">connections,</text:span><text:span text:style-name="T3"> </text:span><text:span text:style-name="T1">two</text:span><text:span text:style-name="T15"> </text:span><text:span text:style-name="T1">different</text:span><text:span text:style-name="T3"> </text:span><text:span text:style-name="T1">malware</text:span><text:span text:style-name="T15"> </text:span><text:span text:style-name="T1">scans,</text:span><text:span text:style-name="T3"> </text:span><text:span text:style-name="T1">firewall,</text:span><text:span text:style-name="T21"> </text:span><text:span text:style-name="T1">VPN</text:span><text:span text:style-name="T6"> </text:span>for<text:span text:style-name="T15"> </text:span><text:span text:style-name="T9">anonymity.</text:span></text:p>
        <text:list xml:id="list34255857" text:continue-numbering="true" text:style-name="WWNum1">
          <text:list-item>
            <text:p text:style-name="P90"><text:span text:style-name="T1">Do</text:span><text:span text:style-name="T3"> </text:span>you<text:span text:style-name="T3"> </text:span>think<text:span text:style-name="T3"> </text:span>they<text:span text:style-name="T3"> </text:span>are<text:span text:style-name="T3"> </text:span>probably<text:span text:style-name="T3"> </text:span><text:span text:style-name="T1">effective?</text:span><text:span text:style-name="T23"> </text:span></text:p>
            <text:p text:style-name="P90"><text:span text:style-name="T24">Y</text:span><text:span text:style-name="T13">e</text:span><text:span text:style-name="T24">s</text:span></text:p>
          </text:list-item>
          <text:list-item>
            <text:p text:style-name="P59"><text:span text:style-name="T1">Consider</text:span><text:span text:style-name="T13"> </text:span>the<text:span text:style-name="T13"> </text:span>quote<text:span text:style-name="T13"> </text:span>from<text:span text:style-name="T13"> </text:span>the<text:span text:style-name="T24"> </text:span><text:span text:style-name="T1">FBI</text:span><text:span text:style-name="T13"> </text:span><text:span text:style-name="T1">of</text:span><text:span text:style-name="T9"></text:span><text:span text:style-name="T1">cial</text:span><text:span text:style-name="T13"> </text:span>on<text:span text:style-name="T13"> </text:span><text:span text:style-name="T1">slide</text:span><text:span text:style-name="T13"> </text:span>10.<text:span text:style-name="T24"> </text:span><text:span text:style-name="T1">Do</text:span><text:span text:style-name="T13"> </text:span>you<text:span text:style-name="T13"> </text:span>think<text:span text:style-name="T13"> </text:span>it<text:span text:style-name="T13"> </text:span><text:span text:style-name="T1">overstates</text:span><text:span text:style-name="T13"> </text:span>the<text:span text:style-name="T13"> </text:span><text:span text:style-name="T1">case?</text:span></text:p>
          </text:list-item>
        </text:list>
        <text:p text:style-name="P19"><text:span text:style-name="T1">Justify</text:span><text:span text:style-name="T9"> </text:span>your<text:span text:style-name="T9"> </text:span><text:span text:style-name="T4">answer.</text:span></text:p>
        <text:p text:style-name="P23"><text:span text:style-name="T1">No,</text:span><text:span text:style-name="T4"> </text:span>it<text:span text:style-name="T4"> </text:span>only<text:span text:style-name="T4"> </text:span>takes<text:span text:style-name="T4"> </text:span>one<text:span text:style-name="T4"> </text:span>chink<text:span text:style-name="T4"> </text:span>in<text:span text:style-name="T9"> </text:span>the<text:span text:style-name="T4"> </text:span>armor<text:span text:style-name="T4"> </text:span>for<text:span text:style-name="T9"> </text:span>the<text:span text:style-name="T4"> </text:span><text:span text:style-name="T1">whole</text:span><text:span text:style-name="T4"> </text:span>armor<text:span text:style-name="T9"> </text:span>to<text:span text:style-name="T4"> </text:span>be<text:span text:style-name="T4"> </text:span><text:span text:style-name="T1">ineffective.</text:span><text:span text:style-name="T14"> </text:span>A<text:span text:style-name="T25"> </text:span>group<text:span text:style-name="T26"> </text:span>of<text:span text:style-name="T6"> </text:span><text:span text:style-name="T1">skilled</text:span><text:span text:style-name="T15"> </text:span>hackers<text:span text:style-name="T6"> </text:span>could<text:span text:style-name="T15"> </text:span>potentially<text:span text:style-name="T15"> </text:span>harm<text:span text:style-name="T15"> </text:span>the<text:span text:style-name="T15"> </text:span><text:span text:style-name="T1">US</text:span><text:span text:style-name="T6"> </text:span><text:span text:style-name="T1">infrastructure.</text:span></text:p>
        <text:list xml:id="list34261556" text:continue-numbering="true" text:style-name="WWNum1">
          <text:list-item>
            <text:p text:style-name="P42">What<text:span text:style-name="T6"> </text:span>is<text:span text:style-name="T11"> </text:span>the<text:span text:style-name="T6"> </text:span>importance<text:span text:style-name="T6"> </text:span>in<text:span text:style-name="T6"> </text:span>learning<text:span text:style-name="T6"> </text:span>about<text:span text:style-name="T6"> </text:span>computer<text:span text:style-name="T6"> </text:span><text:span text:style-name="T1">security?</text:span></text:p>
          </text:list-item>
        </text:list>
        <text:p text:style-name="P28"><text:span text:style-name="T1">So</text:span><text:span text:style-name="T3"> </text:span><text:span text:style-name="T1">we</text:span><text:span text:style-name="T4"> </text:span>can<text:span text:style-name="T4"> </text:span>better<text:span text:style-name="T4"> </text:span>protect<text:span text:style-name="T4"> </text:span><text:span text:style-name="T1">against</text:span><text:span text:style-name="T4"> </text:span>it.</text:p>
        <text:p text:style-name="P2"/>
        <text:p text:style-name="P6"/>
        <text:p text:style-name="P13">Lecture<text:span text:style-name="T5"> </text:span>2</text:p>
        <text:list xml:id="list4972684805636099104" text:style-name="WWNum2">
          <text:list-item>
            <text:p text:style-name="P91"><text:span text:style-name="T1">Consider</text:span><text:span text:style-name="T28"> </text:span>the<text:span text:style-name="T12"> </text:span><text:span text:style-name="T9"></text:span><text:span text:style-name="T1">ve</text:span><text:span text:style-name="T12"> </text:span><text:span text:style-name="T1">reasons</text:span><text:span text:style-name="T28"> </text:span>given<text:span text:style-name="T12"> </text:span><text:span text:style-name="T1">why</text:span><text:span text:style-name="T12"> </text:span><text:span text:style-name="T1">security</text:span><text:span text:style-name="T12"> </text:span>is<text:span text:style-name="T28"> </text:span>hard.<text:span text:style-name="T28"> </text:span>Can<text:span text:style-name="T12"> </text:span>you<text:span text:style-name="T12"> </text:span>think<text:span text:style-name="T12"> </text:span>of<text:span text:style-name="T12"> </text:span>other<text:span text:style-name="T29"> </text:span><text:span text:style-name="T1">factors?</text:span></text:p>
          </text:list-item>
        </text:list>
        <text:p text:style-name="P28"><text:span text:style-name="T15">It</text:span><text:span text:style-name="T3">’s</text:span><text:span text:style-name="T11"> </text:span>probably<text:span text:style-name="T15"> </text:span><text:span text:style-name="T1">impossible</text:span><text:span text:style-name="T15"> </text:span>to<text:span text:style-name="T15"> </text:span>implement<text:span text:style-name="T6"> </text:span>a<text:span text:style-name="T15"> </text:span><text:span text:style-name="T1">totally-secure</text:span><text:span text:style-name="T15"> </text:span><text:span text:style-name="T1">system</text:span><text:span text:style-name="T15"> </text:span><text:span text:style-name="T4">that’s</text:span><text:span text:style-name="T11"> </text:span>actually<text:span text:style-name="T15"> </text:span><text:span text:style-name="T1">useful.</text:span></text:p>
        <text:p text:style-name="P7"/>
        <text:list xml:id="list34260720" text:continue-numbering="true" text:style-name="WWNum2">
          <text:list-item>
            <text:p text:style-name="P92">Is<text:span text:style-name="T6"> </text:span>there<text:span text:style-name="T3"> </text:span>a<text:span text:style-name="T3"> </text:span><text:span text:style-name="T1">systematic</text:span><text:span text:style-name="T3"> </text:span><text:span text:style-name="T1">way</text:span><text:span text:style-name="T3"> </text:span>to<text:span text:style-name="T3"> </text:span>enumerate<text:span text:style-name="T3"> </text:span>the<text:span text:style-name="T3"> </text:span>“bad<text:span text:style-name="T15"> </text:span><text:span text:style-name="T1">things”</text:span><text:span text:style-name="T3"> </text:span>that<text:span text:style-name="T3"> </text:span>might<text:span text:style-name="T3"> </text:span>happen<text:span text:style-name="T30"> </text:span>to<text:span text:style-name="T4"> </text:span>a<text:span text:style-name="T4"> </text:span>program?<text:span text:style-name="T6"> </text:span>Why<text:span text:style-name="T4"> </text:span>or<text:span text:style-name="T9"> </text:span><text:span text:style-name="T1">why</text:span><text:span text:style-name="T4"> </text:span>not?</text:p>
          </text:list-item>
        </text:list>
        <text:p text:style-name="P28">There<text:span text:style-name="T6"> </text:span>are<text:span text:style-name="T6"> </text:span><text:span text:style-name="T1">limitless</text:span><text:span text:style-name="T6"> </text:span>threats<text:span text:style-name="T11"> </text:span>and<text:span text:style-name="T15"> </text:span>vulnerabilities<text:span text:style-name="T11"> </text:span>that<text:span text:style-name="T15"> </text:span>change<text:span text:style-name="T6"> </text:span>every<text:span text:style-name="T15"> </text:span><text:span text:style-name="T1">week.</text:span></text:p>
        <text:p text:style-name="P5"/>
        <text:list xml:id="list34246628" text:continue-numbering="true" text:style-name="WWNum2">
          <text:list-item>
            <text:p text:style-name="P65">Explain<text:span text:style-name="T6"> </text:span>the<text:span text:style-name="T15"> </text:span><text:span text:style-name="T1">asymmetry</text:span><text:span text:style-name="T15"> </text:span><text:span text:style-name="T1">between</text:span><text:span text:style-name="T15"> </text:span>the<text:span text:style-name="T15"> </text:span>defender<text:span text:style-name="T15"> </text:span>and<text:span text:style-name="T6"> </text:span>attacker<text:span text:style-name="T15"> </text:span>in<text:span text:style-name="T15"> </text:span><text:span text:style-name="T9">security.</text:span></text:p>
          </text:list-item>
        </text:list>
        <text:p text:style-name="P24">The<text:span text:style-name="T15"> </text:span>defender<text:span text:style-name="T3"> </text:span><text:span text:style-name="T1">must</text:span><text:span text:style-name="T15"> </text:span>defend<text:span text:style-name="T15"> </text:span><text:span text:style-name="T1">against</text:span><text:span text:style-name="T3"> </text:span>every<text:span text:style-name="T15"> </text:span><text:span text:style-name="T1">possible</text:span><text:span text:style-name="T3"> </text:span>threat.<text:span text:style-name="T5"> </text:span>The<text:span text:style-name="T15"> </text:span>attacker<text:span text:style-name="T3"> </text:span><text:span text:style-name="T1">just</text:span><text:span text:style-name="T15"> </text:span>needs<text:span text:style-name="T15"> </text:span>one<text:span text:style-name="T33"> loophole</text:span></text:p>
        <text:p text:style-name="P8"/>
        <text:list xml:id="list34258571" text:continue-numbering="true" text:style-name="WWNum2">
          <text:list-item>
            <text:p text:style-name="P93">Examine<text:span text:style-name="T4"> </text:span>the<text:span text:style-name="T4"> </text:span>quotes<text:span text:style-name="T3"> </text:span>from<text:span text:style-name="T4"> </text:span><text:span text:style-name="T1">Morris</text:span><text:span text:style-name="T3"> </text:span>and<text:span text:style-name="T4"> </text:span>Chang.<text:span text:style-name="T4"> </text:span><text:span text:style-name="T1">Do</text:span><text:span text:style-name="T4"> </text:span>you<text:span text:style-name="T4"> </text:span>agree?<text:span text:style-name="T6"> </text:span>Why<text:span text:style-name="T4"> </text:span>or<text:span text:style-name="T4"> </text:span><text:span text:style-name="T1">why</text:span><text:span text:style-name="T34"> </text:span>not?</text:p>
          </text:list-item>
        </text:list>
        <text:p text:style-name="P29"><text:soft-page-break/>If<text:span text:style-name="T4"> </text:span>you’re<text:span text:style-name="T4"> </text:span><text:span text:style-name="T1">edward</text:span><text:span text:style-name="T4"> </text:span><text:span text:style-name="T1">snowden,</text:span><text:span text:style-name="T9"> </text:span>then<text:span text:style-name="T4"> </text:span><text:span text:style-name="T1">yes,</text:span><text:span text:style-name="T4"> </text:span>I<text:span text:style-name="T9"> </text:span><text:span text:style-name="T1">would</text:span><text:span text:style-name="T4"> </text:span>agree<text:span text:style-name="T4"> </text:span><text:span text:style-name="T1">with</text:span><text:span text:style-name="T9"> </text:span>them.<text:span text:style-name="T4"> </text:span><text:span text:style-name="T1">Otherwise,</text:span><text:span text:style-name="T4"> </text:span>no.<text:span text:style-name="T9"> </text:span>I<text:span text:style-name="T36"> </text:span>believe<text:span text:style-name="T15"> </text:span>there<text:span text:style-name="T3"> </text:span>could<text:span text:style-name="T15"> </text:span>be<text:span text:style-name="T3"> </text:span>vulnerabilities<text:span text:style-name="T6"> </text:span>on<text:span text:style-name="T3"> </text:span>my<text:span text:style-name="T15"> </text:span>computer<text:span text:style-name="T3"> </text:span>and<text:span text:style-name="T3"> </text:span>I<text:span text:style-name="T15"> </text:span>might<text:span text:style-name="T3"> </text:span>get<text:span text:style-name="T15"> </text:span>attacked,<text:span text:style-name="T3"> </text:span>but<text:span text:style-name="T15"> </text:span>there<text:span text:style-name="T3"> </text:span>are<text:span text:style-name="T8"> </text:span><text:span text:style-name="T1">solid</text:span><text:span text:style-name="T3"> </text:span><text:span text:style-name="T1">defenses</text:span><text:span text:style-name="T15"> </text:span>and<text:span text:style-name="T3"> </text:span>reactions<text:span text:style-name="T15"> </text:span>that<text:span text:style-name="T3"> </text:span>can<text:span text:style-name="T3"> </text:span>be<text:span text:style-name="T3"> </text:span>taken<text:span text:style-name="T3"> </text:span>to<text:span text:style-name="T3"> </text:span>protect<text:span text:style-name="T3"> </text:span>my<text:span text:style-name="T3"> </text:span><text:span text:style-name="T9">computer. The cost/ risk ratio is too low to care</text:span></text:p>
        <text:p text:style-name="P9"/>
        <text:list xml:id="list34242884" text:continue-numbering="true" text:style-name="WWNum2">
          <text:list-item>
            <text:p text:style-name="P65">Explain<text:span text:style-name="T3"> </text:span>the<text:span text:style-name="T3"> </text:span><text:span text:style-name="T1">statement</text:span><text:span text:style-name="T3"> </text:span>on<text:span text:style-name="T3"> </text:span><text:span text:style-name="T1">slide</text:span><text:span text:style-name="T3"> </text:span>8<text:span text:style-name="T3"> </text:span>that<text:span text:style-name="T3"> </text:span>a<text:span text:style-name="T3"> </text:span><text:span text:style-name="T1">tradeoff</text:span><text:span text:style-name="T3"> </text:span>is<text:span text:style-name="T15"> </text:span>typically<text:span text:style-name="T3"> </text:span>required.</text:p>
          </text:list-item>
        </text:list>
      </text:section>
      <text:p text:style-name="P34"><text:tab/>There<text:span text:style-name="T15"> </text:span>are<text:span text:style-name="T15"> </text:span><text:span text:style-name="T1">limitless</text:span><text:span text:style-name="T6"> </text:span><text:span text:style-name="T1">vulnerabilities,</text:span><text:span text:style-name="T15"> </text:span>like<text:span text:style-name="T15"> </text:span>putting<text:span text:style-name="T15"> </text:span>malicious<text:span text:style-name="T6"> </text:span>code<text:span text:style-name="T15"> </text:span>in<text:span text:style-name="T3"> </text:span>a<text:span text:style-name="T15"> </text:span><text:span text:style-name="T1">password,</text:span><text:span text:style-name="T15"> </text:span>that<text:span text:style-name="T37"> </text:span><text:span text:style-name="T1">when</text:span><text:span text:style-name="T3"> </text:span>the<text:span text:style-name="T4"> </text:span><text:span text:style-name="T1">password</text:span><text:span text:style-name="T4"> </text:span>is<text:span text:style-name="T3"> </text:span>read/<text:span text:style-name="T4"> </text:span>turned<text:span text:style-name="T4"> </text:span>into<text:span text:style-name="T4"> </text:span><text:span text:style-name="T1">hash,</text:span><text:span text:style-name="T4"> </text:span>the<text:span text:style-name="T4"> </text:span>computer<text:span text:style-name="T4"> </text:span>runs<text:span text:style-name="T3"> </text:span>the<text:span text:style-name="T3"> </text:span><text:span text:style-name="T1">password</text:span><text:span text:style-name="T4"> </text:span>as<text:span text:style-name="T3"> </text:span>code.<text:span text:style-name="T11"> </text:span>Thus<text:span text:style-name="T38"> </text:span>you<text:span text:style-name="T3"> </text:span>have<text:span text:style-name="T4"> </text:span>to<text:span text:style-name="T4"> </text:span><text:span text:style-name="T1">restrict</text:span><text:span text:style-name="T3"> </text:span>the<text:span text:style-name="T4"> </text:span><text:span text:style-name="T9">password’s</text:span><text:span text:style-name="T3"> </text:span>options<text:span text:style-name="T3"> </text:span>for<text:span text:style-name="T3"> </text:span><text:span text:style-name="T1">word</text:span><text:span text:style-name="T4"> </text:span>and<text:span text:style-name="T4"> </text:span>character<text:span text:style-name="T4"> </text:span>choice.<text:span text:style-name="T3"> </text:span><text:span text:style-name="T1">Just</text:span><text:span text:style-name="T4"> </text:span>one<text:span text:style-name="T4"> </text:span>example.<text:span text:style-name="T30"> </text:span><text:span text:style-name="T24">You</text:span><text:span text:style-name="T3"> </text:span>have<text:span text:style-name="T3"> </text:span>to<text:span text:style-name="T3"> </text:span>limit<text:span text:style-name="T3"> </text:span>the<text:span text:style-name="T4"> </text:span>options<text:span text:style-name="T15"> </text:span>of<text:span text:style-name="T3"> </text:span>the<text:span text:style-name="T3"> </text:span>attackers<text:span text:style-name="T3"> </text:span><text:span text:style-name="T1">without</text:span><text:span text:style-name="T3"> </text:span>taking<text:span text:style-name="T3"> </text:span><text:span text:style-name="T1">away</text:span><text:span text:style-name="T4"> </text:span>too<text:span text:style-name="T3"> </text:span>much<text:span text:style-name="T3"> </text:span><text:span text:style-name="T9">functionality.</text:span></text:p>
      <text:p text:style-name="P3"/>
      <text:p text:style-name="P13">Lecture<text:span text:style-name="T5"> </text:span>3</text:p>
      <text:list xml:id="list3115725386145713778" text:style-name="WWNum3">
        <text:list-item>
          <text:p text:style-name="P40"><text:span text:style-name="T2">De</text:span><text:span text:style-name="T10"></text:span><text:span text:style-name="T2">ne</text:span><text:span text:style-name="T31"> </text:span><text:span text:style-name="T2">“risk”?</text:span></text:p>
        </text:list-item>
      </text:list>
      <text:p text:style-name="P30"><text:span text:style-name="T1">Possibility</text:span><text:span text:style-name="T15"> </text:span>that<text:span text:style-name="T3"> </text:span>a<text:span text:style-name="T3"> </text:span>particular<text:span text:style-name="T15"> </text:span>threat<text:span text:style-name="T3"> </text:span><text:span text:style-name="T1">will</text:span><text:span text:style-name="T3"> </text:span><text:span text:style-name="T1">adversely</text:span><text:span text:style-name="T15"> </text:span>impact<text:span text:style-name="T3"> </text:span>an<text:span text:style-name="T3"> </text:span>information<text:span text:style-name="T15"> </text:span><text:span text:style-name="T1">system</text:span><text:span text:style-name="T3"> </text:span>by<text:span text:style-name="T39"> </text:span>exploiting<text:span text:style-name="T15"> </text:span>a<text:span text:style-name="T15"> </text:span>particular<text:span text:style-name="T15"> </text:span><text:span text:style-name="T9">vulnerability.</text:span><text:span text:style-name="T14"> </text:span><text:span text:style-name="T24">You</text:span><text:span text:style-name="T15"> </text:span>have<text:span text:style-name="T15"> </text:span>to<text:span text:style-name="T3"> </text:span><text:span text:style-name="T1">weigh</text:span><text:span text:style-name="T15"> </text:span>the<text:span text:style-name="T15"> </text:span><text:span text:style-name="T1">possible</text:span><text:span text:style-name="T15"> </text:span>negative<text:span text:style-name="T15"> </text:span>outcomes<text:span text:style-name="T6"> </text:span>and<text:span text:style-name="T29"> </text:span>their<text:span text:style-name="T15"> </text:span>threat-level<text:span text:style-name="T15"> </text:span><text:span text:style-name="T1">versus</text:span><text:span text:style-name="T15"> </text:span>the<text:span text:style-name="T15"> </text:span><text:span text:style-name="T1">work</text:span><text:span text:style-name="T3"> </text:span>and<text:span text:style-name="T15"> </text:span>limiting-factors<text:span text:style-name="T15"> </text:span>that<text:span text:style-name="T15"> </text:span>entail<text:span text:style-name="T3"> </text:span><text:span text:style-name="T1">with</text:span><text:span text:style-name="T15"> </text:span>fixing<text:span text:style-name="T3"> </text:span>the<text:span text:style-name="T15"> </text:span><text:span text:style-name="T9">vulnerability.</text:span></text:p>
      <text:p text:style-name="P8"/>
      <text:list xml:id="list34261892" text:continue-numbering="true" text:style-name="WWNum3">
        <text:list-item>
          <text:p text:style-name="P94"><text:span text:style-name="T1">Do</text:span><text:span text:style-name="T3"> </text:span>you<text:span text:style-name="T3"> </text:span>agree<text:span text:style-name="T3"> </text:span>that<text:span text:style-name="T3"> </text:span><text:span text:style-name="T1">software</text:span><text:span text:style-name="T3"> </text:span><text:span text:style-name="T1">security</text:span><text:span text:style-name="T3"> </text:span>is<text:span text:style-name="T3"> </text:span>about<text:span text:style-name="T3"> </text:span>managing<text:span text:style-name="T3"> </text:span><text:span text:style-name="T1">risk?</text:span><text:span text:style-name="T33"> </text:span><text:span text:style-name="T11">Y</text:span><text:span text:style-name="T5">e</text:span><text:span text:style-name="T11">s,</text:span><text:span text:style-name="T3"> </text:span><text:span text:style-name="T15">it</text:span><text:span text:style-name="T3">’s </text:span><text:span text:style-name="T1">impossible</text:span><text:span text:style-name="T3"> </text:span>to<text:span text:style-name="T4"> </text:span>obtain<text:span text:style-name="T4"> </text:span>perfect<text:span text:style-name="T3"> </text:span><text:span text:style-name="T9">security.</text:span></text:p>
        </text:list-item>
        <text:list-item>
          <text:p text:style-name="P95"><text:span text:style-name="T1">Name</text:span><text:span text:style-name="T4"> </text:span>and<text:span text:style-name="T4"> </text:span>explain<text:span text:style-name="T4"> </text:span>a<text:span text:style-name="T4"> </text:span><text:span text:style-name="T1">risk</text:span><text:span text:style-name="T4"> </text:span>you<text:span text:style-name="T4"> </text:span>accept,<text:span text:style-name="T4"> </text:span>one<text:span text:style-name="T4"> </text:span>you<text:span text:style-name="T4"> </text:span>avoid,<text:span text:style-name="T4"> </text:span>one<text:span text:style-name="T4"> </text:span>you<text:span text:style-name="T4"> </text:span>mitigate,<text:span text:style-name="T4"> </text:span>and<text:span text:style-name="T40"> </text:span>one<text:span text:style-name="T15"> </text:span>you<text:span text:style-name="T3"> </text:span><text:span text:style-name="T1">transfer?</text:span></text:p>
        </text:list-item>
      </text:list>
      <text:p text:style-name="P26"><text:span text:style-name="T1">Driving</text:span><text:span text:style-name="T3"> </text:span>my<text:span text:style-name="T15"> </text:span>car<text:span text:style-name="T3"> </text:span>is<text:span text:style-name="T3"> </text:span><text:span text:style-name="T1">risk</text:span><text:span text:style-name="T3"> </text:span>acceptance.</text:p>
      <text:p text:style-name="P31"><text:span text:style-name="T1">Risk</text:span><text:span text:style-name="T15"> </text:span>avoidance<text:span text:style-name="T15"> </text:span>is<text:span text:style-name="T6"> </text:span>avoiding<text:span text:style-name="T15"> </text:span>bungee<text:span text:style-name="T15"> </text:span>jumping<text:span text:style-name="T15"> </text:span><text:span text:style-name="T1">because</text:span><text:span text:style-name="T3"> </text:span>I<text:span text:style-name="T15"> </text:span>could<text:span text:style-name="T15"> </text:span>die.<text:span text:style-name="T26"> </text:span></text:p>
      <text:p text:style-name="P31"><text:span text:style-name="T1">Risk</text:span><text:span text:style-name="T3"> </text:span>mitigation<text:span text:style-name="T3"> </text:span>is<text:span text:style-name="T15"> </text:span><text:span text:style-name="T1">using</text:span><text:span text:style-name="T4"> </text:span><text:span text:style-name="T1">firewalls</text:span><text:span text:style-name="T15"> </text:span>on<text:span text:style-name="T3"> </text:span>my<text:span text:style-name="T3"> </text:span><text:span text:style-name="T9">computer.</text:span></text:p>
      <text:p text:style-name="P27"><text:span text:style-name="T1">Risk</text:span><text:span text:style-name="T42"> </text:span><text:span text:style-name="T1">transfer</text:span><text:span text:style-name="T3"> </text:span>is<text:span text:style-name="T3"> </text:span>getting<text:span text:style-name="T3"> </text:span><text:span text:style-name="T1">insurance.</text:span></text:p>
      <text:list xml:id="list34241083" text:continue-numbering="true" text:style-name="WWNum3">
        <text:list-item>
          <text:p text:style-name="P66">Evaluate<text:span text:style-name="T6"> </text:span>annualized<text:span text:style-name="T6"> </text:span><text:span text:style-name="T1">loss</text:span><text:span text:style-name="T11"> </text:span>expectancy<text:span text:style-name="T6"> </text:span>as<text:span text:style-name="T11"> </text:span>a<text:span text:style-name="T6"> </text:span><text:span text:style-name="T1">risk</text:span><text:span text:style-name="T6"> </text:span>management<text:span text:style-name="T6"> </text:span>tool.</text:p>
        </text:list-item>
      </text:list>
      <text:p text:style-name="P32">Could<text:span text:style-name="T3"> </text:span>be<text:span text:style-name="T4"> </text:span>very<text:span text:style-name="T4"> </text:span>handy<text:span text:style-name="T4"> </text:span><text:span text:style-name="T1">when</text:span><text:span text:style-name="T4"> </text:span>you<text:span text:style-name="T3"> </text:span>have<text:span text:style-name="T4"> </text:span>a<text:span text:style-name="T4"> </text:span>lot<text:span text:style-name="T4"> </text:span>of<text:span text:style-name="T4"> </text:span>data<text:span text:style-name="T3"> </text:span>over<text:span text:style-name="T4"> </text:span><text:span text:style-name="T1">incidences,</text:span><text:span text:style-name="T4"> </text:span>but<text:span text:style-name="T4"> </text:span>could<text:span text:style-name="T4"> </text:span>be<text:span text:style-name="T41"> </text:span><text:span text:style-name="T1">ineffective</text:span><text:span text:style-name="T15"> </text:span><text:span text:style-name="T1">when</text:span><text:span text:style-name="T3"> </text:span>the<text:span text:style-name="T3"> </text:span>incidence<text:span text:style-name="T3"> </text:span>rate<text:span text:style-name="T15"> </text:span>is<text:span text:style-name="T15"> </text:span><text:span text:style-name="T1">unsure.</text:span><text:span text:style-name="T43"> </text:span><text:span text:style-name="T1">Also</text:span><text:span text:style-name="T3"> </text:span>naive<text:span text:style-name="T3"> </text:span><text:span text:style-name="T1">because</text:span><text:span text:style-name="T15"> </text:span>you’re<text:span text:style-name="T3"> </text:span><text:span text:style-name="T1">just</text:span><text:span text:style-name="T3"> </text:span>comparing<text:span text:style-name="T3"> </text:span>the<text:span text:style-name="T44"> </text:span>monetary<text:span text:style-name="T6"> </text:span>value<text:span text:style-name="T15"> </text:span>of<text:span text:style-name="T6"> </text:span>your<text:span text:style-name="T15"> </text:span><text:span text:style-name="T1">security</text:span><text:span text:style-name="T6"> </text:span><text:span text:style-name="T1">expenditures.</text:span></text:p>
      <text:list xml:id="list34256812" text:continue-numbering="true" text:style-name="WWNum3">
        <text:list-item>
          <text:p text:style-name="P80"><text:span text:style-name="T1">List</text:span><text:span text:style-name="T15"> </text:span><text:span text:style-name="T1">some</text:span><text:span text:style-name="T15"> </text:span>factors<text:span text:style-name="T15"> </text:span>relevant<text:span text:style-name="T15"> </text:span>to<text:span text:style-name="T15"> </text:span>rational<text:span text:style-name="T3"> </text:span><text:span text:style-name="T1">risk</text:span><text:span text:style-name="T15"> </text:span><text:span text:style-name="T1">assessment.</text:span></text:p>
        </text:list-item>
      </text:list>
      <text:p text:style-name="P22"><text:span text:style-name="T1">Security</text:span><text:span text:style-name="T3"> </text:span><text:span text:style-name="T1">isn’t</text:span><text:span text:style-name="T3"> </text:span>all<text:span text:style-name="T4"> </text:span>about<text:span text:style-name="T3"> </text:span>the<text:span text:style-name="T4"> </text:span>monetary<text:span text:style-name="T3"> </text:span>value<text:span text:style-name="T4"> </text:span>and<text:span text:style-name="T3"> </text:span>the<text:span text:style-name="T14"> </text:span><text:span text:style-name="T1">ALE.</text:span><text:span text:style-name="T3"> </text:span><text:span text:style-name="T1">Risk</text:span><text:span text:style-name="T3"> </text:span>is<text:span text:style-name="T3"> </text:span>very<text:span text:style-name="T3"> </text:span>hard<text:span text:style-name="T4"> </text:span>to<text:span text:style-name="T3"> </text:span>analyze<text:span text:style-name="T23"> </text:span><text:span text:style-name="T1">because</text:span><text:span text:style-name="T11"> </text:span><text:span text:style-name="T1">psychological,</text:span><text:span text:style-name="T11"> </text:span>economic,<text:span text:style-name="T6"> </text:span>and<text:span text:style-name="T11"> </text:span>technological<text:span text:style-name="T6"> </text:span>factors<text:span text:style-name="T5"> </text:span>could<text:span text:style-name="T6"> </text:span>change<text:span text:style-name="T11"> </text:span>the<text:span text:style-name="T6"> </text:span>benefits<text:span text:style-name="T5"> </text:span>and<text:span text:style-name="T45"> </text:span>negatives<text:span text:style-name="T6"> </text:span>at<text:span text:style-name="T6"> </text:span>any<text:span text:style-name="T15"> </text:span>time.</text:p>
      <text:p text:style-name="P19">Lecture<text:span text:style-name="T5"> </text:span>4</text:p>
      <text:list xml:id="list1796446730273983250" text:style-name="WWNum4">
        <text:list-item>
          <text:p text:style-name="P96">Explain<text:span text:style-name="T4"> </text:span>the<text:span text:style-name="T4"> </text:span>key<text:span text:style-name="T4"> </text:span><text:span text:style-name="T1">distinction</text:span><text:span text:style-name="T4"> </text:span><text:span text:style-name="T1">between</text:span><text:span text:style-name="T4"> </text:span>the<text:span text:style-name="T4"> </text:span><text:span text:style-name="T1">lists</text:span><text:span text:style-name="T3"> </text:span>on<text:span text:style-name="T4"> </text:span><text:span text:style-name="T1">slides</text:span><text:span text:style-name="T3"> </text:span>2<text:span text:style-name="T4"> </text:span>and<text:span text:style-name="T4"> </text:span>3.<text:span text:style-name="T18"> </text:span>The<text:span text:style-name="T4"> </text:span><text:span text:style-name="T1">slide</text:span><text:span text:style-name="T4"> </text:span>3<text:span text:style-name="T4"> </text:span><text:span text:style-name="T1">list</text:span><text:span text:style-name="T4"> </text:span>is<text:span text:style-name="T4"> </text:span><text:span text:style-name="T1">comprised</text:span><text:span text:style-name="T4"> </text:span>of<text:span text:style-name="T4"> </text:span><text:span text:style-name="T1">different</text:span><text:span text:style-name="T4"> </text:span>tools<text:span text:style-name="T4"> </text:span>to<text:span text:style-name="T4"> </text:span><text:span text:style-name="T1">ensure</text:span><text:span text:style-name="T4"> </text:span><text:span text:style-name="T1">list</text:span><text:span text:style-name="T4"> </text:span>2.</text:p>
        </text:list-item>
        <text:list-item>
          <text:p text:style-name="P97"><text:span text:style-name="T1">Consider</text:span><text:span text:style-name="T3"> </text:span>your<text:span text:style-name="T4"> </text:span><text:span text:style-name="T1">use</text:span><text:span text:style-name="T3"> </text:span>of<text:span text:style-name="T4"> </text:span>computing<text:span text:style-name="T3"> </text:span>in<text:span text:style-name="T4"> </text:span>your<text:span text:style-name="T3"> </text:span><text:span text:style-name="T1">personal</text:span><text:span text:style-name="T4"> </text:span>life.<text:span text:style-name="T24"> </text:span>Which<text:span text:style-name="T4"> </text:span>is<text:span text:style-name="T3"> </text:span><text:span text:style-name="T1">most</text:span><text:span text:style-name="T3"> </text:span>important:<text:span text:style-name="T47"> </text:span><text:span text:style-name="T4">confidentiality</text:span><text:span text:style-name="T9">,</text:span><text:span text:style-name="T48"> </text:span><text:span text:style-name="T9">integrity,</text:span><text:span text:style-name="T48"> </text:span>availability?<text:span text:style-name="T48"> </text:span><text:span text:style-name="T1">Justify</text:span><text:span text:style-name="T49"> </text:span>your<text:span text:style-name="T48"> </text:span><text:span text:style-name="T4">answer.</text:span></text:p>
        </text:list-item>
      </text:list>
      <text:p text:style-name="P21">All three factors are very important, but it also depends on the situation. The military might put more emphasis on confidentiality, while an online store might emphasize availability. </text:p>
      <text:list xml:id="list34245839" text:continue-numbering="true" text:style-name="WWNum4">
        <text:list-item>
          <text:p text:style-name="P43">What<text:span text:style-name="T3"> </text:span>does<text:span text:style-name="T15"> </text:span>it<text:span text:style-name="T3"> </text:span>mean<text:span text:style-name="T4"> </text:span>“to<text:span text:style-name="T3"> </text:span>group<text:span text:style-name="T3"> </text:span>and<text:span text:style-name="T4"> </text:span>categorize<text:span text:style-name="T3"> </text:span>data”?</text:p>
          <text:list>
            <text:list-header>
              <text:p text:style-name="P43">To classify data depending on their importance for different users. To break up public and private data. </text:p>
            </text:list-header>
          </text:list>
        </text:list-item>
        <text:list-item>
          <text:p text:style-name="P57">Why<text:span text:style-name="T11"> </text:span>might<text:span text:style-name="T6"> </text:span>authorizations<text:span text:style-name="T11"> </text:span>change<text:span text:style-name="T6"> </text:span>over<text:span text:style-name="T6"> </text:span>time?</text:p>
        </text:list-item>
      </text:list>
      <text:p text:style-name="P25"><text:tab/>Security clearances could change for the user, the data could become outdated, and therefore, more public access. </text:p>
      <text:list xml:id="list34236038" text:continue-numbering="true" text:style-name="WWNum4">
        <text:list-item>
          <text:p text:style-name="P98"><text:span text:style-name="T1">Some</text:span><text:span text:style-name="T3"> </text:span>of<text:span text:style-name="T3"> </text:span>the<text:span text:style-name="T3"> </text:span>availability<text:span text:style-name="T15"> </text:span><text:span text:style-name="T1">questions</text:span><text:span text:style-name="T3"> </text:span><text:span text:style-name="T1">seem</text:span><text:span text:style-name="T3"> </text:span>to<text:span text:style-name="T3"> </text:span>relate<text:span text:style-name="T3"> </text:span>more<text:span text:style-name="T3"> </text:span>to<text:span text:style-name="T3"> </text:span>reliability<text:span text:style-name="T3"> </text:span>than<text:span text:style-name="T3"> </text:span>to<text:span text:style-name="T26"> </text:span><text:span text:style-name="T9">security.</text:span><text:span text:style-name="T3"> </text:span><text:span text:style-name="T1">How</text:span><text:span text:style-name="T3"> </text:span>are<text:span text:style-name="T3"> </text:span>the<text:span text:style-name="T3"> </text:span><text:span text:style-name="T1">two</text:span><text:span text:style-name="T4"> </text:span>related?</text:p>
          <text:list>
            <text:list-header>
              <text:p text:style-name="P98"><text:s text:c="4"/>Security is about maintaining availability against threats, and keeping the data open to authorized users. For example, DdoS attacks harm companies by not allowing <text:soft-page-break/>customers access to their websites, essentially, “taking” money away from the company. </text:p>
            </text:list-header>
          </text:list>
        </text:list-item>
        <text:list-item>
          <text:p text:style-name="P99">In<text:span text:style-name="T6"> </text:span><text:span text:style-name="T1">what</text:span><text:span text:style-name="T15"> </text:span>contexts<text:span text:style-name="T6"> </text:span><text:span text:style-name="T1">would</text:span><text:span text:style-name="T15"> </text:span>authentication<text:span text:style-name="T6"> </text:span>and<text:span text:style-name="T15"> </text:span>non-repudiation<text:span text:style-name="T15"> </text:span>be<text:span text:style-name="T15"> </text:span><text:span text:style-name="T1">considered</text:span><text:span text:style-name="T30"> </text:span>important?</text:p>
          <text:p text:style-name="P99"><text:s text:c="5"/>In case if the communication link had been compromised, or if an unknown host had somehow redirected your connection to it's own server. </text:p>
        </text:list-item>
      </text:list>
      <text:p text:style-name="P4"/>
      <text:p text:style-name="P13">Lecture<text:span text:style-name="T5"> </text:span>5</text:p>
      <text:list xml:id="list5973617401428477943" text:style-name="WWNum5">
        <text:list-item>
          <text:p text:style-name="P100"><text:span text:style-name="T1">Describe</text:span><text:span text:style-name="T15"> </text:span>a<text:span text:style-name="T15"> </text:span><text:span text:style-name="T1">possible</text:span><text:span text:style-name="T15"> </text:span>metapolicy<text:span text:style-name="T3"> </text:span>for<text:span text:style-name="T15"> </text:span>a<text:span text:style-name="T15"> </text:span>cell<text:span text:style-name="T3"> </text:span>phone<text:span text:style-name="T15"> </text:span><text:span text:style-name="T1">network?</text:span><text:span text:style-name="T43"> </text:span>A<text:span text:style-name="T43"> </text:span>military<text:span text:style-name="T15"> </text:span><text:span text:style-name="T1">database?</text:span></text:p>
        </text:list-item>
      </text:list>
      <text:list xml:id="list3180488413235854809" text:style-name="L55">
        <text:list-item>
          <text:p text:style-name="P136"><text:span text:style-name="T1">Cellphone network: to allow users to make and receive calls.</text:span></text:p>
        </text:list-item>
        <text:list-item>
          <text:p text:style-name="P136"><text:span text:style-name="T1">Military: to secure information against outside and unauthorized sources. </text:span></text:p>
        </text:list-item>
      </text:list>
      <text:list xml:id="list34245055" text:continue-list="list5973617401428477943" text:style-name="WWNum5">
        <text:list-item>
          <text:p text:style-name="P44">Why<text:span text:style-name="T4"> </text:span>do<text:span text:style-name="T4"> </text:span>you<text:span text:style-name="T4"> </text:span>need<text:span text:style-name="T4"> </text:span>a<text:span text:style-name="T4"> </text:span>policy<text:span text:style-name="T4"> </text:span>if<text:span text:style-name="T4"> </text:span>you<text:span text:style-name="T4"> </text:span>have<text:span text:style-name="T4"> </text:span>a<text:span text:style-name="T4"> </text:span>metapolicy?</text:p>
          <text:p text:style-name="P44">Policies are the steps to fulfill the metapolicy. </text:p>
        </text:list-item>
        <text:list-item>
          <text:p text:style-name="P108"><text:span text:style-name="T1">Give</text:span><text:span text:style-name="T6"> </text:span>three<text:span text:style-name="T15"> </text:span><text:span text:style-name="T1">possible</text:span><text:span text:style-name="T6"> </text:span>rules<text:span text:style-name="T6"> </text:span><text:span text:style-name="T1">within</text:span><text:span text:style-name="T15"> </text:span>a<text:span text:style-name="T6"> </text:span>policy<text:span text:style-name="T15"> </text:span>concerning<text:span text:style-name="T15"> </text:span><text:span text:style-name="T1">students’</text:span><text:span text:style-name="T50"> </text:span>academic<text:span text:style-name="T51"> </text:span><text:span text:style-name="T1">records.</text:span></text:p>
        </text:list-item>
      </text:list>
      <text:list xml:id="list4322713464487169080" text:style-name="L56">
        <text:list-item>
          <text:p text:style-name="P112"><text:span text:style-name="T1">To allow only authorized users access to the records.</text:span></text:p>
        </text:list-item>
        <text:list-item>
          <text:p text:style-name="P112"><text:span text:style-name="T1"><text:s text:c="4"/>Only the administration or the students' professors can change the records.</text:span></text:p>
        </text:list-item>
        <text:list-item>
          <text:p text:style-name="P112"><text:span text:style-name="T1"><text:s text:c="5"/>The records have to be stored in a secure database to protect against loss.</text:span></text:p>
        </text:list-item>
      </text:list>
      <text:list xml:id="list34249706" text:continue-list="list34245055" text:style-name="WWNum5">
        <text:list-item>
          <text:p text:style-name="P72">Could<text:span text:style-name="T52"> </text:span><text:span text:style-name="T1">stakeholders’</text:span><text:span text:style-name="T53"> </text:span><text:span text:style-name="T1">interest</text:span><text:span text:style-name="T43"> </text:span><text:span text:style-name="T1">c</text:span><text:span text:style-name="T9">on</text:span><text:span text:style-name="T1">ict</text:span><text:span text:style-name="T52"> </text:span>in<text:span text:style-name="T43"> </text:span>a<text:span text:style-name="T43"> </text:span>policy?<text:span text:style-name="T52"> </text:span><text:span text:style-name="T1">Give</text:span><text:span text:style-name="T43"> </text:span>an<text:span text:style-name="T52"> </text:span>example.</text:p>
        </text:list-item>
      </text:list>
      <text:list xml:id="list5018287065382150412" text:style-name="L1">
        <text:list-item>
          <text:p text:style-name="P109">Yes, a student would like to receive a copy of his/ her transcript, but he has to go through a three-step process of going to the registrar's office, giving them his ID, and then coming back the next day to receive it. This is it ensure security and to authenticate the student, but to the student, it's wasted time. </text:p>
        </text:list-item>
      </text:list>
      <text:list xml:id="list34245407" text:continue-list="list34249706" text:style-name="WWNum5">
        <text:list-item>
          <text:p text:style-name="P67"><text:span text:style-name="T1">For</text:span><text:span text:style-name="T15"> </text:span>the<text:span text:style-name="T15"> </text:span>example<text:span text:style-name="T15"> </text:span>given<text:span text:style-name="T15"> </text:span>involving<text:span text:style-name="T15"> </text:span><text:span text:style-name="T1">student</text:span><text:span text:style-name="T3"> </text:span><text:span text:style-name="T1">SSNs,</text:span><text:span text:style-name="T15"> </text:span><text:span text:style-name="T1">state</text:span><text:span text:style-name="T15"> </text:span>the<text:span text:style-name="T15"> </text:span>likely<text:span text:style-name="T15"> </text:span><text:span text:style-name="T9">metapolicy.</text:span></text:p>
          <text:p text:style-name="P75">The university must protect SSNs.</text:p>
        </text:list-item>
        <text:list-item>
          <text:p text:style-name="P140">Explain<text:span text:style-name="T15"> </text:span>the<text:span text:style-name="T15"> </text:span><text:span text:style-name="T1">statement:</text:span><text:span text:style-name="T15"> </text:span>”If<text:span text:style-name="T3"> </text:span>you<text:span text:style-name="T15"> </text:span><text:span text:style-name="T1">don’t</text:span><text:span text:style-name="T15"> </text:span><text:span text:style-name="T1">understand</text:span><text:span text:style-name="T15"> </text:span>the<text:span text:style-name="T3"> </text:span><text:span text:style-name="T9">metapolicy,</text:span><text:span text:style-name="T15"> </text:span>it<text:span text:style-name="T15"> </text:span>becomes<text:span text:style-name="T39"> </text:span><text:span text:style-name="T1">dif</text:span><text:span text:style-name="T9"></text:span><text:span text:style-name="T1">cult</text:span><text:span text:style-name="T54"> </text:span>to<text:span text:style-name="T50"> </text:span><text:span text:style-name="T1">justify</text:span><text:span text:style-name="T50"> </text:span>and<text:span text:style-name="T54"> </text:span>evaluate<text:span text:style-name="T50"> </text:span>the<text:span text:style-name="T50"> </text:span><text:span text:style-name="T4">policy.”</text:span></text:p>
        </text:list-item>
      </text:list>
      <text:list xml:id="list4910861515200724085" text:style-name="L2">
        <text:list-item>
          <text:p text:style-name="P141">Policies make up the metapolicy. If you can't understand the goal, it's impossible to understand how a rule, or the policy, helps towards reaching that goal. </text:p>
        </text:list-item>
      </text:list>
      <text:p text:style-name="P4"/>
      <text:p text:style-name="P13">Lecture<text:span text:style-name="T5"> </text:span>6</text:p>
      <text:list xml:id="list8877100252259928778" text:style-name="WWNum6">
        <text:list-item>
          <text:p text:style-name="P145">Why<text:span text:style-name="T20"> </text:span>is<text:span text:style-name="T14"> </text:span>military<text:span text:style-name="T20"> </text:span><text:span text:style-name="T1">security</text:span><text:span text:style-name="T20"> </text:span>mainly<text:span text:style-name="T20"> </text:span>about<text:span text:style-name="T20"> </text:span><text:span text:style-name="T1">c</text:span><text:span text:style-name="T9">on</text:span><text:span text:style-name="T1">dentiality?</text:span><text:span text:style-name="T55"> </text:span><text:span text:style-name="T1">Are</text:span><text:span text:style-name="T20"> </text:span>there<text:span text:style-name="T20"> </text:span><text:span text:style-name="T1">also</text:span><text:span text:style-name="T20"> </text:span><text:span text:style-name="T1">aspects</text:span><text:span text:style-name="T20"> </text:span>of<text:span text:style-name="T20"> </text:span>integrity<text:span text:style-name="T7"> </text:span>and<text:span text:style-name="T56"> </text:span>availability?</text:p>
        </text:list-item>
      </text:list>
      <text:list xml:id="list8966440734518636427" text:style-name="L3">
        <text:list-item>
          <text:p text:style-name="P146">Of course integrity and availability are important, but in this model, confidentiality is the key problem. There's no perfect solution, so some models like the military security one, sacrifice some aspects to perfect others. In general, security is about all three aspects.</text:p>
          <text:p text:style-name="P107"><text:span text:style-name="T1">2. Describe</text:span><text:span text:style-name="T15"> </text:span>the<text:span text:style-name="T15"> </text:span>major<text:span text:style-name="T15"> </text:span>threat<text:span text:style-name="T3"> </text:span>in<text:span text:style-name="T15"> </text:span>our<text:span text:style-name="T15"> </text:span><text:span text:style-name="T1">MLS</text:span><text:span text:style-name="T15"> </text:span>thought<text:span text:style-name="T15"> </text:span>experiment.</text:p>
        </text:list-item>
      </text:list>
      <text:list xml:id="list34259160" text:continue-list="list8877100252259928778" text:style-name="WWNum6">
        <text:list-header>
          <text:p text:style-name="P87">If a high-ranking personnel changes the data classification of a top secret document to low-level. </text:p>
          <text:p text:style-name="P101">3Why<text:span text:style-name="T4"> </text:span>do<text:span text:style-name="T4"> </text:span>you<text:span text:style-name="T4"> </text:span>think<text:span text:style-name="T4"> </text:span>the<text:span text:style-name="T9"> </text:span><text:span text:style-name="T1">proviso</text:span><text:span text:style-name="T4"> </text:span>is<text:span text:style-name="T3"> </text:span>there?</text:p>
          <text:p text:style-name="P45">Availability is very limited in this set up, it's impossible for information to flow downwards. Also, low-ranking officials can change any of the high level documents due to the write up, read down MLS method. </text:p>
        </text:list-header>
        <text:list-item>
          <text:p text:style-name="P60">Explain<text:span text:style-name="T3"> </text:span>the<text:span text:style-name="T4"> </text:span>form<text:span text:style-name="T3"> </text:span>of<text:span text:style-name="T4"> </text:span>the<text:span text:style-name="T3"> </text:span>labels<text:span text:style-name="T3"> </text:span><text:span text:style-name="T1">we’re</text:span><text:span text:style-name="T3"> </text:span><text:span text:style-name="T1">using.</text:span></text:p>
          <text:p text:style-name="P76">There are two components to the forms, the rank and the area, where each area has different levels of rank. A subject must be of the same area and of equal or greater rank to read the document. </text:p>
        </text:list-item>
        <text:list-item>
          <text:p text:style-name="P52">Why<text:span text:style-name="T4"> </text:span>do<text:span text:style-name="T4"> </text:span>you<text:span text:style-name="T4"> </text:span><text:span text:style-name="T1">suppose</text:span><text:span text:style-name="T4"> </text:span><text:span text:style-name="T1">we’re</text:span><text:span text:style-name="T4"> </text:span>not<text:span text:style-name="T4"> </text:span>concerned<text:span text:style-name="T4"> </text:span><text:span text:style-name="T1">with</text:span><text:span text:style-name="T4"> </text:span>how<text:span text:style-name="T3"> </text:span>the<text:span text:style-name="T4"> </text:span>labels<text:span text:style-name="T3"> </text:span>get<text:span text:style-name="T4"> </text:span>there?</text:p>
          <text:p text:style-name="P52">The MLS method doesn't explain how information goes down or who ranks the information's security level. We would have to break the policies in order to place various labels. </text:p>
        </text:list-item>
        <text:list-item>
          <text:p text:style-name="P81">Rank<text:span text:style-name="T4"> </text:span>the<text:span text:style-name="T4"> </text:span>facts<text:span text:style-name="T3"> </text:span><text:span text:style-name="T1">listed</text:span><text:span text:style-name="T9"> </text:span>on<text:span text:style-name="T4"> </text:span><text:span text:style-name="T1">slide</text:span><text:span text:style-name="T4"> </text:span>6<text:span text:style-name="T9"> </text:span>by<text:span text:style-name="T4"> </text:span><text:span text:style-name="T9">sensitivity.</text:span></text:p>
          <text:p text:style-name="P83">Most sensitive to least</text:p>
        </text:list-item>
      </text:list>
      <text:list xml:id="list8715579607907202186" text:style-name="L4">
        <text:list-item>
          <text:p text:style-name="P153"><text:soft-page-break/>1. British broke Enigma Code</text:p>
        </text:list-item>
        <text:list-item>
          <text:p text:style-name="P153">1. D-Day invasion</text:p>
        </text:list-item>
        <text:list-item>
          <text:p text:style-name="P153">2. Col Jones </text:p>
        </text:list-item>
        <text:list-item>
          <text:p text:style-name="P153">2. Col Smith</text:p>
        </text:list-item>
        <text:list-item>
          <text:p text:style-name="P153">3. Cafeteria stuff</text:p>
        </text:list-item>
        <text:list-item>
          <text:p text:style-name="P153">3. Baseball team stuff</text:p>
        </text:list-item>
        <text:list-item>
          <text:p text:style-name="P153"/>
        </text:list-item>
      </text:list>
      <text:list xml:id="list34240595" text:continue-list="list34259160" text:style-name="WWNum6">
        <text:list-item>
          <text:p text:style-name="P60">Invent<text:span text:style-name="T15"> </text:span>labels<text:span text:style-name="T15"> </text:span>for<text:span text:style-name="T15"> </text:span>documents<text:span text:style-name="T15"> </text:span>containing<text:span text:style-name="T15"> </text:span>each<text:span text:style-name="T3"> </text:span>of<text:span text:style-name="T15"> </text:span><text:span text:style-name="T1">those</text:span><text:span text:style-name="T3"> </text:span><text:span text:style-name="T1">facts.</text:span></text:p>
          <text:p text:style-name="P76">Top Secret, Secret, Open</text:p>
        </text:list-item>
        <text:list-item>
          <text:p text:style-name="P68"><text:span text:style-name="T1">Justify</text:span><text:span text:style-name="T6"> </text:span>the<text:span text:style-name="T15"> </text:span>rules<text:span text:style-name="T6"> </text:span>for<text:span text:style-name="T15"> </text:span>“mixed”<text:span text:style-name="T15"> </text:span><text:span text:style-name="T1">documents.</text:span></text:p>
          <text:p text:style-name="P77">You use the most sensitive security level. If you label it lower, you might not protect the information as much as you need to. To access a document of two different categories, the subject must have the same clearance in the same categories, because a man authorized for secret nuclear, might not be authorized for secret crypto. </text:p>
        </text:list-item>
      </text:list>
      <text:p text:style-name="P4"/>
      <text:p text:style-name="P13">Lecture<text:span text:style-name="T5"> </text:span>7</text:p>
      <text:list xml:id="list5563531703217059098" text:style-name="WWNum7">
        <text:list-item>
          <text:p text:style-name="P161"><text:span text:style-name="T1">Document</text:span><text:span text:style-name="T20"> </text:span>labels<text:span text:style-name="T14"> </text:span>are<text:span text:style-name="T56"> </text:span><text:span text:style-name="T1">stamped</text:span><text:span text:style-name="T20"> </text:span>on<text:span text:style-name="T20"> </text:span>the<text:span text:style-name="T20"> </text:span><text:span text:style-name="T1">outside.</text:span><text:span text:style-name="T56"> </text:span><text:span text:style-name="T1">How</text:span><text:span text:style-name="T14"> </text:span>are<text:span text:style-name="T20"> </text:span><text:span text:style-name="T1">“labels”</text:span><text:span text:style-name="T56"> </text:span><text:span text:style-name="T1">af</text:span><text:span text:style-name="T9"></text:span><text:span text:style-name="T1">xed</text:span><text:span text:style-name="T20"> </text:span>to<text:span text:style-name="T57"> </text:span><text:span text:style-name="T1">humans?</text:span></text:p>
        </text:list-item>
      </text:list>
      <text:list xml:id="list743881255715385305" text:style-name="L5">
        <text:list-item>
          <text:p text:style-name="P116">Humans are given rank and security clearances. They can access documents of their level or higher. </text:p>
        </text:list-item>
      </text:list>
      <text:list xml:id="list34234341" text:continue-list="list5563531703217059098" text:style-name="WWNum7">
        <text:list-item>
          <text:p text:style-name="P164">Explain<text:span text:style-name="T15"> </text:span>the<text:span text:style-name="T3"> </text:span><text:span text:style-name="T1">difference</text:span><text:span text:style-name="T3"> </text:span>in<text:span text:style-name="T3"> </text:span><text:span text:style-name="T1">semantics</text:span><text:span text:style-name="T15"> </text:span>of<text:span text:style-name="T3"> </text:span>labels<text:span text:style-name="T15"> </text:span>for<text:span text:style-name="T15"> </text:span>documents<text:span text:style-name="T15"> </text:span>and<text:span text:style-name="T3"> </text:span>labels<text:span text:style-name="T15"> </text:span>for<text:span text:style-name="T40"> </text:span><text:span text:style-name="T1">humans.</text:span></text:p>
        </text:list-item>
      </text:list>
      <text:list xml:id="list7624308395873879296" text:style-name="L6">
        <text:list-item>
          <text:p text:style-name="P119">A individual's rank comes from how trusted they are. A document's rank comes from how important the data is. </text:p>
        </text:list-item>
      </text:list>
      <text:list xml:id="list34240351" text:continue-list="list34234341" text:style-name="WWNum7">
        <text:list-item>
          <text:p text:style-name="P166">In<text:span text:style-name="T3"> </text:span>the<text:span text:style-name="T4"> </text:span>context<text:span text:style-name="T3"> </text:span>of<text:span text:style-name="T4"> </text:span>computers<text:span text:style-name="T15"> </text:span><text:span text:style-name="T1">what</text:span><text:span text:style-name="T4"> </text:span>do<text:span text:style-name="T3"> </text:span>you<text:span text:style-name="T4"> </text:span>think<text:span text:style-name="T3"> </text:span>are<text:span text:style-name="T4"> </text:span>the<text:span text:style-name="T3"> </text:span>analogues<text:span text:style-name="T3"> </text:span>of<text:span text:style-name="T3"> </text:span><text:span text:style-name="T1">documents?</text:span><text:span text:style-name="T4"> </text:span><text:span text:style-name="T1">Of</text:span><text:span text:style-name="T22"> </text:span><text:span text:style-name="T1">humans?</text:span></text:p>
        </text:list-item>
      </text:list>
      <text:list xml:id="list3237901257362661070" text:style-name="L7">
        <text:list-item>
          <text:p text:style-name="P117">Humans are the programs and processes, while the documents are the data.</text:p>
        </text:list-item>
      </text:list>
      <text:list xml:id="list34250200" text:continue-list="list34240351" text:style-name="WWNum7">
        <text:list-item>
          <text:p text:style-name="P73">Explain<text:span text:style-name="T15"> </text:span><text:span text:style-name="T1">why</text:span><text:span text:style-name="T3"> </text:span>the<text:span text:style-name="T15"> </text:span><text:span text:style-name="T1">Principle</text:span><text:span text:style-name="T3"> </text:span>of<text:span text:style-name="T15"> </text:span><text:span text:style-name="T1">Least</text:span><text:span text:style-name="T3"> </text:span><text:span text:style-name="T1">Privilege</text:span><text:span text:style-name="T15"> </text:span>makes<text:span text:style-name="T15"> </text:span><text:span text:style-name="T1">sense.</text:span></text:p>
        </text:list-item>
      </text:list>
      <text:list xml:id="list9195649614778111828" text:style-name="L8">
        <text:list-item>
          <text:p text:style-name="P121">There's no reason for a low-level worker to know about the general plan. Only need information that's imperative for the job. </text:p>
        </text:list-item>
      </text:list>
      <text:list xml:id="list34250101" text:continue-list="list34250200" text:style-name="WWNum7">
        <text:list-item>
          <text:p text:style-name="P167"><text:span text:style-name="T1">For</text:span><text:span text:style-name="T4"> </text:span>each<text:span text:style-name="T9"> </text:span>of<text:span text:style-name="T9"> </text:span>the<text:span text:style-name="T9"> </text:span>pairs<text:span text:style-name="T4"> </text:span>of<text:span text:style-name="T9"> </text:span>labels<text:span text:style-name="T4"> </text:span>on<text:span text:style-name="T9"> </text:span><text:span text:style-name="T1">slide</text:span><text:span text:style-name="T4"> </text:span>6,<text:span text:style-name="T9"> </text:span>explain<text:span text:style-name="T9"> </text:span><text:span text:style-name="T1">why</text:span><text:span text:style-name="T9"> </text:span>the<text:span text:style-name="T9"> </text:span><text:span text:style-name="T1">answers</text:span><text:span text:style-name="T4"> </text:span>in<text:span text:style-name="T9"> </text:span>the<text:span text:style-name="T23"> </text:span>third<text:span text:style-name="T4"> </text:span>column<text:span text:style-name="T4"> </text:span>do<text:span text:style-name="T4"> </text:span>or<text:span text:style-name="T9"> </text:span>do<text:span text:style-name="T4"> </text:span>not<text:span text:style-name="T4"> </text:span>make<text:span text:style-name="T9"> </text:span><text:span text:style-name="T1">sense.</text:span></text:p>
        </text:list-item>
      </text:list>
      <text:list xml:id="list8952907696967789559" text:style-name="L9">
        <text:list-item>
          <text:p text:style-name="P118">1. He has a higher security clearance, and therfore, can read information that's his level or lower.</text:p>
        </text:list-item>
        <text:list-item>
          <text:p text:style-name="P118">2. The subject doesn't have a high enough clearance.</text:p>
        </text:list-item>
        <text:list-item>
          <text:p text:style-name="P118">3. The sensitivity is public domain. </text:p>
        </text:list-item>
      </text:list>
      <text:p text:style-name="P10"/>
      <text:p text:style-name="P15">Lecture<text:span text:style-name="T13"> </text:span>8:</text:p>
      <text:list xml:id="list5906082516658774321" text:style-name="WWNum8">
        <text:list-item>
          <text:p text:style-name="P162">Why<text:span text:style-name="T15"> </text:span>do<text:span text:style-name="T3"> </text:span>you<text:span text:style-name="T3"> </text:span>think<text:span text:style-name="T3"> </text:span><text:span text:style-name="T1">we</text:span><text:span text:style-name="T15"> </text:span>introduced<text:span text:style-name="T3"> </text:span>the<text:span text:style-name="T3"> </text:span>vocabulary<text:span text:style-name="T15"> </text:span><text:span text:style-name="T1">terms:</text:span><text:span text:style-name="T3"> </text:span><text:span text:style-name="T1">objects,</text:span><text:span text:style-name="T3"> </text:span><text:span text:style-name="T1">subjects,</text:span><text:span text:style-name="T58"> </text:span><text:span text:style-name="T1">actions?</text:span></text:p>
        </text:list-item>
      </text:list>
      <text:list xml:id="list1183298003160027092" text:style-name="L10">
        <text:list-item>
          <text:p text:style-name="P142">Because the MLS method can apply to computers, as well as to humans. </text:p>
        </text:list-item>
      </text:list>
      <text:list xml:id="list34265204" text:continue-list="list5906082516658774321" text:style-name="WWNum8">
        <text:list-item>
          <text:p text:style-name="P79"><text:span text:style-name="T1">Prove</text:span><text:span text:style-name="T52"> </text:span>that<text:span text:style-name="T52"> </text:span>dominates<text:span text:style-name="T59"> </text:span>is<text:span text:style-name="T52"> </text:span>a<text:span text:style-name="T52"> </text:span>partial<text:span text:style-name="T52"> </text:span>order<text:span text:style-name="T52"> </text:span><text:span text:style-name="T1">(re</text:span><text:span text:style-name="T9"></text:span><text:span text:style-name="T1">exive,</text:span><text:span text:style-name="T52"> </text:span><text:span text:style-name="T1">transitive,</text:span><text:span text:style-name="T52"> </text:span><text:span text:style-name="T1">antisymmetric).</text:span></text:p>
        </text:list-item>
      </text:list>
      <text:list xml:id="list51859926751920275" text:style-name="L11">
        <text:list-item>
          <text:p text:style-name="P122">There are security labels A and B such that neither A &gt;=B nor B&gt;=A. They're in seperate classes, and therefore, can't be compared. </text:p>
        </text:list-item>
      </text:list>
      <text:list xml:id="list34242847" text:continue-list="list34265204" text:style-name="WWNum8">
        <text:list-item>
          <text:p text:style-name="P69"><text:span text:style-name="T1">Show</text:span><text:span text:style-name="T15"> </text:span>that<text:span text:style-name="T3"> </text:span>dominates<text:span text:style-name="T15"> </text:span>is<text:span text:style-name="T3"> </text:span>not<text:span text:style-name="T3"> </text:span>a<text:span text:style-name="T3"> </text:span>total<text:span text:style-name="T4"> order.</text:span></text:p>
        </text:list-item>
      </text:list>
      <text:list xml:id="list5721368931622799371" text:style-name="L12">
        <text:list-item>
          <text:p text:style-name="P133">Top Secret Nuclear and Top Secret Crypto. Neither dominates the other. </text:p>
        </text:list-item>
      </text:list>
      <text:list xml:id="list34251929" text:continue-list="list34242847" text:style-name="WWNum8">
        <text:list-item>
          <text:p text:style-name="P58">What<text:span text:style-name="T3"> </text:span><text:span text:style-name="T1">would</text:span><text:span text:style-name="T3"> </text:span>have<text:span text:style-name="T4"> </text:span>to<text:span text:style-name="T3"> </text:span>be<text:span text:style-name="T3"> </text:span>true<text:span text:style-name="T4"> </text:span>for<text:span text:style-name="T3"> </text:span><text:span text:style-name="T1">two</text:span><text:span text:style-name="T3"> </text:span>labels<text:span text:style-name="T3"> </text:span>to<text:span text:style-name="T3"> </text:span>dominate<text:span text:style-name="T4"> </text:span>each<text:span text:style-name="T3"> </text:span>other?</text:p>
        </text:list-item>
      </text:list>
      <text:list xml:id="list4260181641655677297" text:style-name="L13">
        <text:list-item>
          <text:p text:style-name="P152">They're of the same level and subject. A can be a superset of A. </text:p>
        </text:list-item>
      </text:list>
      <text:list xml:id="list34251379" text:continue-list="list34251929" text:style-name="WWNum8">
        <text:list-item>
          <text:p text:style-name="P61"><text:span text:style-name="T1">State</text:span><text:span text:style-name="T15"> </text:span>informally<text:span text:style-name="T15"> </text:span><text:span text:style-name="T1">what</text:span><text:span text:style-name="T3"> </text:span>the<text:span text:style-name="T15"> </text:span>the<text:span text:style-name="T3"> </text:span><text:span text:style-name="T1">Simple</text:span><text:span text:style-name="T15"> </text:span><text:span text:style-name="T1">Security</text:span><text:span text:style-name="T3"> </text:span>property<text:span text:style-name="T15"> </text:span><text:span text:style-name="T1">says.</text:span></text:p>
        </text:list-item>
      </text:list>
      <text:list xml:id="list3873255722106464867" text:style-name="L14">
        <text:list-item>
          <text:p text:style-name="P123">Write up, read down. Can't read objects above you.</text:p>
        </text:list-item>
      </text:list>
      <text:list xml:id="list34237953" text:continue-list="list34251379" text:style-name="WWNum8">
        <text:list-item>
          <text:p text:style-name="P69">Explain<text:span text:style-name="T4"> </text:span><text:span text:style-name="T1">why</text:span><text:span text:style-name="T9"> </text:span><text:span text:style-name="T15">it</text:span><text:span text:style-name="T3">’s </text:span>“only<text:span text:style-name="T9"> </text:span>if”<text:span text:style-name="T4"> </text:span>and<text:span text:style-name="T9"> </text:span>not<text:span text:style-name="T4"> </text:span>“if<text:span text:style-name="T9"> </text:span>and<text:span text:style-name="T4"> </text:span>only<text:span text:style-name="T9"> </text:span>if.”</text:p>
        </text:list-item>
      </text:list>
      <text:list xml:id="list5694834512821478195" text:style-name="L15">
        <text:list-item>
          <text:p text:style-name="P130">There could be other extenuating circumstances for access. There could be other security conditions in place. </text:p>
          <text:p text:style-name="P106">Lecture<text:span text:style-name="T5"> </text:span>9</text:p>
        </text:list-item>
      </text:list>
      <text:list xml:id="list889303724503268502" text:style-name="WWNum9">
        <text:list-item>
          <text:p text:style-name="P102">Why<text:span text:style-name="T60"> </text:span><text:span text:style-name="T1">isn’t</text:span><text:span text:style-name="T60"> </text:span><text:span text:style-name="T1">Simple</text:span><text:span text:style-name="T60"> </text:span><text:span text:style-name="T1">Security</text:span><text:span text:style-name="T60"> </text:span>enough<text:span text:style-name="T60"> </text:span>to<text:span text:style-name="T60"> </text:span><text:span text:style-name="T1">ensure</text:span><text:span text:style-name="T59"> </text:span><text:span text:style-name="T1">c</text:span><text:span text:style-name="T9">on</text:span><text:span text:style-name="T1">dentiality?</text:span></text:p>
        </text:list-item>
      </text:list>
      <text:list xml:id="list1637254578923020451" text:style-name="L16">
        <text:list-item>
          <text:p text:style-name="P125"><text:soft-page-break/>A person with Top Security clearance moves a top secret document to unclassified folder. Doesn't violate simple security.</text:p>
        </text:list-item>
      </text:list>
      <text:list xml:id="list34243125" text:continue-list="list889303724503268502" text:style-name="WWNum9">
        <text:list-item>
          <text:p text:style-name="P48">Why<text:span text:style-name="T4"> </text:span>do<text:span text:style-name="T4"> </text:span><text:span text:style-name="T1">we</text:span><text:span text:style-name="T4"> </text:span>need<text:span text:style-name="T4"> </text:span><text:span text:style-name="T1">constraints</text:span><text:span text:style-name="T3"> </text:span>on<text:span text:style-name="T4"> </text:span><text:span text:style-name="T1">write</text:span><text:span text:style-name="T4"> </text:span><text:span text:style-name="T1">access?</text:span></text:p>
        </text:list-item>
      </text:list>
      <text:list xml:id="list5853673626204058765" text:style-name="L17">
        <text:list-item>
          <text:p text:style-name="P126">Refer to number 1.</text:p>
        </text:list-item>
      </text:list>
      <text:list xml:id="list34262642" text:continue-list="list34243125" text:style-name="WWNum9">
        <text:list-item>
          <text:p text:style-name="P168">What<text:span text:style-name="T3"> </text:span>is<text:span text:style-name="T15"> </text:span>it<text:span text:style-name="T3"> </text:span>about<text:span text:style-name="T4"> </text:span><text:span text:style-name="T1">computers,</text:span><text:span text:style-name="T3"> </text:span>as<text:span text:style-name="T15"> </text:span><text:span text:style-name="T1">opposed</text:span><text:span text:style-name="T4"> </text:span>to<text:span text:style-name="T3"> </text:span>human<text:span text:style-name="T3"> </text:span><text:span text:style-name="T1">beings,</text:span><text:span text:style-name="T4"> </text:span>that<text:span text:style-name="T3"> </text:span>makes<text:span text:style-name="T15"> </text:span>that<text:span text:style-name="T51"> </text:span>particularly<text:span text:style-name="T52"> </text:span>important?</text:p>
        </text:list-item>
      </text:list>
      <text:list xml:id="list2454106667923146149" text:style-name="L18">
        <text:list-item>
          <text:p text:style-name="P113">Don't want untrusted documents changing data on the stack. Could input malicious code or overwrite important data.</text:p>
        </text:list-item>
      </text:list>
      <text:list xml:id="list34260699" text:continue-list="list34262642" text:style-name="WWNum9">
        <text:list-item>
          <text:p text:style-name="P74"><text:span text:style-name="T1">State</text:span><text:span text:style-name="T15"> </text:span>informally<text:span text:style-name="T6"> </text:span><text:span text:style-name="T1">what</text:span><text:span text:style-name="T15"> </text:span>the<text:span text:style-name="T15"> </text:span><text:span text:style-name="T1">*-Property</text:span><text:span text:style-name="T15"> </text:span><text:span text:style-name="T1">says.</text:span></text:p>
          <text:p text:style-name="P78">Write up,</text:p>
        </text:list-item>
        <text:list-item>
          <text:p text:style-name="P169">What<text:span text:style-name="T4"> </text:span><text:span text:style-name="T1">must</text:span><text:span text:style-name="T4"> </text:span>be<text:span text:style-name="T4"> </text:span>true<text:span text:style-name="T4"> </text:span>for<text:span text:style-name="T4"> </text:span>a<text:span text:style-name="T9"> </text:span><text:span text:style-name="T1">subject</text:span><text:span text:style-name="T4"> </text:span>to<text:span text:style-name="T4"> </text:span>have<text:span text:style-name="T4"> </text:span>both<text:span text:style-name="T4"> </text:span>read<text:span text:style-name="T9"> </text:span>and<text:span text:style-name="T4"> </text:span><text:span text:style-name="T1">write</text:span><text:span text:style-name="T4"> </text:span><text:span text:style-name="T1">access</text:span><text:span text:style-name="T3"> </text:span>to<text:span text:style-name="T4"> </text:span>an<text:span text:style-name="T32"> </text:span>object?</text:p>
        </text:list-item>
      </text:list>
      <text:list xml:id="list8127759251642072569" text:style-name="L19">
        <text:list-item>
          <text:p text:style-name="P114">Must be of the same level</text:p>
        </text:list-item>
      </text:list>
      <text:list xml:id="list34250541" text:continue-list="list34260699" text:style-name="WWNum9">
        <text:list-item>
          <text:p text:style-name="P170"><text:span text:style-name="T1">How</text:span><text:span text:style-name="T15"> </text:span>could<text:span text:style-name="T4"> </text:span><text:span text:style-name="T1">we</text:span><text:span text:style-name="T4"> </text:span>deal<text:span text:style-name="T3"> </text:span><text:span text:style-name="T1">with</text:span><text:span text:style-name="T4"> </text:span>the<text:span text:style-name="T4"> </text:span>problem<text:span text:style-name="T3"> </text:span>that<text:span text:style-name="T4"> </text:span>the<text:span text:style-name="T4"> </text:span><text:span text:style-name="T1">General</text:span><text:span text:style-name="T3"> </text:span>(top<text:span text:style-name="T4"> </text:span><text:span text:style-name="T1">secret)</text:span><text:span text:style-name="T4"> </text:span><text:span text:style-name="T1">can’t</text:span><text:span text:style-name="T3"> </text:span><text:span text:style-name="T1">send</text:span><text:span text:style-name="T16"> </text:span>orders<text:span text:style-name="T61"> </text:span>to<text:span text:style-name="T62"> </text:span>the<text:span text:style-name="T63"> </text:span>private<text:span text:style-name="T63"> </text:span><text:span text:style-name="T1">(Unclassi</text:span><text:span text:style-name="T9"></text:span><text:span text:style-name="T1">ed)?</text:span></text:p>
        </text:list-item>
      </text:list>
      <text:list xml:id="list5149244330319005805" text:style-name="L20">
        <text:list-item>
          <text:p text:style-name="P120">Allowing the general to change his rank as long as he doesn't compromise security. Weak tranquility. </text:p>
        </text:list-item>
      </text:list>
      <text:list xml:id="list34244296" text:continue-list="list34250541" text:style-name="WWNum9">
        <text:list-item>
          <text:p text:style-name="P165"><text:span text:style-name="T9">Isn’t</text:span><text:span text:style-name="T3"> </text:span>it<text:span text:style-name="T4"> </text:span>a<text:span text:style-name="T3"> </text:span>problem<text:span text:style-name="T4"> </text:span>that<text:span text:style-name="T3"> </text:span>a<text:span text:style-name="T4"> </text:span>corporal<text:span text:style-name="T3"> </text:span>can<text:span text:style-name="T4"> </text:span><text:span text:style-name="T1">overwrite</text:span><text:span text:style-name="T3"> </text:span>the<text:span text:style-name="T4"> </text:span><text:span text:style-name="T1">war</text:span><text:span text:style-name="T3"> </text:span>plan?<text:span text:style-name="T4"> </text:span><text:span text:style-name="T1">Suggest</text:span><text:span text:style-name="T3"> </text:span>how<text:span text:style-name="T46"> </text:span><text:span text:style-name="T1">we</text:span><text:span text:style-name="T3"> </text:span>might<text:span text:style-name="T3"> </text:span>deal<text:span text:style-name="T3"> </text:span><text:span text:style-name="T1">with</text:span><text:span text:style-name="T3"> </text:span>that.</text:p>
        </text:list-item>
      </text:list>
      <text:list xml:id="list8141581648727394168" text:style-name="L21">
        <text:list-item>
          <text:p text:style-name="P171">Make a person of the top secret rank approve of the overwrite before the overwrite goes into affect. </text:p>
        </text:list-item>
      </text:list>
      <text:p text:style-name="P11"/>
      <text:p text:style-name="P16">Lecture<text:span text:style-name="T12"> </text:span>10:</text:p>
      <text:list xml:id="list3137107207454099293" text:style-name="WWNum10">
        <text:list-item>
          <text:p text:style-name="P103">Evaluate<text:span text:style-name="T3"> </text:span>changing<text:span text:style-name="T3"> </text:span>a<text:span text:style-name="T4"> </text:span><text:span text:style-name="T9">subject’s</text:span><text:span text:style-name="T15"> </text:span>level<text:span text:style-name="T4"> </text:span>(up<text:span text:style-name="T3"> </text:span>or<text:span text:style-name="T4"> </text:span><text:span text:style-name="T1">down)</text:span><text:span text:style-name="T3"> </text:span>in<text:span text:style-name="T4"> </text:span>light<text:span text:style-name="T3"> </text:span>of<text:span text:style-name="T4"> </text:span><text:span text:style-name="T1">weak</text:span><text:span text:style-name="T3"> </text:span><text:span text:style-name="T9">tranquility.</text:span></text:p>
        </text:list-item>
      </text:list>
      <text:list xml:id="list2383792057933547236" text:style-name="L22">
        <text:list-item>
          <text:p text:style-name="P154">Just can't compromise the spirit of security.</text:p>
        </text:list-item>
      </text:list>
      <text:list xml:id="list34250430" text:continue-list="list3137107207454099293" text:style-name="WWNum10">
        <text:list-item>
          <text:p text:style-name="P49">Why<text:span text:style-name="T3"> </text:span>not<text:span text:style-name="T4"> </text:span><text:span text:style-name="T1">just</text:span><text:span text:style-name="T3"> </text:span><text:span text:style-name="T1">use</text:span><text:span text:style-name="T4"> </text:span><text:span text:style-name="T1">strong</text:span><text:span text:style-name="T3"> </text:span>tranquility<text:span text:style-name="T4"> </text:span>all<text:span text:style-name="T3"> </text:span>the<text:span text:style-name="T4"> </text:span>time?</text:p>
        </text:list-item>
      </text:list>
      <text:list xml:id="list749585029569800127" text:style-name="L23">
        <text:list-item>
          <text:p text:style-name="P138">It's impossible to move information downwards. Sometimes a user needs to operate at different levels during the day. </text:p>
        </text:list-item>
      </text:list>
      <text:list xml:id="list34261301" text:continue-list="list34250430" text:style-name="WWNum10">
        <text:list-item>
          <text:p text:style-name="P70">Explain<text:span text:style-name="T3"> </text:span><text:span text:style-name="T1">why</text:span><text:span text:style-name="T4"> </text:span><text:span text:style-name="T1">lowering</text:span><text:span text:style-name="T3"> </text:span>the<text:span text:style-name="T4"> </text:span>level<text:span text:style-name="T3"> </text:span>of<text:span text:style-name="T4"> </text:span>an<text:span text:style-name="T3"> </text:span>object<text:span text:style-name="T4"> </text:span>may<text:span text:style-name="T3"> </text:span>be<text:span text:style-name="T4"> </text:span><text:span text:style-name="T1">dangerous.</text:span></text:p>
        </text:list-item>
      </text:list>
      <text:list xml:id="list1130718112523603785" text:style-name="L24">
        <text:list-item>
          <text:p text:style-name="P128">Requires strict scrutiny and could be easy to lower the level of a sensitive document. </text:p>
        </text:list-item>
      </text:list>
      <text:list xml:id="list34248377" text:continue-list="list34261301" text:style-name="WWNum10">
        <text:list-item>
          <text:p text:style-name="P172">Explain<text:span text:style-name="T15"> </text:span><text:span text:style-name="T1">what</text:span><text:span text:style-name="T3"> </text:span>conditions<text:span text:style-name="T6"> </text:span><text:span text:style-name="T1">must</text:span><text:span text:style-name="T3"> </text:span>hold<text:span text:style-name="T3"> </text:span>for<text:span text:style-name="T15"> </text:span>a<text:span text:style-name="T3"> </text:span><text:span text:style-name="T1">downgrade</text:span><text:span text:style-name="T3"> </text:span><text:span text:style-name="T1">(lowering</text:span><text:span text:style-name="T15"> </text:span>object<text:span text:style-name="T3"> </text:span>level)<text:span text:style-name="T16"> </text:span>to<text:span text:style-name="T3"> </text:span>be<text:span text:style-name="T4"> </text:span><text:span text:style-name="T1">secure.</text:span></text:p>
        </text:list-item>
      </text:list>
      <text:list xml:id="list7720758650237640521" text:style-name="L25">
        <text:list-item>
          <text:p text:style-name="P143">Someone has to go over the document, making sure there's no sensitive material inside.</text:p>
        </text:list-item>
      </text:list>
      <text:p text:style-name="P4"/>
      <text:p text:style-name="P14">Lecture<text:span text:style-name="T13"> </text:span><text:span text:style-name="T4">11:</text:span></text:p>
      <text:list xml:id="list5548584833543704843" text:style-name="WWNum11">
        <text:list-item>
          <text:p text:style-name="P173"><text:span text:style-name="T1">Suppose</text:span><text:span text:style-name="T4"> </text:span>you<text:span text:style-name="T4"> </text:span><text:span text:style-name="T1">wanted</text:span><text:span text:style-name="T9"> </text:span>to<text:span text:style-name="T4"> </text:span>build<text:span text:style-name="T9"> </text:span>a<text:span text:style-name="T4"> </text:span>(library)<text:span text:style-name="T9"> </text:span><text:span text:style-name="T1">system</text:span><text:span text:style-name="T4"> </text:span>in<text:span text:style-name="T9"> </text:span><text:span text:style-name="T1">which</text:span><text:span text:style-name="T4"> </text:span>all<text:span text:style-name="T4"> </text:span><text:span text:style-name="T1">subjects</text:span><text:span text:style-name="T4"> </text:span>had<text:span text:style-name="T18"> </text:span>read<text:span text:style-name="T13"> </text:span><text:span text:style-name="T1">access</text:span><text:span text:style-name="T12"> </text:span>to<text:span text:style-name="T24"> </text:span>all<text:span text:style-name="T13"> </text:span><text:span text:style-name="T9"></text:span><text:span text:style-name="T1">les,</text:span><text:span text:style-name="T13"> </text:span>but<text:span text:style-name="T24"> </text:span><text:span text:style-name="T1">write</text:span><text:span text:style-name="T13"> </text:span><text:span text:style-name="T1">access</text:span><text:span text:style-name="T12"> </text:span>to<text:span text:style-name="T24"> </text:span>none<text:span text:style-name="T13"> </text:span>of<text:span text:style-name="T13"> </text:span>them.<text:span text:style-name="T56"> </text:span>What<text:span text:style-name="T24"> </text:span>levels<text:span text:style-name="T12"> </text:span>could<text:span text:style-name="T38"> </text:span>you<text:span text:style-name="T3"> </text:span>give<text:span text:style-name="T3"> </text:span>to<text:span text:style-name="T3"> </text:span><text:span text:style-name="T1">subjects</text:span><text:span text:style-name="T3"> </text:span>and<text:span text:style-name="T3"> </text:span><text:span text:style-name="T1">objects?</text:span></text:p>
        </text:list-item>
      </text:list>
      <text:list xml:id="list5170280768525067956" text:style-name="L26">
        <text:list-item>
          <text:p text:style-name="P149">Objects=0</text:p>
        </text:list-item>
        <text:list-item>
          <text:p text:style-name="P149">Subjects=1</text:p>
        </text:list-item>
      </text:list>
      <text:list xml:id="list34249641" text:continue-list="list5548584833543704843" text:style-name="WWNum11">
        <text:list-item>
          <text:p>Why wouldn’t you usually build an access control matrix for a BLP system?</text:p>
        </text:list-item>
      </text:list>
      <text:list xml:id="list8181051158535348622" text:style-name="L27">
        <text:list-item>
          <text:p>You would require a huge matrix, with many subjects not needed access to a lot of objects. Waste of space, when you can compute their access quickly. </text:p>
        </text:list-item>
      </text:list>
      <text:list xml:id="list9197540526593100657" text:style-name="L28">
        <text:list-item>
          <text:p>Lecture 12</text:p>
        </text:list-item>
      </text:list>
      <text:p text:style-name="P35"/>
      <text:list xml:id="list2856164506578497206" text:style-name="WWNum12">
        <text:list-item>
          <text:p text:style-name="P174"><text:span text:style-name="T1">Suppose</text:span><text:span text:style-name="T4"> </text:span>you<text:span text:style-name="T9"> </text:span>had<text:span text:style-name="T4"> </text:span>hierarchical<text:span text:style-name="T9"> </text:span>levels<text:span text:style-name="T3"> </text:span>L,<text:span text:style-name="T9"> </text:span>H<text:span text:style-name="T3"> </text:span><text:span text:style-name="T1">with</text:span><text:span text:style-name="T9"> </text:span>L<text:span text:style-name="T12"> </text:span>&lt;<text:span text:style-name="T3"> </text:span><text:span text:style-name="T1">H,</text:span><text:span text:style-name="T9"> </text:span>but<text:span text:style-name="T9"> </text:span>only<text:span text:style-name="T4"> </text:span>had<text:span text:style-name="T9"> </text:span>one<text:span text:style-name="T27"> </text:span>category<text:span text:style-name="T14"> </text:span><text:span text:style-name="T1">A.</text:span><text:span text:style-name="T4"> </text:span><text:span text:style-name="T1">Draw</text:span><text:span text:style-name="T4"> </text:span>the<text:span text:style-name="T4"> </text:span>lattice.<text:span text:style-name="T9"> </text:span><text:span text:style-name="T1">(Use</text:span><text:span text:style-name="T9"> </text:span>your<text:span text:style-name="T4"> </text:span>keyboard<text:span text:style-name="T9"> </text:span>and<text:span text:style-name="T4"> </text:span>editor<text:span text:style-name="T9"> </text:span>to<text:span text:style-name="T9"> </text:span>draw<text:span text:style-name="T3"> </text:span>it;<text:span text:style-name="T9"> </text:span>it<text:span text:style-name="T41"> </text:span><text:span text:style-name="T1">doesn’t</text:span><text:span text:style-name="T3"> </text:span>have<text:span text:style-name="T3"> </text:span>to<text:span text:style-name="T3"> </text:span>be<text:span text:style-name="T4"> fancy.)</text:span></text:p>
        </text:list-item>
      </text:list>
      <text:p text:style-name="P36"><text:s/>H{A}</text:p>
      <text:p text:style-name="P36">^</text:p>
      <text:p text:style-name="P36">|</text:p>
      <text:p text:style-name="P36">L{A}</text:p>
      <text:list xml:id="list34244573" text:continue-numbering="true" text:style-name="WWNum12">
        <text:list-item>
          <text:p text:style-name="P64"><text:span text:style-name="T1">Given</text:span><text:span text:style-name="T28"> </text:span>any<text:span text:style-name="T12"> </text:span><text:span text:style-name="T1">two</text:span><text:span text:style-name="T12"> </text:span>labels<text:span text:style-name="T28"> </text:span>in<text:span text:style-name="T12"> </text:span>a<text:span text:style-name="T28"> </text:span><text:span text:style-name="T1">BLP</text:span><text:span text:style-name="T59"> </text:span><text:span text:style-name="T1">system,</text:span><text:span text:style-name="T12"> </text:span><text:span text:style-name="T1">what</text:span><text:span text:style-name="T12"> </text:span>is<text:span text:style-name="T28"> </text:span>the<text:span text:style-name="T28"> </text:span>algorithm<text:span text:style-name="T12"> </text:span>for<text:span text:style-name="T12"> </text:span><text:span text:style-name="T9"></text:span><text:span text:style-name="T1">nding</text:span></text:p>
        </text:list-item>
      </text:list>
      <text:p text:style-name="P20">their<text:span text:style-name="T3"> </text:span><text:span text:style-name="T1">LUB</text:span><text:span text:style-name="T3"> </text:span>and<text:span text:style-name="T3"> </text:span><text:span text:style-name="T1">GLB?</text:span></text:p>
      <text:list xml:id="list8445321856828817627" text:style-name="L29">
        <text:list-item>
          <text:p text:style-name="P155">The LUB is the item to which the arrow is pointing at from any given object. The arrow that originates from the object points to the LUB. The GLB is found from following the arrow pointing at an object and finding it's starting point. You pick the shortest arrows for both methods, for dominates is transitive, and one arrow could be a path of five objects. </text:p>
        </text:list-item>
      </text:list>
      <text:list xml:id="list34260975" text:continue-list="list34244573" text:style-name="WWNum12">
        <text:list-item>
          <text:p text:style-name="P71">Explain<text:span text:style-name="T56"> </text:span><text:span text:style-name="T1">w</text:span>hy<text:span text:style-name="T28"> </text:span>up<text:span text:style-name="T1">w</text:span>ard<text:span text:style-name="T28"> </text:span><text:span text:style-name="T9"></text:span>ow<text:span text:style-name="T28"> </text:span>in<text:span text:style-name="T56"> </text:span>the<text:span text:style-name="T28"> </text:span>lattice<text:span text:style-name="T28"> </text:span>really<text:span text:style-name="T28"> </text:span>is<text:span text:style-name="T56"> </text:span>the<text:span text:style-name="T28"> </text:span>metapolicy<text:span text:style-name="T28"> </text:span>for<text:span text:style-name="T28"> </text:span>BL<text:span text:style-name="T48">P</text:span>.</text:p>
        </text:list-item>
      </text:list>
      <text:list xml:id="list3633107014095381264" text:style-name="L30">
        <text:list-item>
          <text:p text:style-name="P37">Information should only flow upwards, the metapolicy is to constrain the flow of information.</text:p>
        </text:list-item>
      </text:list>
      <text:p text:style-name="P14">Lecture<text:span text:style-name="T5"> </text:span>13</text:p>
      <text:list xml:id="list2934171896410396388" text:style-name="WWNum13">
        <text:list-item>
          <text:p text:style-name="P163">Explain<text:span text:style-name="T3"> </text:span>how<text:span text:style-name="T15"> </text:span>the<text:span text:style-name="T3"> </text:span>BLP<text:span text:style-name="T56"> </text:span>rules<text:span text:style-name="T3"> </text:span>are<text:span text:style-name="T3"> </text:span><text:span text:style-name="T1">supposed</text:span><text:span text:style-name="T3"> </text:span>to<text:span text:style-name="T4"> </text:span>enforce<text:span text:style-name="T3"> </text:span>the<text:span text:style-name="T3"> </text:span>metapolicy<text:span text:style-name="T3"> </text:span>in<text:span text:style-name="T4"> </text:span>the<text:span text:style-name="T41"> </text:span>example<text:span text:style-name="T3"> </text:span>on<text:span text:style-name="T3"> </text:span><text:span text:style-name="T1">slide</text:span><text:span text:style-name="T3"> </text:span>1.</text:p>
        </text:list-item>
      </text:list>
      <text:list xml:id="list1192492605923941579" text:style-name="L31">
        <text:list-item>
          <text:p text:style-name="P147">Information should only flow from low to high.</text:p>
        </text:list-item>
      </text:list>
      <text:list xml:id="list34265255" text:continue-list="list2934171896410396388" text:style-name="WWNum13">
        <text:list-item>
          <text:p text:style-name="P175"><text:span text:style-name="T1">Argue</text:span><text:span text:style-name="T3"> </text:span>that<text:span text:style-name="T3"> </text:span>the<text:span text:style-name="T3"> </text:span><text:span text:style-name="T1">READ</text:span><text:span text:style-name="T15"> </text:span>and<text:span text:style-name="T5"> </text:span><text:span text:style-name="T1">WRITE</text:span><text:span text:style-name="T3"> </text:span>operations<text:span text:style-name="T15"> </text:span>given<text:span text:style-name="T3"> </text:span><text:span text:style-name="T1">satisfy</text:span><text:span text:style-name="T3"> </text:span><text:span text:style-name="T24">BL</text:span><text:span text:style-name="T5">P.</text:span></text:p>
        </text:list-item>
      </text:list>
      <text:list xml:id="list4988680819490952532" text:style-name="L32">
        <text:list-item>
          <text:p text:style-name="P159">Read only allows the the data of lower levels to be returned. Write is the opposite. Both satisfy BLP. </text:p>
        </text:list-item>
      </text:list>
      <text:list xml:id="list34264803" text:continue-list="list34265255" text:style-name="WWNum13">
        <text:list-item>
          <text:p text:style-name="P176"><text:span text:style-name="T1">A</text:span><text:span text:style-name="T3">r</text:span>gue<text:span text:style-name="T15"> </text:span>that<text:span text:style-name="T15"> </text:span>the<text:span text:style-name="T3"> </text:span>C<text:span text:style-name="T1">R</text:span>E<text:span text:style-name="T48">A</text:span>TE<text:span text:style-name="T15"> </text:span>and<text:span text:style-name="T3"> </text:span><text:span text:style-name="T1">D</text:span>E<text:span text:style-name="T1">S</text:span>TR<text:span text:style-name="T1">O</text:span>Y<text:span text:style-name="T20"> </text:span>operations<text:span text:style-name="T6"> </text:span>given<text:span text:style-name="T3"> </text:span><text:span text:style-name="T1">s</text:span>ati<text:span text:style-name="T1">s</text:span>fy<text:span text:style-name="T15"> </text:span>BL<text:span text:style-name="T48">P</text:span>.</text:p>
        </text:list-item>
      </text:list>
      <text:list xml:id="list5583890753082964622" text:style-name="L33">
        <text:list-item>
          <text:p text:style-name="P139">They do follow BLP, just not the other parts of the CIA triangle. Both methods are just versions of the write method. In the case of Destroy, it's writing a blank. For create, it's just writing a new object. </text:p>
        </text:list-item>
      </text:list>
      <text:list xml:id="list34251128" text:continue-list="list34264803" text:style-name="WWNum13">
        <text:list-item>
          <text:p text:style-name="P50">What<text:span text:style-name="T4"> </text:span>has<text:span text:style-name="T3"> </text:span>to<text:span text:style-name="T4"> </text:span>be<text:span text:style-name="T4"> </text:span>true<text:span text:style-name="T4"> </text:span>for<text:span text:style-name="T4"> </text:span>the<text:span text:style-name="T4"> </text:span>covert<text:span text:style-name="T4"> </text:span>channel<text:span text:style-name="T9"> </text:span>on<text:span text:style-name="T4"> </text:span><text:span text:style-name="T1">slide</text:span><text:span text:style-name="T4"> </text:span>5<text:span text:style-name="T4"> </text:span>to<text:span text:style-name="T4"> </text:span><text:span text:style-name="T1">work?</text:span></text:p>
        </text:list-item>
      </text:list>
      <text:list xml:id="list7921049666849803631" text:style-name="L34">
        <text:list-item>
          <text:p text:style-name="P127">Read, when it fails, has to return a 0?</text:p>
        </text:list-item>
      </text:list>
      <text:list xml:id="list34254487" text:continue-list="list34251128" text:style-name="WWNum13">
        <text:list-item>
          <text:p text:style-name="P54">Why<text:span text:style-name="T6"> </text:span>is<text:span text:style-name="T6"> </text:span>the<text:span text:style-name="T6"> </text:span><text:span text:style-name="T1">DESTROY</text:span><text:span text:style-name="T20"> </text:span><text:span text:style-name="T1">statement</text:span><text:span text:style-name="T6"> </text:span>there?</text:p>
        </text:list-item>
      </text:list>
      <text:list xml:id="list6840910398200327043" text:style-name="L35">
        <text:list-item>
          <text:p text:style-name="P132">So it can be looped</text:p>
        </text:list-item>
      </text:list>
      <text:list xml:id="list34261660" text:continue-list="list34254487" text:style-name="WWNum13">
        <text:list-item>
          <text:p text:style-name="P175"><text:span text:style-name="T1">Are</text:span><text:span text:style-name="T20"> </text:span>the<text:span text:style-name="T20"> </text:span>contents<text:span text:style-name="T20"> </text:span>of<text:span text:style-name="T20"> </text:span>any<text:span text:style-name="T56"> </text:span><text:span text:style-name="T9"></text:span><text:span text:style-name="T1">les</text:span><text:span text:style-name="T14"> </text:span><text:span text:style-name="T1">different</text:span><text:span text:style-name="T56"> </text:span>in<text:span text:style-name="T20"> </text:span>the<text:span text:style-name="T20"> </text:span><text:span text:style-name="T1">two</text:span><text:span text:style-name="T56"> </text:span><text:span text:style-name="T1">paths?</text:span></text:p>
        </text:list-item>
      </text:list>
      <text:list xml:id="list1895670129495284130" text:style-name="L36">
        <text:list-item>
          <text:p text:style-name="P156">No</text:p>
        </text:list-item>
      </text:list>
      <text:list xml:id="list34262675" text:continue-list="list34261660" text:style-name="WWNum13">
        <text:list-item>
          <text:p text:style-name="P50">Why<text:span text:style-name="T4"> </text:span>does<text:span text:style-name="T3"> </text:span><text:span text:style-name="T1">SL</text:span><text:span text:style-name="T12"> </text:span>do<text:span text:style-name="T9"> </text:span>the<text:span text:style-name="T4"> </text:span><text:span text:style-name="T1">same</text:span><text:span text:style-name="T9"> </text:span>thing<text:span text:style-name="T4"> </text:span>in<text:span text:style-name="T4"> </text:span>both<text:span text:style-name="T9"> </text:span><text:span text:style-name="T1">cases?</text:span><text:span text:style-name="T4"> </text:span><text:span text:style-name="T1">Must</text:span><text:span text:style-name="T9"> </text:span>it?</text:p>
          <text:p text:style-name="P50">It has to do the same thing in order to identify if the object is low level or high level. It has to write a 1 and then read from that object. Since the subject is of the lowest rank, it can always write to an object of a higher rank. So the object has to be a 1. If the read returns a 0, Sl knows the object is of rank H. </text:p>
        </text:list-item>
        <text:list-item>
          <text:p text:style-name="P54">Why<text:span text:style-name="T4"> </text:span>does<text:span text:style-name="T3"> </text:span><text:span text:style-name="T1">SH</text:span><text:span text:style-name="T3"> </text:span>do<text:span text:style-name="T9"> </text:span><text:span text:style-name="T1">different</text:span><text:span text:style-name="T4"> </text:span><text:span text:style-name="T1">things?</text:span><text:span text:style-name="T4"> </text:span><text:span text:style-name="T1">Must</text:span><text:span text:style-name="T4"> </text:span>it?</text:p>
          <text:p text:style-name="P54">Yes, only by changing it's commands can SH communicate with SL.</text:p>
        </text:list-item>
        <text:list-item>
          <text:p text:style-name="P84"><text:span text:style-name="T1">Justify</text:span><text:span text:style-name="T3"> </text:span>the<text:span text:style-name="T4"> </text:span><text:span text:style-name="T1">statement</text:span><text:span text:style-name="T4"> </text:span>on<text:span text:style-name="T3"> </text:span><text:span text:style-name="T1">slide</text:span><text:span text:style-name="T4"> </text:span>7<text:span text:style-name="T4"> </text:span>that<text:span text:style-name="T4"> </text:span><text:span text:style-name="T1">begins:</text:span><text:span text:style-name="T3"> </text:span>“If<text:span text:style-name="T4"> </text:span><text:span text:style-name="T1">SL</text:span><text:span text:style-name="T28"> </text:span>ever<text:span text:style-name="T4"> </text:span><text:span text:style-name="T1">sees...</text:span></text:p>
        </text:list-item>
      </text:list>
      <text:list xml:id="list6377388826865882584" text:style-name="L37">
        <text:list-item>
          <text:p text:style-name="P157">For this metapolicy, information shouldn't be able to travel downwards. If Sh can communicate with Sl, information can travel downwards.</text:p>
        </text:list-item>
      </text:list>
      <text:p text:style-name="P5"/>
      <text:p text:style-name="P16">Lecture<text:span text:style-name="T5"> </text:span>14</text:p>
      <text:list xml:id="list4894548995219698257" text:style-name="WWNum14">
        <text:list-item>
          <text:p text:style-name="P104">Explain<text:span text:style-name="T3"> </text:span><text:span text:style-name="T1">why</text:span><text:span text:style-name="T3"> </text:span><text:span text:style-name="T1">“two</text:span><text:span text:style-name="T3"> </text:span>human<text:span text:style-name="T3"> </text:span><text:span text:style-name="T1">users</text:span><text:span text:style-name="T15"> </text:span>talking<text:span text:style-name="T3"> </text:span>over<text:span text:style-name="T4"> </text:span><text:span text:style-name="T1">coffee</text:span><text:span text:style-name="T3"> </text:span>is<text:span text:style-name="T15"> </text:span>not<text:span text:style-name="T3"> </text:span>a<text:span text:style-name="T3"> </text:span>covert<text:span text:style-name="T3"> </text:span>channel.”</text:p>
        </text:list-item>
      </text:list>
      <text:list xml:id="list8302388478558556995" text:style-name="L38">
        <text:list-item>
          <text:p text:style-name="P148">They're talking within a system, as opposed to outside of the system. </text:p>
        </text:list-item>
      </text:list>
      <text:list xml:id="list34247690" text:continue-list="list4894548995219698257" text:style-name="WWNum14">
        <text:list-item>
          <text:p text:style-name="P177">Is<text:span text:style-name="T15"> </text:span>the<text:span text:style-name="T4"> </text:span><text:span text:style-name="T1">following</text:span><text:span text:style-name="T4"> </text:span>a<text:span text:style-name="T4"> </text:span>covert<text:span text:style-name="T3"> </text:span>channel?<text:span text:style-name="T11"> </text:span>Why<text:span text:style-name="T4"> </text:span>or<text:span text:style-name="T4"> </text:span><text:span text:style-name="T1">why</text:span><text:span text:style-name="T4"> </text:span>not?<text:span text:style-name="T64"> </text:span><text:span text:style-name="T1">Send</text:span><text:span text:style-name="T9"> </text:span>0</text:p>
        </text:list-item>
      </text:list>
      <text:p text:style-name="P17">|</text:p>
      <text:p text:style-name="P20"><text:span text:style-name="T1">Send</text:span><text:span text:style-name="T9"> </text:span>1</text:p>
      <text:p text:style-name="P33"><text:soft-page-break/><text:span text:style-name="T1">-----------------------------------------Write</text:span><text:span text:style-name="T9"> </text:span><text:span text:style-name="T1">(SH,</text:span><text:span text:style-name="T9"> </text:span><text:span text:style-name="T1">F0, </text:span>0)<text:span text:style-name="T9"> </text:span>|<text:span text:style-name="T6"> </text:span><text:span text:style-name="T9">Write </text:span><text:span text:style-name="T1">(SH, F0,</text:span><text:span text:style-name="T9"> </text:span>1)<text:span text:style-name="T65"> </text:span>Read<text:span text:style-name="T4"> </text:span><text:span text:style-name="T1">(SL,</text:span><text:span text:style-name="T4"> </text:span><text:span text:style-name="T1">F0)</text:span></text:p>
      <text:p text:style-name="P20">|<text:span text:style-name="T9"> </text:span><text:span text:style-name="T1">Read</text:span><text:span text:style-name="T9"> </text:span><text:span text:style-name="T1">(SL,</text:span><text:span text:style-name="T9"> </text:span><text:span text:style-name="T1">F0)</text:span></text:p>
      <text:p text:style-name="P105"/>
      <text:p text:style-name="P105">Ummm, formatting is really off here. I believe not, because the information is passed by accessing F0. If F0 was created by SH, both Read(SL, F0) would return a 0. If F0 was created by SL, then both writes wouldn't do anything. </text:p>
      <text:list xml:id="list34243404" text:continue-numbering="true" text:style-name="WWNum14">
        <text:list-item>
          <text:p text:style-name="P51">Where<text:span text:style-name="T6"> </text:span>does<text:span text:style-name="T15"> </text:span>the<text:span text:style-name="T15"> </text:span>bit<text:span text:style-name="T6"> </text:span>of<text:span text:style-name="T15"> </text:span>information<text:span text:style-name="T15"> </text:span><text:span text:style-name="T1">transmitted</text:span><text:span text:style-name="T15"> </text:span><text:span text:style-name="T1">“reside”</text:span><text:span text:style-name="T15"> </text:span>in<text:span text:style-name="T15"> </text:span><text:span text:style-name="T1">Covert</text:span><text:span text:style-name="T15"> </text:span>Channel</text:p>
        </text:list-item>
      </text:list>
      <text:p text:style-name="P14">#1?</text:p>
      <text:list xml:id="list7189151160709905688" text:style-name="L39">
        <text:list-item>
          <text:p text:style-name="P38">In the error message</text:p>
        </text:list-item>
      </text:list>
      <text:list xml:id="list34249609" text:continue-list="list34243404" text:style-name="WWNum14">
        <text:list-item>
          <text:p text:style-name="P85">In<text:span text:style-name="T6"> </text:span>Covert<text:span text:style-name="T6"> </text:span><text:span text:style-name="T1">Channel</text:span><text:span text:style-name="T6"> </text:span>#2?</text:p>
        </text:list-item>
      </text:list>
      <text:list xml:id="list8213593674328199341" text:style-name="L40">
        <text:list-item>
          <text:p text:style-name="P160">The timing mechanism. </text:p>
        </text:list-item>
      </text:list>
      <text:list xml:id="list34238969" text:continue-list="list34249609" text:style-name="WWNum14">
        <text:list-item>
          <text:p text:style-name="P88">In<text:span text:style-name="T6"> </text:span>Covert<text:span text:style-name="T6"> </text:span><text:span text:style-name="T1">Channel</text:span><text:span text:style-name="T6"> </text:span>#3?</text:p>
        </text:list-item>
      </text:list>
      <text:list xml:id="list8685078064805686345" text:style-name="L41">
        <text:list-item>
          <text:p text:style-name="P178">In the order of the returned elements, AB or BA. </text:p>
        </text:list-item>
        <text:list-item>
          <text:p text:style-name="P178"/>
        </text:list-item>
      </text:list>
      <text:list xml:id="list34233761" text:continue-list="list34238969" text:style-name="WWNum14">
        <text:list-item>
          <text:p text:style-name="P62">In<text:span text:style-name="T6"> </text:span>Covert<text:span text:style-name="T6"> </text:span><text:span text:style-name="T1">Channel</text:span><text:span text:style-name="T6"> </text:span>#4?</text:p>
        </text:list-item>
      </text:list>
      <text:list xml:id="list8888414879979376189" text:style-name="L42">
        <text:list-item>
          <text:p text:style-name="P134">If h is even or odd</text:p>
        </text:list-item>
      </text:list>
      <text:list xml:id="list34252916" text:continue-list="list34233761" text:style-name="WWNum14">
        <text:list-item>
          <text:p text:style-name="P46">Why<text:span text:style-name="T6"> </text:span>might<text:span text:style-name="T15"> </text:span>a<text:span text:style-name="T15"> </text:span>termination<text:span text:style-name="T15"> </text:span>channel<text:span text:style-name="T6"> </text:span>have<text:span text:style-name="T15"> </text:span>low<text:span text:style-name="T6"> </text:span><text:span text:style-name="T1">bandwidth?</text:span></text:p>
        </text:list-item>
      </text:list>
      <text:list xml:id="list2266181804726550390" text:style-name="L43">
        <text:list-item>
          <text:p text:style-name="P124">Only needs to send one op code to terminate something, probably some like 0x00</text:p>
        </text:list-item>
      </text:list>
      <text:list xml:id="list34262665" text:continue-list="list34252916" text:style-name="WWNum14">
        <text:list-item>
          <text:p text:style-name="P53">What<text:span text:style-name="T15"> </text:span><text:span text:style-name="T1">would</text:span><text:span text:style-name="T3"> </text:span>have<text:span text:style-name="T3"> </text:span>to<text:span text:style-name="T3"> </text:span>be<text:span text:style-name="T3"> </text:span>true<text:span text:style-name="T3"> </text:span>to<text:span text:style-name="T3"> </text:span>implement<text:span text:style-name="T3"> </text:span>a<text:span text:style-name="T3"> </text:span><text:span text:style-name="T1">power</text:span><text:span text:style-name="T15"> </text:span>channel?</text:p>
        </text:list-item>
      </text:list>
      <text:list xml:id="list9087335006733816036" text:style-name="L44">
        <text:list-item>
          <text:p text:style-name="P131">There's a monitor on how much power the computer is using.</text:p>
        </text:list-item>
      </text:list>
      <text:list xml:id="list34240717" text:continue-list="list34262665" text:style-name="WWNum14">
        <text:list-item>
          <text:p text:style-name="P86"><text:span text:style-name="T1">For</text:span><text:span text:style-name="T3"> </text:span><text:span text:style-name="T1">what</text:span><text:span text:style-name="T3"> </text:span><text:span text:style-name="T1">sort</text:span><text:span text:style-name="T4"> </text:span>of<text:span text:style-name="T3"> </text:span>devices<text:span text:style-name="T3"> </text:span>might<text:span text:style-name="T3"> </text:span><text:span text:style-name="T1">power</text:span><text:span text:style-name="T3"> </text:span>channels<text:span text:style-name="T3"> </text:span><text:span text:style-name="T1">arise?</text:span></text:p>
        </text:list-item>
      </text:list>
      <text:list xml:id="list956496988890631412" text:style-name="L45">
        <text:list-item>
          <text:p text:style-name="P158">Phones, battery-powered devices, because when they get low battery, they cut power usage drastically. </text:p>
        </text:list-item>
      </text:list>
      <text:p text:style-name="P5"/>
      <text:p text:style-name="P15">Lecture<text:span text:style-name="T5"> </text:span>15</text:p>
      <text:list xml:id="list4916487732926799398" text:style-name="WWNum15">
        <text:list-item>
          <text:p text:style-name="P179">Explain<text:span text:style-name="T3"> </text:span><text:span text:style-name="T1">why</text:span><text:span text:style-name="T3"> </text:span>covert<text:span text:style-name="T3"> </text:span><text:span text:style-name="T1">channels,</text:span><text:span text:style-name="T3"> </text:span><text:span text:style-name="T1">while</text:span><text:span text:style-name="T3"> </text:span>appearing<text:span text:style-name="T3"> </text:span>to<text:span text:style-name="T3"> </text:span>have<text:span text:style-name="T3"> </text:span><text:span text:style-name="T1">such</text:span><text:span text:style-name="T4"> </text:span>a<text:span text:style-name="T3"> </text:span>low<text:span text:style-name="T15"> </text:span><text:span text:style-name="T1">bandwidth,</text:span><text:span text:style-name="T3"> </text:span>can<text:span text:style-name="T66"> </text:span>potentially<text:span text:style-name="T6"> </text:span>be<text:span text:style-name="T15"> </text:span>very<text:span text:style-name="T6"> </text:span><text:span text:style-name="T1">serious</text:span><text:span text:style-name="T6"> </text:span><text:span text:style-name="T1">threats.</text:span></text:p>
        </text:list-item>
      </text:list>
      <text:list xml:id="list4998487994930703827" text:style-name="L46">
        <text:list-item>
          <text:p text:style-name="P144">A password requires only a few bytes. And the channel can loop forever.</text:p>
        </text:list-item>
      </text:list>
      <text:list xml:id="list34264036" text:continue-list="list4916487732926799398" text:style-name="WWNum15">
        <text:list-item>
          <text:p text:style-name="P47">Why<text:span text:style-name="T6"> </text:span><text:span text:style-name="T1">would</text:span><text:span text:style-name="T15"> </text:span>it<text:span text:style-name="T15"> </text:span>be<text:span text:style-name="T6"> </text:span><text:span text:style-name="T1">infeasible</text:span><text:span text:style-name="T15"> </text:span>to<text:span text:style-name="T15"> </text:span>eliminate<text:span text:style-name="T6"> </text:span>every<text:span text:style-name="T15"> </text:span>potential<text:span text:style-name="T15"> </text:span>covert<text:span text:style-name="T6"> </text:span>channel?</text:p>
        </text:list-item>
      </text:list>
      <text:list xml:id="list2776574811827027475" text:style-name="L47">
        <text:list-item>
          <text:p text:style-name="P137">Every process is allowed to some system information, and every process interacts with the stack and other processes. There will be some vulnerability, no matter what. </text:p>
        </text:list-item>
      </text:list>
      <text:list xml:id="list34236082" text:continue-list="list34264036" text:style-name="WWNum15">
        <text:list-item>
          <text:p text:style-name="P82">If<text:span text:style-name="T15"> </text:span>detected,<text:span text:style-name="T3"> </text:span>how<text:span text:style-name="T15"> </text:span>could<text:span text:style-name="T3"> </text:span>one<text:span text:style-name="T3"> </text:span><text:span text:style-name="T1">respond</text:span><text:span text:style-name="T3"> </text:span>appropriately<text:span text:style-name="T3"> </text:span>to<text:span text:style-name="T3"> </text:span>a<text:span text:style-name="T3"> </text:span>covert<text:span text:style-name="T3"> </text:span>channel?</text:p>
        </text:list-item>
      </text:list>
      <text:list xml:id="list2631148313265616065" text:style-name="L48">
        <text:list-item>
          <text:p text:style-name="P151">Modify system implementation</text:p>
        </text:list-item>
        <text:list-item>
          <text:p text:style-name="P151">Introduce noise to the channel</text:p>
        </text:list-item>
        <text:list-item>
          <text:p text:style-name="P151">Monitor for patterns that indicate if someone is snooping</text:p>
        </text:list-item>
      </text:list>
      <text:list xml:id="list34237710" text:continue-list="list34236082" text:style-name="WWNum15">
        <text:list-item>
          <text:p text:style-name="P63"><text:span text:style-name="T1">Describe</text:span><text:span text:style-name="T15"> </text:span>a<text:span text:style-name="T3"> </text:span><text:span text:style-name="T1">scenario</text:span><text:span text:style-name="T3"> </text:span>in<text:span text:style-name="T3"> </text:span><text:span text:style-name="T1">which</text:span><text:span text:style-name="T3"> </text:span>a<text:span text:style-name="T15"> </text:span>covert<text:span text:style-name="T3"> </text:span><text:span text:style-name="T1">storage</text:span><text:span text:style-name="T3"> </text:span>channel<text:span text:style-name="T3"> </text:span><text:span text:style-name="T1">exists.</text:span></text:p>
        </text:list-item>
      </text:list>
      <text:list xml:id="list9146407344970296743" text:style-name="L49">
        <text:list-item>
          <text:p text:style-name="P135"><text:span text:style-name="T1">The sender and receiver both have access to some 3</text:span><text:span text:style-name="T67">rd</text:span><text:span text:style-name="T1"> party atribute. The sender has to be able to modify it, the receiver must bhe able to read it, and they have to coordinate their activities. </text:span></text:p>
        </text:list-item>
      </text:list>
      <text:list xml:id="list34233559" text:continue-list="list34237710" text:style-name="WWNum15">
        <text:list-item>
          <text:p text:style-name="P180"><text:span text:style-name="T1">Describe</text:span><text:span text:style-name="T3"> </text:span>how<text:span text:style-name="T15"> </text:span>this<text:span text:style-name="T15"> </text:span>covert<text:span text:style-name="T3"> </text:span><text:span text:style-name="T1">storage</text:span><text:span text:style-name="T3"> </text:span>channel<text:span text:style-name="T3"> </text:span>can<text:span text:style-name="T3"> </text:span>be<text:span text:style-name="T3"> </text:span>utilized<text:span text:style-name="T3"> </text:span>by<text:span text:style-name="T4"> </text:span>the<text:span text:style-name="T3"> </text:span><text:span text:style-name="T1">sender</text:span><text:span text:style-name="T3"> </text:span>and<text:span text:style-name="T38"> </text:span><text:span text:style-name="T9">receiver.</text:span></text:p>
        </text:list-item>
      </text:list>
      <text:list xml:id="list3084937571249025538" text:style-name="L50">
        <text:list-item>
          <text:p text:style-name="P150">They can pass on passwords, system specs, etc.</text:p>
        </text:list-item>
      </text:list>
      <text:p text:style-name="P4"/>
      <text:p text:style-name="P13">Lecture<text:span text:style-name="T5"> </text:span>16</text:p>
      <text:list xml:id="list5564212763481723313" text:style-name="WWNum16">
        <text:list-item>
          <text:p text:style-name="P181">Why<text:span text:style-name="T28"> </text:span><text:span text:style-name="T1">wouldn’t</text:span><text:span text:style-name="T12"> </text:span>the<text:span text:style-name="T28"> </text:span>“create”<text:span text:style-name="T12"> </text:span>operation<text:span text:style-name="T12"> </text:span>have<text:span text:style-name="T28"> </text:span>an<text:span text:style-name="T12"> </text:span>R<text:span text:style-name="T28"> </text:span>in<text:span text:style-name="T12"> </text:span>the<text:span text:style-name="T12"> </text:span><text:span text:style-name="T1">SRMM</text:span><text:span text:style-name="T56"> </text:span>for<text:span text:style-name="T12"> </text:span>the<text:span text:style-name="T12"> </text:span><text:span text:style-name="T1">“</text:span><text:span text:style-name="T9"></text:span><text:span text:style-name="T1">le</text:span><text:span text:style-name="T35"> </text:span><text:span text:style-name="T1">existence”</text:span><text:span text:style-name="T52"> </text:span>attribute?</text:p>
        </text:list-item>
      </text:list>
      <text:list xml:id="list5718749852171467417" text:style-name="L51">
        <text:list-item>
          <text:p text:style-name="P115">File existence will have a 1 no matter what size the write function changes the file to.</text:p>
        </text:list-item>
      </text:list>
      <text:list xml:id="list34244433" text:continue-list="list5564212763481723313" text:style-name="WWNum16">
        <text:list-item>
          <text:p text:style-name="P55">Why<text:span text:style-name="T4"> </text:span>does<text:span text:style-name="T3"> </text:span>an<text:span text:style-name="T4"> </text:span>R<text:span text:style-name="T4"> </text:span>and<text:span text:style-name="T4"> </text:span>M<text:span text:style-name="T3"> </text:span>in<text:span text:style-name="T4"> </text:span>the<text:span text:style-name="T4"> </text:span><text:span text:style-name="T1">same</text:span><text:span text:style-name="T4"> </text:span>row<text:span text:style-name="T3"> </text:span>of<text:span text:style-name="T4"> </text:span>an<text:span text:style-name="T4"> </text:span><text:span text:style-name="T1">SRMM</text:span><text:span text:style-name="T3"> </text:span>table<text:span text:style-name="T4"> </text:span>indicate<text:span text:style-name="T4"> </text:span>a<text:span text:style-name="T4"> </text:span>potential<text:span text:style-name="T9"> </text:span>channel?</text:p>
        </text:list-item>
      </text:list>
      <text:list xml:id="list2131904497646579166" text:style-name="L52">
        <text:list-item>
          <text:p text:style-name="P110">M can send data while the R can read the data. </text:p>
        </text:list-item>
      </text:list>
      <text:list xml:id="list34263827" text:continue-list="list34244433" text:style-name="WWNum16">
        <text:list-item>
          <text:p text:style-name="P182">If<text:span text:style-name="T4"> </text:span>an<text:span text:style-name="T9"> </text:span>R<text:span text:style-name="T4"> </text:span>and<text:span text:style-name="T9"> </text:span>M<text:span text:style-name="T4"> </text:span>are<text:span text:style-name="T9"> </text:span>in<text:span text:style-name="T4"> </text:span>the<text:span text:style-name="T9"> </text:span><text:span text:style-name="T1">same</text:span><text:span text:style-name="T9"> </text:span>column<text:span text:style-name="T9"> </text:span>of<text:span text:style-name="T9"> </text:span>an<text:span text:style-name="T9"> </text:span><text:span text:style-name="T1">SRMM</text:span><text:span text:style-name="T3"> </text:span>table,<text:span text:style-name="T9"> </text:span>does<text:span text:style-name="T4"> </text:span>this<text:span text:style-name="T4"> </text:span><text:span text:style-name="T1">also</text:span><text:span text:style-name="T22"> </text:span>indicate<text:span text:style-name="T15"> </text:span>a<text:span text:style-name="T15"> </text:span>potential<text:span text:style-name="T15"> </text:span>covert<text:span text:style-name="T15"> </text:span>channel?<text:span text:style-name="T5"> </text:span>Why<text:span text:style-name="T15"> </text:span>or<text:span text:style-name="T15"> </text:span><text:span text:style-name="T1">why</text:span><text:span text:style-name="T3"> </text:span>not?</text:p>
        </text:list-item>
      </text:list>
      <text:list xml:id="list6138884644589494835" text:style-name="L53">
        <text:list-item>
          <text:p text:style-name="P111"><text:soft-page-break/>No, because</text:p>
        </text:list-item>
      </text:list>
      <text:list xml:id="list34251832" text:continue-list="list34263827" text:style-name="WWNum16">
        <text:list-item>
          <text:p text:style-name="P183">Why<text:span text:style-name="T4"> </text:span><text:span text:style-name="T1">would</text:span><text:span text:style-name="T4"> </text:span>anyone<text:span text:style-name="T4"> </text:span><text:span text:style-name="T1">want</text:span><text:span text:style-name="T4"> </text:span>to<text:span text:style-name="T4"> </text:span>go<text:span text:style-name="T9"> </text:span>through<text:span text:style-name="T4"> </text:span>the<text:span text:style-name="T4"> </text:span>trouble<text:span text:style-name="T4"> </text:span>to<text:span text:style-name="T4"> </text:span>create<text:span text:style-name="T9"> </text:span>an<text:span text:style-name="T4"> </text:span><text:span text:style-name="T1">SRMM</text:span><text:span text:style-name="T34"> </text:span>table?</text:p>
        </text:list-item>
      </text:list>
      <text:list xml:id="list6412919897289852781" text:style-name="L54">
        <text:list-item>
          <text:p text:style-name="P129">It's the best way to find a covert channel, and how the operations affect the attributes.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 svg:font-family="'Courier New'" style:font-family-generic="modern" style:font-pitch="fixed"/>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fo:line-height="100%"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in" fo:line-height="100%" fo:orphans="0" fo:widows="0"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default-outline-level="" style:class="text">
      <style:paragraph-properties fo:margin="100%" fo:margin-left="0.0764in" fo:margin-right="0in" fo:margin-top="0in" fo:margin-bottom="0in" fo:text-indent="0in" style:auto-text-indent="false"/>
      <style:text-properties style:font-name="Times New Roman" fo:font-size="12pt" style:font-name-asian="Times New Roman1" style:font-size-asian="12pt" style:font-size-complex="12pt"/>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List_20_Paragraph" style:display-name="List Paragraph" style:family="paragraph" style:parent-style-name="Standard" style:default-outline-level=""/>
    <style:style style:name="Table_20_Paragraph" style:display-name="Table Paragraph" style:family="paragraph" style:parent-style-name="Standard" style:default-outline-level=""/>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Default_20_Paragraph_20_Font" style:display-name="Default Paragraph Font" style:family="text"/>
    <style:style style:name="ListLabel_20_1" style:display-name="ListLabel 1" style:family="text">
      <style:text-properties fo:font-size="12pt" style:font-name-asian="Times New Roman1" style:font-size-asian="12pt" style:font-size-complex="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6">
      <text:list-level-style-number text:level="1" text:style-name="ListLabel_20_1" style:num-suffix="." style:num-format="1">
        <style:list-level-properties text:list-level-position-and-space-mode="label-alignment">
          <style:list-level-label-alignment text:label-followed-by="listtab" fo:text-indent="-0.1638in" fo:margin-left="0.0764in"/>
        </style:list-level-properties>
      </text:list-level-style-number>
      <text:list-level-style-bullet text:level="2" style:num-suffix="•" text:bullet-char="•">
        <style:list-level-properties text:list-level-position-and-space-mode="label-alignment">
          <style:list-level-label-alignment text:label-followed-by="listtab" fo:text-indent="-0.1638in" fo:margin-left="0.6866in"/>
        </style:list-level-properties>
      </text:list-level-style-bullet>
      <text:list-level-style-bullet text:level="3" style:num-suffix="•" text:bullet-char="•">
        <style:list-level-properties text:list-level-position-and-space-mode="label-alignment">
          <style:list-level-label-alignment text:label-followed-by="listtab" fo:text-indent="-0.1638in" fo:margin-left="1.298in"/>
        </style:list-level-properties>
      </text:list-level-style-bullet>
      <text:list-level-style-bullet text:level="4" style:num-suffix="•" text:bullet-char="•">
        <style:list-level-properties text:list-level-position-and-space-mode="label-alignment">
          <style:list-level-label-alignment text:label-followed-by="listtab" fo:text-indent="-0.1638in" fo:margin-left="1.9083in"/>
        </style:list-level-properties>
      </text:list-level-style-bullet>
      <text:list-level-style-bullet text:level="5" style:num-suffix="•" text:bullet-char="•">
        <style:list-level-properties text:list-level-position-and-space-mode="label-alignment">
          <style:list-level-label-alignment text:label-followed-by="listtab" fo:text-indent="-0.1638in" fo:margin-left="2.5193in"/>
        </style:list-level-properties>
      </text:list-level-style-bullet>
      <text:list-level-style-bullet text:level="6" style:num-suffix="•" text:bullet-char="•">
        <style:list-level-properties text:list-level-position-and-space-mode="label-alignment">
          <style:list-level-label-alignment text:label-followed-by="listtab" fo:text-indent="-0.1638in" fo:margin-left="3.1299in"/>
        </style:list-level-properties>
      </text:list-level-style-bullet>
      <text:list-level-style-bullet text:level="7" style:num-suffix="•" text:bullet-char="•">
        <style:list-level-properties text:list-level-position-and-space-mode="label-alignment">
          <style:list-level-label-alignment text:label-followed-by="listtab" fo:text-indent="-0.1638in" fo:margin-left="3.7409in"/>
        </style:list-level-properties>
      </text:list-level-style-bullet>
      <text:list-level-style-bullet text:level="8" style:num-suffix="•" text:bullet-char="•">
        <style:list-level-properties text:list-level-position-and-space-mode="label-alignment">
          <style:list-level-label-alignment text:label-followed-by="listtab" fo:text-indent="-0.1638in" fo:margin-left="4.3516in"/>
        </style:list-level-properties>
      </text:list-level-style-bullet>
      <text:list-level-style-bullet text:level="9" style:num-suffix="•" text:bullet-char="•">
        <style:list-level-properties text:list-level-position-and-space-mode="label-alignment">
          <style:list-level-label-alignment text:label-followed-by="listtab" fo:text-indent="-0.1638in" fo:margin-left="4.962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text:style-name="ListLabel_20_1" style:num-suffix="." style:num-format="1">
        <style:list-level-properties text:list-level-position-and-space-mode="label-alignment">
          <style:list-level-label-alignment text:label-followed-by="listtab" fo:text-indent="-0.1665in" fo:margin-left="0.0764in"/>
        </style:list-level-properties>
      </text:list-level-style-number>
      <text:list-level-style-bullet text:level="2" style:num-suffix="•" text:bullet-char="•">
        <style:list-level-properties text:list-level-position-and-space-mode="label-alignment">
          <style:list-level-label-alignment text:label-followed-by="listtab" fo:text-indent="-0.1665in" fo:margin-left="0.6866in"/>
        </style:list-level-properties>
      </text:list-level-style-bullet>
      <text:list-level-style-bullet text:level="3" style:num-suffix="•" text:bullet-char="•">
        <style:list-level-properties text:list-level-position-and-space-mode="label-alignment">
          <style:list-level-label-alignment text:label-followed-by="listtab" fo:text-indent="-0.1665in" fo:margin-left="1.298in"/>
        </style:list-level-properties>
      </text:list-level-style-bullet>
      <text:list-level-style-bullet text:level="4" style:num-suffix="•" text:bullet-char="•">
        <style:list-level-properties text:list-level-position-and-space-mode="label-alignment">
          <style:list-level-label-alignment text:label-followed-by="listtab" fo:text-indent="-0.1665in" fo:margin-left="1.9083in"/>
        </style:list-level-properties>
      </text:list-level-style-bullet>
      <text:list-level-style-bullet text:level="5" style:num-suffix="•" text:bullet-char="•">
        <style:list-level-properties text:list-level-position-and-space-mode="label-alignment">
          <style:list-level-label-alignment text:label-followed-by="listtab" fo:text-indent="-0.1665in" fo:margin-left="2.5193in"/>
        </style:list-level-properties>
      </text:list-level-style-bullet>
      <text:list-level-style-bullet text:level="6" style:num-suffix="•" text:bullet-char="•">
        <style:list-level-properties text:list-level-position-and-space-mode="label-alignment">
          <style:list-level-label-alignment text:label-followed-by="listtab" fo:text-indent="-0.1665in" fo:margin-left="3.1299in"/>
        </style:list-level-properties>
      </text:list-level-style-bullet>
      <text:list-level-style-bullet text:level="7" style:num-suffix="•" text:bullet-char="•">
        <style:list-level-properties text:list-level-position-and-space-mode="label-alignment">
          <style:list-level-label-alignment text:label-followed-by="listtab" fo:text-indent="-0.1665in" fo:margin-left="3.7409in"/>
        </style:list-level-properties>
      </text:list-level-style-bullet>
      <text:list-level-style-bullet text:level="8" style:num-suffix="•" text:bullet-char="•">
        <style:list-level-properties text:list-level-position-and-space-mode="label-alignment">
          <style:list-level-label-alignment text:label-followed-by="listtab" fo:text-indent="-0.1665in" fo:margin-left="4.3516in"/>
        </style:list-level-properties>
      </text:list-level-style-bullet>
      <text:list-level-style-bullet text:level="9" style:num-suffix="•" text:bullet-char="•">
        <style:list-level-properties text:list-level-position-and-space-mode="label-alignment">
          <style:list-level-label-alignment text:label-followed-by="listtab" fo:text-indent="-0.1665in" fo:margin-left="4.962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1" style:num-suffix="." style:num-format="1">
        <style:list-level-properties text:list-level-position-and-space-mode="label-alignment">
          <style:list-level-label-alignment text:label-followed-by="listtab" fo:text-indent="-0.1665in" fo:margin-left="0.0764in"/>
        </style:list-level-properties>
      </text:list-level-style-number>
      <text:list-level-style-bullet text:level="2" style:num-suffix="•" text:bullet-char="•">
        <style:list-level-properties text:list-level-position-and-space-mode="label-alignment">
          <style:list-level-label-alignment text:label-followed-by="listtab" fo:text-indent="-0.1665in" fo:margin-left="0.6866in"/>
        </style:list-level-properties>
      </text:list-level-style-bullet>
      <text:list-level-style-bullet text:level="3" style:num-suffix="•" text:bullet-char="•">
        <style:list-level-properties text:list-level-position-and-space-mode="label-alignment">
          <style:list-level-label-alignment text:label-followed-by="listtab" fo:text-indent="-0.1665in" fo:margin-left="1.298in"/>
        </style:list-level-properties>
      </text:list-level-style-bullet>
      <text:list-level-style-bullet text:level="4" style:num-suffix="•" text:bullet-char="•">
        <style:list-level-properties text:list-level-position-and-space-mode="label-alignment">
          <style:list-level-label-alignment text:label-followed-by="listtab" fo:text-indent="-0.1665in" fo:margin-left="1.9083in"/>
        </style:list-level-properties>
      </text:list-level-style-bullet>
      <text:list-level-style-bullet text:level="5" style:num-suffix="•" text:bullet-char="•">
        <style:list-level-properties text:list-level-position-and-space-mode="label-alignment">
          <style:list-level-label-alignment text:label-followed-by="listtab" fo:text-indent="-0.1665in" fo:margin-left="2.5193in"/>
        </style:list-level-properties>
      </text:list-level-style-bullet>
      <text:list-level-style-bullet text:level="6" style:num-suffix="•" text:bullet-char="•">
        <style:list-level-properties text:list-level-position-and-space-mode="label-alignment">
          <style:list-level-label-alignment text:label-followed-by="listtab" fo:text-indent="-0.1665in" fo:margin-left="3.1299in"/>
        </style:list-level-properties>
      </text:list-level-style-bullet>
      <text:list-level-style-bullet text:level="7" style:num-suffix="•" text:bullet-char="•">
        <style:list-level-properties text:list-level-position-and-space-mode="label-alignment">
          <style:list-level-label-alignment text:label-followed-by="listtab" fo:text-indent="-0.1665in" fo:margin-left="3.7409in"/>
        </style:list-level-properties>
      </text:list-level-style-bullet>
      <text:list-level-style-bullet text:level="8" style:num-suffix="•" text:bullet-char="•">
        <style:list-level-properties text:list-level-position-and-space-mode="label-alignment">
          <style:list-level-label-alignment text:label-followed-by="listtab" fo:text-indent="-0.1665in" fo:margin-left="4.3516in"/>
        </style:list-level-properties>
      </text:list-level-style-bullet>
      <text:list-level-style-bullet text:level="9" style:num-suffix="•" text:bullet-char="•">
        <style:list-level-properties text:list-level-position-and-space-mode="label-alignment">
          <style:list-level-label-alignment text:label-followed-by="listtab" fo:text-indent="-0.1665in" fo:margin-left="4.962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suffix="." style:num-format="1">
        <style:list-level-properties text:list-level-position-and-space-mode="label-alignment">
          <style:list-level-label-alignment text:label-followed-by="listtab" fo:text-indent="-0.1665in" fo:margin-left="0.0764in"/>
        </style:list-level-properties>
      </text:list-level-style-number>
      <text:list-level-style-bullet text:level="2" style:num-suffix="•" text:bullet-char="•">
        <style:list-level-properties text:list-level-position-and-space-mode="label-alignment">
          <style:list-level-label-alignment text:label-followed-by="listtab" fo:text-indent="-0.1665in" fo:margin-left="0.6866in"/>
        </style:list-level-properties>
      </text:list-level-style-bullet>
      <text:list-level-style-bullet text:level="3" style:num-suffix="•" text:bullet-char="•">
        <style:list-level-properties text:list-level-position-and-space-mode="label-alignment">
          <style:list-level-label-alignment text:label-followed-by="listtab" fo:text-indent="-0.1665in" fo:margin-left="1.298in"/>
        </style:list-level-properties>
      </text:list-level-style-bullet>
      <text:list-level-style-bullet text:level="4" style:num-suffix="•" text:bullet-char="•">
        <style:list-level-properties text:list-level-position-and-space-mode="label-alignment">
          <style:list-level-label-alignment text:label-followed-by="listtab" fo:text-indent="-0.1665in" fo:margin-left="1.9083in"/>
        </style:list-level-properties>
      </text:list-level-style-bullet>
      <text:list-level-style-bullet text:level="5" style:num-suffix="•" text:bullet-char="•">
        <style:list-level-properties text:list-level-position-and-space-mode="label-alignment">
          <style:list-level-label-alignment text:label-followed-by="listtab" fo:text-indent="-0.1665in" fo:margin-left="2.5193in"/>
        </style:list-level-properties>
      </text:list-level-style-bullet>
      <text:list-level-style-bullet text:level="6" style:num-suffix="•" text:bullet-char="•">
        <style:list-level-properties text:list-level-position-and-space-mode="label-alignment">
          <style:list-level-label-alignment text:label-followed-by="listtab" fo:text-indent="-0.1665in" fo:margin-left="3.1299in"/>
        </style:list-level-properties>
      </text:list-level-style-bullet>
      <text:list-level-style-bullet text:level="7" style:num-suffix="•" text:bullet-char="•">
        <style:list-level-properties text:list-level-position-and-space-mode="label-alignment">
          <style:list-level-label-alignment text:label-followed-by="listtab" fo:text-indent="-0.1665in" fo:margin-left="3.7409in"/>
        </style:list-level-properties>
      </text:list-level-style-bullet>
      <text:list-level-style-bullet text:level="8" style:num-suffix="•" text:bullet-char="•">
        <style:list-level-properties text:list-level-position-and-space-mode="label-alignment">
          <style:list-level-label-alignment text:label-followed-by="listtab" fo:text-indent="-0.1665in" fo:margin-left="4.3516in"/>
        </style:list-level-properties>
      </text:list-level-style-bullet>
      <text:list-level-style-bullet text:level="9" style:num-suffix="•" text:bullet-char="•">
        <style:list-level-properties text:list-level-position-and-space-mode="label-alignment">
          <style:list-level-label-alignment text:label-followed-by="listtab" fo:text-indent="-0.1665in" fo:margin-left="4.962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text:style-name="ListLabel_20_1" style:num-suffix="." style:num-format="1">
        <style:list-level-properties text:list-level-position-and-space-mode="label-alignment">
          <style:list-level-label-alignment text:label-followed-by="listtab" fo:text-indent="-0.1665in" fo:margin-left="0.0764in"/>
        </style:list-level-properties>
      </text:list-level-style-number>
      <text:list-level-style-bullet text:level="2" style:num-suffix="•" text:bullet-char="•">
        <style:list-level-properties text:list-level-position-and-space-mode="label-alignment">
          <style:list-level-label-alignment text:label-followed-by="listtab" fo:text-indent="-0.1665in" fo:margin-left="0.6866in"/>
        </style:list-level-properties>
      </text:list-level-style-bullet>
      <text:list-level-style-bullet text:level="3" style:num-suffix="•" text:bullet-char="•">
        <style:list-level-properties text:list-level-position-and-space-mode="label-alignment">
          <style:list-level-label-alignment text:label-followed-by="listtab" fo:text-indent="-0.1665in" fo:margin-left="1.298in"/>
        </style:list-level-properties>
      </text:list-level-style-bullet>
      <text:list-level-style-bullet text:level="4" style:num-suffix="•" text:bullet-char="•">
        <style:list-level-properties text:list-level-position-and-space-mode="label-alignment">
          <style:list-level-label-alignment text:label-followed-by="listtab" fo:text-indent="-0.1665in" fo:margin-left="1.9083in"/>
        </style:list-level-properties>
      </text:list-level-style-bullet>
      <text:list-level-style-bullet text:level="5" style:num-suffix="•" text:bullet-char="•">
        <style:list-level-properties text:list-level-position-and-space-mode="label-alignment">
          <style:list-level-label-alignment text:label-followed-by="listtab" fo:text-indent="-0.1665in" fo:margin-left="2.5193in"/>
        </style:list-level-properties>
      </text:list-level-style-bullet>
      <text:list-level-style-bullet text:level="6" style:num-suffix="•" text:bullet-char="•">
        <style:list-level-properties text:list-level-position-and-space-mode="label-alignment">
          <style:list-level-label-alignment text:label-followed-by="listtab" fo:text-indent="-0.1665in" fo:margin-left="3.1299in"/>
        </style:list-level-properties>
      </text:list-level-style-bullet>
      <text:list-level-style-bullet text:level="7" style:num-suffix="•" text:bullet-char="•">
        <style:list-level-properties text:list-level-position-and-space-mode="label-alignment">
          <style:list-level-label-alignment text:label-followed-by="listtab" fo:text-indent="-0.1665in" fo:margin-left="3.7409in"/>
        </style:list-level-properties>
      </text:list-level-style-bullet>
      <text:list-level-style-bullet text:level="8" style:num-suffix="•" text:bullet-char="•">
        <style:list-level-properties text:list-level-position-and-space-mode="label-alignment">
          <style:list-level-label-alignment text:label-followed-by="listtab" fo:text-indent="-0.1665in" fo:margin-left="4.3516in"/>
        </style:list-level-properties>
      </text:list-level-style-bullet>
      <text:list-level-style-bullet text:level="9" style:num-suffix="•" text:bullet-char="•">
        <style:list-level-properties text:list-level-position-and-space-mode="label-alignment">
          <style:list-level-label-alignment text:label-followed-by="listtab" fo:text-indent="-0.1665in" fo:margin-left="4.962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 style:num-suffix="." style:num-format="1">
        <style:list-level-properties text:list-level-position-and-space-mode="label-alignment">
          <style:list-level-label-alignment text:label-followed-by="listtab" fo:text-indent="-0.1665in" fo:margin-left="0.0764in"/>
        </style:list-level-properties>
      </text:list-level-style-number>
      <text:list-level-style-bullet text:level="2" style:num-suffix="•" text:bullet-char="•">
        <style:list-level-properties text:list-level-position-and-space-mode="label-alignment">
          <style:list-level-label-alignment text:label-followed-by="listtab" fo:text-indent="-0.1665in" fo:margin-left="0.6866in"/>
        </style:list-level-properties>
      </text:list-level-style-bullet>
      <text:list-level-style-bullet text:level="3" style:num-suffix="•" text:bullet-char="•">
        <style:list-level-properties text:list-level-position-and-space-mode="label-alignment">
          <style:list-level-label-alignment text:label-followed-by="listtab" fo:text-indent="-0.1665in" fo:margin-left="1.298in"/>
        </style:list-level-properties>
      </text:list-level-style-bullet>
      <text:list-level-style-bullet text:level="4" style:num-suffix="•" text:bullet-char="•">
        <style:list-level-properties text:list-level-position-and-space-mode="label-alignment">
          <style:list-level-label-alignment text:label-followed-by="listtab" fo:text-indent="-0.1665in" fo:margin-left="1.9083in"/>
        </style:list-level-properties>
      </text:list-level-style-bullet>
      <text:list-level-style-bullet text:level="5" style:num-suffix="•" text:bullet-char="•">
        <style:list-level-properties text:list-level-position-and-space-mode="label-alignment">
          <style:list-level-label-alignment text:label-followed-by="listtab" fo:text-indent="-0.1665in" fo:margin-left="2.5193in"/>
        </style:list-level-properties>
      </text:list-level-style-bullet>
      <text:list-level-style-bullet text:level="6" style:num-suffix="•" text:bullet-char="•">
        <style:list-level-properties text:list-level-position-and-space-mode="label-alignment">
          <style:list-level-label-alignment text:label-followed-by="listtab" fo:text-indent="-0.1665in" fo:margin-left="3.1299in"/>
        </style:list-level-properties>
      </text:list-level-style-bullet>
      <text:list-level-style-bullet text:level="7" style:num-suffix="•" text:bullet-char="•">
        <style:list-level-properties text:list-level-position-and-space-mode="label-alignment">
          <style:list-level-label-alignment text:label-followed-by="listtab" fo:text-indent="-0.1665in" fo:margin-left="3.7409in"/>
        </style:list-level-properties>
      </text:list-level-style-bullet>
      <text:list-level-style-bullet text:level="8" style:num-suffix="•" text:bullet-char="•">
        <style:list-level-properties text:list-level-position-and-space-mode="label-alignment">
          <style:list-level-label-alignment text:label-followed-by="listtab" fo:text-indent="-0.1665in" fo:margin-left="4.3516in"/>
        </style:list-level-properties>
      </text:list-level-style-bullet>
      <text:list-level-style-bullet text:level="9" style:num-suffix="•" text:bullet-char="•">
        <style:list-level-properties text:list-level-position-and-space-mode="label-alignment">
          <style:list-level-label-alignment text:label-followed-by="listtab" fo:text-indent="-0.1665in" fo:margin-left="4.962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suffix="." style:num-format="1">
        <style:list-level-properties text:list-level-position-and-space-mode="label-alignment">
          <style:list-level-label-alignment text:label-followed-by="listtab" fo:text-indent="-0.1665in" fo:margin-left="0.0764in"/>
        </style:list-level-properties>
      </text:list-level-style-number>
      <text:list-level-style-bullet text:level="2" style:num-suffix="•" text:bullet-char="•">
        <style:list-level-properties text:list-level-position-and-space-mode="label-alignment">
          <style:list-level-label-alignment text:label-followed-by="listtab" fo:text-indent="-0.1665in" fo:margin-left="0.6866in"/>
        </style:list-level-properties>
      </text:list-level-style-bullet>
      <text:list-level-style-bullet text:level="3" style:num-suffix="•" text:bullet-char="•">
        <style:list-level-properties text:list-level-position-and-space-mode="label-alignment">
          <style:list-level-label-alignment text:label-followed-by="listtab" fo:text-indent="-0.1665in" fo:margin-left="1.298in"/>
        </style:list-level-properties>
      </text:list-level-style-bullet>
      <text:list-level-style-bullet text:level="4" style:num-suffix="•" text:bullet-char="•">
        <style:list-level-properties text:list-level-position-and-space-mode="label-alignment">
          <style:list-level-label-alignment text:label-followed-by="listtab" fo:text-indent="-0.1665in" fo:margin-left="1.9083in"/>
        </style:list-level-properties>
      </text:list-level-style-bullet>
      <text:list-level-style-bullet text:level="5" style:num-suffix="•" text:bullet-char="•">
        <style:list-level-properties text:list-level-position-and-space-mode="label-alignment">
          <style:list-level-label-alignment text:label-followed-by="listtab" fo:text-indent="-0.1665in" fo:margin-left="2.5193in"/>
        </style:list-level-properties>
      </text:list-level-style-bullet>
      <text:list-level-style-bullet text:level="6" style:num-suffix="•" text:bullet-char="•">
        <style:list-level-properties text:list-level-position-and-space-mode="label-alignment">
          <style:list-level-label-alignment text:label-followed-by="listtab" fo:text-indent="-0.1665in" fo:margin-left="3.1299in"/>
        </style:list-level-properties>
      </text:list-level-style-bullet>
      <text:list-level-style-bullet text:level="7" style:num-suffix="•" text:bullet-char="•">
        <style:list-level-properties text:list-level-position-and-space-mode="label-alignment">
          <style:list-level-label-alignment text:label-followed-by="listtab" fo:text-indent="-0.1665in" fo:margin-left="3.7409in"/>
        </style:list-level-properties>
      </text:list-level-style-bullet>
      <text:list-level-style-bullet text:level="8" style:num-suffix="•" text:bullet-char="•">
        <style:list-level-properties text:list-level-position-and-space-mode="label-alignment">
          <style:list-level-label-alignment text:label-followed-by="listtab" fo:text-indent="-0.1665in" fo:margin-left="4.3516in"/>
        </style:list-level-properties>
      </text:list-level-style-bullet>
      <text:list-level-style-bullet text:level="9" style:num-suffix="•" text:bullet-char="•">
        <style:list-level-properties text:list-level-position-and-space-mode="label-alignment">
          <style:list-level-label-alignment text:label-followed-by="listtab" fo:text-indent="-0.1665in" fo:margin-left="4.962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text:style-name="ListLabel_20_1" style:num-suffix="." style:num-format="1">
        <style:list-level-properties text:list-level-position-and-space-mode="label-alignment">
          <style:list-level-label-alignment text:label-followed-by="listtab" fo:text-indent="-0.1638in" fo:margin-left="0.0764in"/>
        </style:list-level-properties>
      </text:list-level-style-number>
      <text:list-level-style-bullet text:level="2" style:num-suffix="•" text:bullet-char="•">
        <style:list-level-properties text:list-level-position-and-space-mode="label-alignment">
          <style:list-level-label-alignment text:label-followed-by="listtab" fo:text-indent="-0.1638in" fo:margin-left="0.6866in"/>
        </style:list-level-properties>
      </text:list-level-style-bullet>
      <text:list-level-style-bullet text:level="3" style:num-suffix="•" text:bullet-char="•">
        <style:list-level-properties text:list-level-position-and-space-mode="label-alignment">
          <style:list-level-label-alignment text:label-followed-by="listtab" fo:text-indent="-0.1638in" fo:margin-left="1.298in"/>
        </style:list-level-properties>
      </text:list-level-style-bullet>
      <text:list-level-style-bullet text:level="4" style:num-suffix="•" text:bullet-char="•">
        <style:list-level-properties text:list-level-position-and-space-mode="label-alignment">
          <style:list-level-label-alignment text:label-followed-by="listtab" fo:text-indent="-0.1638in" fo:margin-left="1.9083in"/>
        </style:list-level-properties>
      </text:list-level-style-bullet>
      <text:list-level-style-bullet text:level="5" style:num-suffix="•" text:bullet-char="•">
        <style:list-level-properties text:list-level-position-and-space-mode="label-alignment">
          <style:list-level-label-alignment text:label-followed-by="listtab" fo:text-indent="-0.1638in" fo:margin-left="2.5193in"/>
        </style:list-level-properties>
      </text:list-level-style-bullet>
      <text:list-level-style-bullet text:level="6" style:num-suffix="•" text:bullet-char="•">
        <style:list-level-properties text:list-level-position-and-space-mode="label-alignment">
          <style:list-level-label-alignment text:label-followed-by="listtab" fo:text-indent="-0.1638in" fo:margin-left="3.1299in"/>
        </style:list-level-properties>
      </text:list-level-style-bullet>
      <text:list-level-style-bullet text:level="7" style:num-suffix="•" text:bullet-char="•">
        <style:list-level-properties text:list-level-position-and-space-mode="label-alignment">
          <style:list-level-label-alignment text:label-followed-by="listtab" fo:text-indent="-0.1638in" fo:margin-left="3.7409in"/>
        </style:list-level-properties>
      </text:list-level-style-bullet>
      <text:list-level-style-bullet text:level="8" style:num-suffix="•" text:bullet-char="•">
        <style:list-level-properties text:list-level-position-and-space-mode="label-alignment">
          <style:list-level-label-alignment text:label-followed-by="listtab" fo:text-indent="-0.1638in" fo:margin-left="4.3516in"/>
        </style:list-level-properties>
      </text:list-level-style-bullet>
      <text:list-level-style-bullet text:level="9" style:num-suffix="•" text:bullet-char="•">
        <style:list-level-properties text:list-level-position-and-space-mode="label-alignment">
          <style:list-level-label-alignment text:label-followed-by="listtab" fo:text-indent="-0.1638in" fo:margin-left="4.962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1" style:num-suffix="." style:num-format="1">
        <style:list-level-properties text:list-level-position-and-space-mode="label-alignment">
          <style:list-level-label-alignment text:label-followed-by="listtab" fo:text-indent="-0.1638in" fo:margin-left="0.0764in"/>
        </style:list-level-properties>
      </text:list-level-style-number>
      <text:list-level-style-bullet text:level="2" style:num-suffix="•" text:bullet-char="•">
        <style:list-level-properties text:list-level-position-and-space-mode="label-alignment">
          <style:list-level-label-alignment text:label-followed-by="listtab" fo:text-indent="-0.1638in" fo:margin-left="0.6866in"/>
        </style:list-level-properties>
      </text:list-level-style-bullet>
      <text:list-level-style-bullet text:level="3" style:num-suffix="•" text:bullet-char="•">
        <style:list-level-properties text:list-level-position-and-space-mode="label-alignment">
          <style:list-level-label-alignment text:label-followed-by="listtab" fo:text-indent="-0.1638in" fo:margin-left="1.298in"/>
        </style:list-level-properties>
      </text:list-level-style-bullet>
      <text:list-level-style-bullet text:level="4" style:num-suffix="•" text:bullet-char="•">
        <style:list-level-properties text:list-level-position-and-space-mode="label-alignment">
          <style:list-level-label-alignment text:label-followed-by="listtab" fo:text-indent="-0.1638in" fo:margin-left="1.9083in"/>
        </style:list-level-properties>
      </text:list-level-style-bullet>
      <text:list-level-style-bullet text:level="5" style:num-suffix="•" text:bullet-char="•">
        <style:list-level-properties text:list-level-position-and-space-mode="label-alignment">
          <style:list-level-label-alignment text:label-followed-by="listtab" fo:text-indent="-0.1638in" fo:margin-left="2.5193in"/>
        </style:list-level-properties>
      </text:list-level-style-bullet>
      <text:list-level-style-bullet text:level="6" style:num-suffix="•" text:bullet-char="•">
        <style:list-level-properties text:list-level-position-and-space-mode="label-alignment">
          <style:list-level-label-alignment text:label-followed-by="listtab" fo:text-indent="-0.1638in" fo:margin-left="3.1299in"/>
        </style:list-level-properties>
      </text:list-level-style-bullet>
      <text:list-level-style-bullet text:level="7" style:num-suffix="•" text:bullet-char="•">
        <style:list-level-properties text:list-level-position-and-space-mode="label-alignment">
          <style:list-level-label-alignment text:label-followed-by="listtab" fo:text-indent="-0.1638in" fo:margin-left="3.7409in"/>
        </style:list-level-properties>
      </text:list-level-style-bullet>
      <text:list-level-style-bullet text:level="8" style:num-suffix="•" text:bullet-char="•">
        <style:list-level-properties text:list-level-position-and-space-mode="label-alignment">
          <style:list-level-label-alignment text:label-followed-by="listtab" fo:text-indent="-0.1638in" fo:margin-left="4.3516in"/>
        </style:list-level-properties>
      </text:list-level-style-bullet>
      <text:list-level-style-bullet text:level="9" style:num-suffix="•" text:bullet-char="•">
        <style:list-level-properties text:list-level-position-and-space-mode="label-alignment">
          <style:list-level-label-alignment text:label-followed-by="listtab" fo:text-indent="-0.1638in" fo:margin-left="4.962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fo:text-indent="-0.1665in" fo:margin-left="0.0764in"/>
        </style:list-level-properties>
      </text:list-level-style-number>
      <text:list-level-style-bullet text:level="2" style:num-suffix="•" text:bullet-char="•">
        <style:list-level-properties text:list-level-position-and-space-mode="label-alignment">
          <style:list-level-label-alignment text:label-followed-by="listtab" fo:text-indent="-0.1665in" fo:margin-left="0.6866in"/>
        </style:list-level-properties>
      </text:list-level-style-bullet>
      <text:list-level-style-bullet text:level="3" style:num-suffix="•" text:bullet-char="•">
        <style:list-level-properties text:list-level-position-and-space-mode="label-alignment">
          <style:list-level-label-alignment text:label-followed-by="listtab" fo:text-indent="-0.1665in" fo:margin-left="1.298in"/>
        </style:list-level-properties>
      </text:list-level-style-bullet>
      <text:list-level-style-bullet text:level="4" style:num-suffix="•" text:bullet-char="•">
        <style:list-level-properties text:list-level-position-and-space-mode="label-alignment">
          <style:list-level-label-alignment text:label-followed-by="listtab" fo:text-indent="-0.1665in" fo:margin-left="1.9083in"/>
        </style:list-level-properties>
      </text:list-level-style-bullet>
      <text:list-level-style-bullet text:level="5" style:num-suffix="•" text:bullet-char="•">
        <style:list-level-properties text:list-level-position-and-space-mode="label-alignment">
          <style:list-level-label-alignment text:label-followed-by="listtab" fo:text-indent="-0.1665in" fo:margin-left="2.5193in"/>
        </style:list-level-properties>
      </text:list-level-style-bullet>
      <text:list-level-style-bullet text:level="6" style:num-suffix="•" text:bullet-char="•">
        <style:list-level-properties text:list-level-position-and-space-mode="label-alignment">
          <style:list-level-label-alignment text:label-followed-by="listtab" fo:text-indent="-0.1665in" fo:margin-left="3.1299in"/>
        </style:list-level-properties>
      </text:list-level-style-bullet>
      <text:list-level-style-bullet text:level="7" style:num-suffix="•" text:bullet-char="•">
        <style:list-level-properties text:list-level-position-and-space-mode="label-alignment">
          <style:list-level-label-alignment text:label-followed-by="listtab" fo:text-indent="-0.1665in" fo:margin-left="3.7409in"/>
        </style:list-level-properties>
      </text:list-level-style-bullet>
      <text:list-level-style-bullet text:level="8" style:num-suffix="•" text:bullet-char="•">
        <style:list-level-properties text:list-level-position-and-space-mode="label-alignment">
          <style:list-level-label-alignment text:label-followed-by="listtab" fo:text-indent="-0.1665in" fo:margin-left="4.3516in"/>
        </style:list-level-properties>
      </text:list-level-style-bullet>
      <text:list-level-style-bullet text:level="9" style:num-suffix="•" text:bullet-char="•">
        <style:list-level-properties text:list-level-position-and-space-mode="label-alignment">
          <style:list-level-label-alignment text:label-followed-by="listtab" fo:text-indent="-0.1665in" fo:margin-left="4.962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suffix="." style:num-format="1">
        <style:list-level-properties text:list-level-position-and-space-mode="label-alignment">
          <style:list-level-label-alignment text:label-followed-by="listtab" fo:text-indent="-0.1638in" fo:margin-left="0.0764in"/>
        </style:list-level-properties>
      </text:list-level-style-number>
      <text:list-level-style-bullet text:level="2" style:num-suffix="•" text:bullet-char="•">
        <style:list-level-properties text:list-level-position-and-space-mode="label-alignment">
          <style:list-level-label-alignment text:label-followed-by="listtab" fo:text-indent="-0.1638in" fo:margin-left="0.6992in"/>
        </style:list-level-properties>
      </text:list-level-style-bullet>
      <text:list-level-style-bullet text:level="3" style:num-suffix="•" text:bullet-char="•">
        <style:list-level-properties text:list-level-position-and-space-mode="label-alignment">
          <style:list-level-label-alignment text:label-followed-by="listtab" fo:text-indent="-0.1638in" fo:margin-left="1.3228in"/>
        </style:list-level-properties>
      </text:list-level-style-bullet>
      <text:list-level-style-bullet text:level="4" style:num-suffix="•" text:bullet-char="•">
        <style:list-level-properties text:list-level-position-and-space-mode="label-alignment">
          <style:list-level-label-alignment text:label-followed-by="listtab" fo:text-indent="-0.1638in" fo:margin-left="1.9457in"/>
        </style:list-level-properties>
      </text:list-level-style-bullet>
      <text:list-level-style-bullet text:level="5" style:num-suffix="•" text:bullet-char="•">
        <style:list-level-properties text:list-level-position-and-space-mode="label-alignment">
          <style:list-level-label-alignment text:label-followed-by="listtab" fo:text-indent="-0.1638in" fo:margin-left="2.5693in"/>
        </style:list-level-properties>
      </text:list-level-style-bullet>
      <text:list-level-style-bullet text:level="6" style:num-suffix="•" text:bullet-char="•">
        <style:list-level-properties text:list-level-position-and-space-mode="label-alignment">
          <style:list-level-label-alignment text:label-followed-by="listtab" fo:text-indent="-0.1638in" fo:margin-left="3.1925in"/>
        </style:list-level-properties>
      </text:list-level-style-bullet>
      <text:list-level-style-bullet text:level="7" style:num-suffix="•" text:bullet-char="•">
        <style:list-level-properties text:list-level-position-and-space-mode="label-alignment">
          <style:list-level-label-alignment text:label-followed-by="listtab" fo:text-indent="-0.1638in" fo:margin-left="3.8161in"/>
        </style:list-level-properties>
      </text:list-level-style-bullet>
      <text:list-level-style-bullet text:level="8" style:num-suffix="•" text:bullet-char="•">
        <style:list-level-properties text:list-level-position-and-space-mode="label-alignment">
          <style:list-level-label-alignment text:label-followed-by="listtab" fo:text-indent="-0.1638in" fo:margin-left="4.439in"/>
        </style:list-level-properties>
      </text:list-level-style-bullet>
      <text:list-level-style-bullet text:level="9" style:num-suffix="•" text:bullet-char="•">
        <style:list-level-properties text:list-level-position-and-space-mode="label-alignment">
          <style:list-level-label-alignment text:label-followed-by="listtab" fo:text-indent="-0.1638in" fo:margin-left="5.062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1" style:num-suffix="." style:num-format="1">
        <style:list-level-properties text:list-level-position-and-space-mode="label-alignment">
          <style:list-level-label-alignment text:label-followed-by="listtab" fo:text-indent="-0.1665in" fo:margin-left="0.0764in"/>
        </style:list-level-properties>
      </text:list-level-style-number>
      <text:list-level-style-bullet text:level="2" style:num-suffix="•" text:bullet-char="•">
        <style:list-level-properties text:list-level-position-and-space-mode="label-alignment">
          <style:list-level-label-alignment text:label-followed-by="listtab" fo:text-indent="-0.1665in" fo:margin-left="0.6992in"/>
        </style:list-level-properties>
      </text:list-level-style-bullet>
      <text:list-level-style-bullet text:level="3" style:num-suffix="•" text:bullet-char="•">
        <style:list-level-properties text:list-level-position-and-space-mode="label-alignment">
          <style:list-level-label-alignment text:label-followed-by="listtab" fo:text-indent="-0.1665in" fo:margin-left="1.3228in"/>
        </style:list-level-properties>
      </text:list-level-style-bullet>
      <text:list-level-style-bullet text:level="4" style:num-suffix="•" text:bullet-char="•">
        <style:list-level-properties text:list-level-position-and-space-mode="label-alignment">
          <style:list-level-label-alignment text:label-followed-by="listtab" fo:text-indent="-0.1665in" fo:margin-left="1.9457in"/>
        </style:list-level-properties>
      </text:list-level-style-bullet>
      <text:list-level-style-bullet text:level="5" style:num-suffix="•" text:bullet-char="•">
        <style:list-level-properties text:list-level-position-and-space-mode="label-alignment">
          <style:list-level-label-alignment text:label-followed-by="listtab" fo:text-indent="-0.1665in" fo:margin-left="2.5693in"/>
        </style:list-level-properties>
      </text:list-level-style-bullet>
      <text:list-level-style-bullet text:level="6" style:num-suffix="•" text:bullet-char="•">
        <style:list-level-properties text:list-level-position-and-space-mode="label-alignment">
          <style:list-level-label-alignment text:label-followed-by="listtab" fo:text-indent="-0.1665in" fo:margin-left="3.1925in"/>
        </style:list-level-properties>
      </text:list-level-style-bullet>
      <text:list-level-style-bullet text:level="7" style:num-suffix="•" text:bullet-char="•">
        <style:list-level-properties text:list-level-position-and-space-mode="label-alignment">
          <style:list-level-label-alignment text:label-followed-by="listtab" fo:text-indent="-0.1665in" fo:margin-left="3.8161in"/>
        </style:list-level-properties>
      </text:list-level-style-bullet>
      <text:list-level-style-bullet text:level="8" style:num-suffix="•" text:bullet-char="•">
        <style:list-level-properties text:list-level-position-and-space-mode="label-alignment">
          <style:list-level-label-alignment text:label-followed-by="listtab" fo:text-indent="-0.1665in" fo:margin-left="4.439in"/>
        </style:list-level-properties>
      </text:list-level-style-bullet>
      <text:list-level-style-bullet text:level="9" style:num-suffix="•" text:bullet-char="•">
        <style:list-level-properties text:list-level-position-and-space-mode="label-alignment">
          <style:list-level-label-alignment text:label-followed-by="listtab" fo:text-indent="-0.1665in" fo:margin-left="5.062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1">
        <style:list-level-properties text:list-level-position-and-space-mode="label-alignment">
          <style:list-level-label-alignment text:label-followed-by="listtab" fo:text-indent="-0.1665in" fo:margin-left="0.3228in"/>
        </style:list-level-properties>
      </text:list-level-style-number>
      <text:list-level-style-bullet text:level="2" style:num-suffix="•" text:bullet-char="•">
        <style:list-level-properties text:list-level-position-and-space-mode="label-alignment">
          <style:list-level-label-alignment text:label-followed-by="listtab" fo:text-indent="-0.1665in" fo:margin-left="0.6728in"/>
        </style:list-level-properties>
      </text:list-level-style-bullet>
      <text:list-level-style-bullet text:level="3" style:num-suffix="•" text:bullet-char="•">
        <style:list-level-properties text:list-level-position-and-space-mode="label-alignment">
          <style:list-level-label-alignment text:label-followed-by="listtab" fo:text-indent="-0.1665in" fo:margin-left="1.2992in"/>
        </style:list-level-properties>
      </text:list-level-style-bullet>
      <text:list-level-style-bullet text:level="4" style:num-suffix="•" text:bullet-char="•">
        <style:list-level-properties text:list-level-position-and-space-mode="label-alignment">
          <style:list-level-label-alignment text:label-followed-by="listtab" fo:text-indent="-0.1665in" fo:margin-left="1.9256in"/>
        </style:list-level-properties>
      </text:list-level-style-bullet>
      <text:list-level-style-bullet text:level="5" style:num-suffix="•" text:bullet-char="•">
        <style:list-level-properties text:list-level-position-and-space-mode="label-alignment">
          <style:list-level-label-alignment text:label-followed-by="listtab" fo:text-indent="-0.1665in" fo:margin-left="2.552in"/>
        </style:list-level-properties>
      </text:list-level-style-bullet>
      <text:list-level-style-bullet text:level="6" style:num-suffix="•" text:bullet-char="•">
        <style:list-level-properties text:list-level-position-and-space-mode="label-alignment">
          <style:list-level-label-alignment text:label-followed-by="listtab" fo:text-indent="-0.1665in" fo:margin-left="3.178in"/>
        </style:list-level-properties>
      </text:list-level-style-bullet>
      <text:list-level-style-bullet text:level="7" style:num-suffix="•" text:bullet-char="•">
        <style:list-level-properties text:list-level-position-and-space-mode="label-alignment">
          <style:list-level-label-alignment text:label-followed-by="listtab" fo:text-indent="-0.1665in" fo:margin-left="3.8043in"/>
        </style:list-level-properties>
      </text:list-level-style-bullet>
      <text:list-level-style-bullet text:level="8" style:num-suffix="•" text:bullet-char="•">
        <style:list-level-properties text:list-level-position-and-space-mode="label-alignment">
          <style:list-level-label-alignment text:label-followed-by="listtab" fo:text-indent="-0.1665in" fo:margin-left="4.4307in"/>
        </style:list-level-properties>
      </text:list-level-style-bullet>
      <text:list-level-style-bullet text:level="9" style:num-suffix="•" text:bullet-char="•">
        <style:list-level-properties text:list-level-position-and-space-mode="label-alignment">
          <style:list-level-label-alignment text:label-followed-by="listtab" fo:text-indent="-0.1665in" fo:margin-left="5.0571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suffix="." style:num-format="1">
        <style:list-level-properties text:list-level-position-and-space-mode="label-alignment">
          <style:list-level-label-alignment text:label-followed-by="listtab" fo:text-indent="-0.1665in" fo:margin-left="0.5764in"/>
        </style:list-level-properties>
      </text:list-level-style-number>
      <text:list-level-style-bullet text:level="2" style:num-suffix="•" text:bullet-char="•">
        <style:list-level-properties text:list-level-position-and-space-mode="label-alignment">
          <style:list-level-label-alignment text:label-followed-by="listtab" fo:text-indent="-0.1665in" fo:margin-left="1.1547in"/>
        </style:list-level-properties>
      </text:list-level-style-bullet>
      <text:list-level-style-bullet text:level="3" style:num-suffix="•" text:bullet-char="•">
        <style:list-level-properties text:list-level-position-and-space-mode="label-alignment">
          <style:list-level-label-alignment text:label-followed-by="listtab" fo:text-indent="-0.1665in" fo:margin-left="1.7339in"/>
        </style:list-level-properties>
      </text:list-level-style-bullet>
      <text:list-level-style-bullet text:level="4" style:num-suffix="•" text:bullet-char="•">
        <style:list-level-properties text:list-level-position-and-space-mode="label-alignment">
          <style:list-level-label-alignment text:label-followed-by="listtab" fo:text-indent="-0.1665in" fo:margin-left="2.3126in"/>
        </style:list-level-properties>
      </text:list-level-style-bullet>
      <text:list-level-style-bullet text:level="5" style:num-suffix="•" text:bullet-char="•">
        <style:list-level-properties text:list-level-position-and-space-mode="label-alignment">
          <style:list-level-label-alignment text:label-followed-by="listtab" fo:text-indent="-0.1665in" fo:margin-left="2.8917in"/>
        </style:list-level-properties>
      </text:list-level-style-bullet>
      <text:list-level-style-bullet text:level="6" style:num-suffix="•" text:bullet-char="•">
        <style:list-level-properties text:list-level-position-and-space-mode="label-alignment">
          <style:list-level-label-alignment text:label-followed-by="listtab" fo:text-indent="-0.1665in" fo:margin-left="3.4701in"/>
        </style:list-level-properties>
      </text:list-level-style-bullet>
      <text:list-level-style-bullet text:level="7" style:num-suffix="•" text:bullet-char="•">
        <style:list-level-properties text:list-level-position-and-space-mode="label-alignment">
          <style:list-level-label-alignment text:label-followed-by="listtab" fo:text-indent="-0.1665in" fo:margin-left="4.0492in"/>
        </style:list-level-properties>
      </text:list-level-style-bullet>
      <text:list-level-style-bullet text:level="8" style:num-suffix="•" text:bullet-char="•">
        <style:list-level-properties text:list-level-position-and-space-mode="label-alignment">
          <style:list-level-label-alignment text:label-followed-by="listtab" fo:text-indent="-0.1665in" fo:margin-left="4.628in"/>
        </style:list-level-properties>
      </text:list-level-style-bullet>
      <text:list-level-style-bullet text:level="9" style:num-suffix="•" text:bullet-char="•">
        <style:list-level-properties text:list-level-position-and-space-mode="label-alignment">
          <style:list-level-label-alignment text:label-followed-by="listtab" fo:text-indent="-0.1665in" fo:margin-left="5.2071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suffix="." style:num-format="1">
        <style:list-level-properties text:list-level-position-and-space-mode="label-alignment">
          <style:list-level-label-alignment text:label-followed-by="listtab" fo:text-indent="-0.1665in" fo:margin-left="0.0764in"/>
        </style:list-level-properties>
      </text:list-level-style-number>
      <text:list-level-style-bullet text:level="2" style:num-suffix="•" text:bullet-char="•">
        <style:list-level-properties text:list-level-position-and-space-mode="label-alignment">
          <style:list-level-label-alignment text:label-followed-by="listtab" fo:text-indent="-0.1665in" fo:margin-left="0.7102in"/>
        </style:list-level-properties>
      </text:list-level-style-bullet>
      <text:list-level-style-bullet text:level="3" style:num-suffix="•" text:bullet-char="•">
        <style:list-level-properties text:list-level-position-and-space-mode="label-alignment">
          <style:list-level-label-alignment text:label-followed-by="listtab" fo:text-indent="-0.1665in" fo:margin-left="1.3453in"/>
        </style:list-level-properties>
      </text:list-level-style-bullet>
      <text:list-level-style-bullet text:level="4" style:num-suffix="•" text:bullet-char="•">
        <style:list-level-properties text:list-level-position-and-space-mode="label-alignment">
          <style:list-level-label-alignment text:label-followed-by="listtab" fo:text-indent="-0.1665in" fo:margin-left="1.9791in"/>
        </style:list-level-properties>
      </text:list-level-style-bullet>
      <text:list-level-style-bullet text:level="5" style:num-suffix="•" text:bullet-char="•">
        <style:list-level-properties text:list-level-position-and-space-mode="label-alignment">
          <style:list-level-label-alignment text:label-followed-by="listtab" fo:text-indent="-0.1665in" fo:margin-left="2.6138in"/>
        </style:list-level-properties>
      </text:list-level-style-bullet>
      <text:list-level-style-bullet text:level="6" style:num-suffix="•" text:bullet-char="•">
        <style:list-level-properties text:list-level-position-and-space-mode="label-alignment">
          <style:list-level-label-alignment text:label-followed-by="listtab" fo:text-indent="-0.1665in" fo:margin-left="3.248in"/>
        </style:list-level-properties>
      </text:list-level-style-bullet>
      <text:list-level-style-bullet text:level="7" style:num-suffix="•" text:bullet-char="•">
        <style:list-level-properties text:list-level-position-and-space-mode="label-alignment">
          <style:list-level-label-alignment text:label-followed-by="listtab" fo:text-indent="-0.1665in" fo:margin-left="3.8827in"/>
        </style:list-level-properties>
      </text:list-level-style-bullet>
      <text:list-level-style-bullet text:level="8" style:num-suffix="•" text:bullet-char="•">
        <style:list-level-properties text:list-level-position-and-space-mode="label-alignment">
          <style:list-level-label-alignment text:label-followed-by="listtab" fo:text-indent="-0.1665in" fo:margin-left="4.5165in"/>
        </style:list-level-properties>
      </text:list-level-style-bullet>
      <text:list-level-style-bullet text:level="9" style:num-suffix="•" text:bullet-char="•">
        <style:list-level-properties text:list-level-position-and-space-mode="label-alignment">
          <style:list-level-label-alignment text:label-followed-by="listtab" fo:text-indent="-0.1665in" fo:margin-left="5.151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1638in" fo:margin-left="0.5764in"/>
        </style:list-level-properties>
      </text:list-level-style-number>
      <text:list-level-style-bullet text:level="2" style:num-suffix="•" text:bullet-char="•">
        <style:list-level-properties text:list-level-position-and-space-mode="label-alignment">
          <style:list-level-label-alignment text:label-followed-by="listtab" fo:text-indent="-0.1638in" fo:margin-left="1.1602in"/>
        </style:list-level-properties>
      </text:list-level-style-bullet>
      <text:list-level-style-bullet text:level="3" style:num-suffix="•" text:bullet-char="•">
        <style:list-level-properties text:list-level-position-and-space-mode="label-alignment">
          <style:list-level-label-alignment text:label-followed-by="listtab" fo:text-indent="-0.1638in" fo:margin-left="1.7453in"/>
        </style:list-level-properties>
      </text:list-level-style-bullet>
      <text:list-level-style-bullet text:level="4" style:num-suffix="•" text:bullet-char="•">
        <style:list-level-properties text:list-level-position-and-space-mode="label-alignment">
          <style:list-level-label-alignment text:label-followed-by="listtab" fo:text-indent="-0.1638in" fo:margin-left="2.3291in"/>
        </style:list-level-properties>
      </text:list-level-style-bullet>
      <text:list-level-style-bullet text:level="5" style:num-suffix="•" text:bullet-char="•">
        <style:list-level-properties text:list-level-position-and-space-mode="label-alignment">
          <style:list-level-label-alignment text:label-followed-by="listtab" fo:text-indent="-0.1638in" fo:margin-left="2.9138in"/>
        </style:list-level-properties>
      </text:list-level-style-bullet>
      <text:list-level-style-bullet text:level="6" style:num-suffix="•" text:bullet-char="•">
        <style:list-level-properties text:list-level-position-and-space-mode="label-alignment">
          <style:list-level-label-alignment text:label-followed-by="listtab" fo:text-indent="-0.1638in" fo:margin-left="3.498in"/>
        </style:list-level-properties>
      </text:list-level-style-bullet>
      <text:list-level-style-bullet text:level="7" style:num-suffix="•" text:bullet-char="•">
        <style:list-level-properties text:list-level-position-and-space-mode="label-alignment">
          <style:list-level-label-alignment text:label-followed-by="listtab" fo:text-indent="-0.1638in" fo:margin-left="4.0827in"/>
        </style:list-level-properties>
      </text:list-level-style-bullet>
      <text:list-level-style-bullet text:level="8" style:num-suffix="•" text:bullet-char="•">
        <style:list-level-properties text:list-level-position-and-space-mode="label-alignment">
          <style:list-level-label-alignment text:label-followed-by="listtab" fo:text-indent="-0.1638in" fo:margin-left="4.6665in"/>
        </style:list-level-properties>
      </text:list-level-style-bullet>
      <text:list-level-style-bullet text:level="9" style:num-suffix="•" text:bullet-char="•">
        <style:list-level-properties text:list-level-position-and-space-mode="label-alignment">
          <style:list-level-label-alignment text:label-followed-by="listtab" fo:text-indent="-0.1638in" fo:margin-left="5.2516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top="0in" fo:margin-bottom="0in" fo:line-height="5%"/>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1965in" fo:margin-left="0in" fo:margin-right="0in" fo:margin-bottom="0in"/>
      </style:header-style>
      <style:footer-style/>
    </style:page-layout>
    <style:page-layout style:name="Mpm2">
      <style:page-layout-properties fo:page-width="8.2681in" fo:page-height="11.6929in" style:num-format="1" style:print-orientation="portrait" fo:margin-top="0in" fo:margin-bottom="0.1945in" fo:margin-left="0.9165in" fo:margin-right="0.9862in" style:writing-mode="lr-tb" style:layout-grid-color="#c0c0c0" style:layout-grid-lines="29206"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9307in" fo:margin-left="0in" fo:margin-right="0in" fo:margin-bottom="0.8917in" style:dynamic-spacing="true"/>
      </style:header-style>
      <style:footer-style/>
    </style:page-layout>
    <style:page-layout style:name="Mpm3">
      <style:page-layout-properties fo:page-width="8.2681in" fo:page-height="11.6929in" style:num-format="1" style:print-orientation="portrait" fo:margin-top="0.998in" fo:margin-bottom="0.1945in" fo:margin-left="0.9165in" fo:margin-right="1.0417in" style:writing-mode="lr-tb" style:layout-grid-color="#c0c0c0" style:layout-grid-lines="26671"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299in" fo:margin-left="0in" fo:margin-right="0in" fo:margin-bottom="0.4902in" style:dynamic-spacing="true"/>
      </style:header-style>
      <style:footer-style/>
    </style:page-layout>
    <style:page-layout style:name="Mpm4">
      <style:page-layout-properties fo:page-width="8.2681in" fo:page-height="11.6929in" style:num-format="1" style:print-orientation="portrait" fo:margin-top="0.998in" fo:margin-bottom="0.1945in" fo:margin-left="0.9165in" fo:margin-right="1.1665in" style:writing-mode="lr-tb" style:layout-grid-color="#c0c0c0" style:layout-grid-lines="26671"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299in" fo:margin-left="0in" fo:margin-right="0in" fo:margin-bottom="0.4902in" style:dynamic-spacing="true"/>
      </style:header-style>
      <style:footer-style/>
    </style:page-layout>
  </office:automatic-styles>
  <office:master-styles>
    <style:master-page style:name="Standard" style:page-layout-name="Mpm1">
      <style:header>
        <text:p text:style-name="MP1"/>
      </style:header>
    </style:master-page>
    <style:master-page style:name="Converted1" style:page-layout-name="Mpm2">
      <style:header>
        <text:p text:style-name="Header"/>
      </style:header>
      <style:header-left>
        <text:p text:style-name="MP1"/>
      </style:header-left>
    </style:master-page>
    <style:master-page style:name="Converted2" style:page-layout-name="Mpm3">
      <style:header>
        <text:p text:style-name="MP1"/>
      </style:header>
      <style:header-left>
        <text:p text:style-name="MP1"/>
      </style:header-left>
    </style:master-page>
    <style:master-page style:name="Converted3" style:page-layout-name="Mpm4">
      <style:header>
        <text:p text:style-name="Header"/>
      </style:header>
    </style:master-page>
    <style:master-page style:name="Converted4" style:page-layout-name="Mpm4">
      <style:header>
        <text:p text:style-name="Header"/>
      </style:header>
    </style:master-page>
    <style:master-page style:name="Converted5" style:page-layout-name="Mpm4">
      <style:header>
        <text:p text:style-name="Header"/>
      </style:header>
    </style:master-page>
    <style:master-page style:name="Converted6" style:page-layout-name="Mpm4">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6-11T13:47:28</meta:creation-date>
    <dc:date>2014-06-12T14:09:26.82</dc:date>
    <meta:editing-duration>PT5H4M50S</meta:editing-duration>
    <meta:generator>OpenOffice/4.0.1$Win32 OpenOffice.org_project/401m5$Build-9714</meta:generator>
    <dc:creator>Jake HArvey</dc:creator>
    <meta:editing-cycles>3</meta:editing-cycles>
    <meta:document-statistic meta:table-count="0" meta:image-count="0" meta:object-count="0" meta:page-count="8" meta:paragraph-count="230" meta:word-count="3202" meta:character-count="17813"/>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_Wordconv.dotm" xlink:href=""/>
  </office:meta>
</office:document-meta>
</file>